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 draw:opacity="30%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8a8a8a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solid" draw:fill-color="#eeeeee"/>
    </style:style>
    <style:style style:name="gr8" style:family="graphic" style:parent-style-name="standard">
      <style:graphic-properties draw:stroke="none" draw:fill="solid" draw:fill-color="#5f6975"/>
    </style:style>
    <style:style style:name="gr9" style:family="graphic" style:parent-style-name="standard">
      <style:graphic-properties draw:stroke="none" draw:fill="solid" draw:fill-color="#00b368" draw:opacity="5%"/>
    </style:style>
    <style:style style:name="gr10" style:family="graphic" style:parent-style-name="standard">
      <style:graphic-properties draw:stroke="none" draw:fill="solid" draw:fill-color="#ff0000"/>
    </style:style>
    <style:style style:name="gr11" style:family="graphic" style:parent-style-name="standard">
      <style:graphic-properties draw:stroke="none" draw:fill="solid" draw:fill-color="#b68757"/>
    </style:style>
    <style:style style:name="gr12" style:family="graphic" style:parent-style-name="standard">
      <style:graphic-properties draw:stroke="solid" svg:stroke-width="0.018cm" svg:stroke-color="#000000" draw:stroke-linejoin="round" svg:stroke-linecap="round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solid" draw:fill-color="#969696"/>
    </style:style>
    <style:style style:name="gr14" style:family="graphic" style:parent-style-name="standard">
      <style:graphic-properties draw:stroke="none" draw:fill="solid" draw:fill-color="#ffffff" draw:opacity="1%"/>
    </style:style>
    <style:style style:name="gr15" style:family="graphic" style:parent-style-name="standard">
      <style:graphic-properties draw:stroke="solid" svg:stroke-width="0.027cm" svg:stroke-color="#000000" draw:stroke-linejoin="round" svg:stroke-linecap="round" draw:fill="none" fo:padding-top="0.013cm" fo:padding-bottom="0.013cm" fo:padding-left="0.013cm" fo:padding-right="0.013cm"/>
    </style:style>
    <style:style style:name="gr16" style:family="graphic" style:parent-style-name="standard">
      <style:graphic-properties draw:stroke="none" draw:fill="solid" draw:fill-color="#efefef"/>
    </style:style>
    <style:style style:name="gr17" style:family="graphic" style:parent-style-name="standard">
      <style:graphic-properties draw:stroke="none" draw:fill="solid" draw:fill-color="#c1c1c1"/>
    </style:style>
    <style:style style:name="gr18" style:family="graphic" style:parent-style-name="standard">
      <style:graphic-properties draw:stroke="solid" svg:stroke-width="0.018cm" svg:stroke-color="#000000" svg:stroke-opacity="51%" draw:stroke-linejoin="round" svg:stroke-linecap="round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solid" svg:stroke-width="0.018cm" svg:stroke-color="#000000" draw:stroke-linejoin="round" svg:stroke-linecap="round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solid" draw:fill-color="#000000" draw:opacity="10%"/>
    </style:style>
    <style:style style:name="gr21" style:family="graphic" style:parent-style-name="standard">
      <style:graphic-properties draw:stroke="none" draw:fill="solid" draw:fill-color="#bfb4a6"/>
    </style:style>
    <style:style style:name="gr22" style:family="graphic" style:parent-style-name="standard">
      <style:graphic-properties draw:stroke="none" draw:fill="solid" draw:fill-color="#adadad"/>
    </style:style>
    <style:style style:name="gr23" style:family="graphic" style:parent-style-name="standard">
      <style:graphic-properties draw:stroke="none" svg:stroke-color="#000000" draw:fill="none" draw:fill-color="#ffffff" fo:min-height="0.2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.708cm" fo:min-width="0.708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573cm" fo:padding-top="0.05cm" fo:padding-bottom="0.05cm" fo:padding-left="0.05cm" fo:padding-right="0.0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 draw:opacity="3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8a8a8a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eeeeee"/>
    </style:style>
    <style:style style:name="P9" style:family="paragraph">
      <loext:graphic-properties draw:fill="solid" draw:fill-color="#5f6975"/>
    </style:style>
    <style:style style:name="P10" style:family="paragraph">
      <loext:graphic-properties draw:fill="solid" draw:fill-color="#00b368" draw:opacity="5%"/>
    </style:style>
    <style:style style:name="P11" style:family="paragraph">
      <loext:graphic-properties draw:fill="solid" draw:fill-color="#ff0000"/>
    </style:style>
    <style:style style:name="P12" style:family="paragraph">
      <loext:graphic-properties draw:fill="solid" draw:fill-color="#b68757"/>
    </style:style>
    <style:style style:name="P13" style:family="paragraph">
      <loext:graphic-properties draw:fill="solid" draw:fill-color="#969696"/>
    </style:style>
    <style:style style:name="P14" style:family="paragraph">
      <loext:graphic-properties draw:fill="solid" draw:fill-color="#ffffff" draw:opacity="1%"/>
    </style:style>
    <style:style style:name="P15" style:family="paragraph">
      <loext:graphic-properties draw:fill="solid" draw:fill-color="#efefef"/>
    </style:style>
    <style:style style:name="P16" style:family="paragraph">
      <loext:graphic-properties draw:fill="solid" draw:fill-color="#c1c1c1"/>
    </style:style>
    <style:style style:name="P17" style:family="paragraph">
      <loext:graphic-properties draw:fill="solid" draw:fill-color="#000000" draw:opacity="10%"/>
    </style:style>
    <style:style style:name="P18" style:family="paragraph">
      <loext:graphic-properties draw:fill="solid" draw:fill-color="#bfb4a6"/>
    </style:style>
    <style:style style:name="P19" style:family="paragraph">
      <loext:graphic-properties draw:fill="solid" draw:fill-color="#adadad"/>
    </style:style>
    <style:style style:name="P20" style:family="paragraph">
      <style:paragraph-properties fo:text-align="center"/>
      <style:text-properties style:font-name="DejaVu Sans"/>
    </style:style>
    <style:style style:name="P21" style:family="paragraph">
      <loext:graphic-properties draw:fill="none" draw:fill-color="#ffffff"/>
      <style:paragraph-properties fo:text-align="center"/>
      <style:text-properties style:font-name="DejaVu Sans"/>
    </style:style>
    <style:style style:name="P22" style:family="paragraph">
      <loext:graphic-properties draw:fill="none" draw:fill-color="#ffffff"/>
      <style:paragraph-properties fo:text-align="center"/>
      <style:text-properties style:font-name="DejaVu Sans" fo:font-size="10.5pt" style:font-size-asian="10.5pt" style:font-size-complex="10.5pt"/>
    </style:style>
    <style:style style:name="P23" style:family="paragraph">
      <loext:graphic-properties draw:fill="none" draw:fill-color="#ffffff"/>
      <style:paragraph-properties fo:text-align="center"/>
      <style:text-properties style:font-name="DejaVu Sans" fo:font-size="12pt" style:font-size-asian="12pt" style:font-size-complex="12pt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DejaVu Sans" fo:font-size="7pt" style:font-size-asian="7pt" style:font-size-complex="7pt"/>
    </style:style>
    <style:style style:name="T1" style:family="text">
      <style:text-properties fo:color="#000000" loext:opacity="100%" style:font-name="LiberationSerif1" fo:font-size="6.30000019073486pt" fo:font-weight="bold" style:font-size-asian="6.30000019073486pt" style:font-weight-asian="bold" style:font-name-complex="LiberationSerif1" style:font-size-complex="6.30000019073486pt" style:font-weight-complex="bold"/>
    </style:style>
    <style:style style:name="T2" style:family="text">
      <style:text-properties fo:color="#000000" loext:opacity="100%" style:font-name="LiberationSerif1" fo:font-size="6.30000019073486pt" fo:font-weight="normal" style:font-size-asian="6.30000019073486pt" style:font-weight-asian="normal" style:font-name-complex="LiberationSerif1" style:font-size-complex="6.30000019073486pt" style:font-weight-complex="normal"/>
    </style:style>
    <style:style style:name="T3" style:family="text">
      <style:text-properties style:font-name="DejaVu Sans" fo:font-size="15pt" style:font-size-asian="15pt" style:font-size-complex="15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0.5pt" style:font-size-asian="10.5pt" style:font-size-complex="10.5pt"/>
    </style:style>
    <style:style style:name="T7" style:family="text">
      <style:text-properties style:font-name="DejaVu San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8.516cm" svg:height="148.556cm" svg:x="-52.828cm" svg:y="-69.446cm" svg:viewBox="0 0 148517 148557" draw:points="0,0 148517,0 148517,148557 0,148557">
          <text:p/>
        </draw:polygon>
        <draw:polygon draw:style-name="gr2" draw:text-style-name="P2" draw:layer="layout" svg:width="0.951cm" svg:height="0.334cm" svg:x="20.49cm" svg:y="2.019cm" svg:viewBox="0 0 952 335" draw:points="952,335 0,335 0,0 952,0">
          <text:p/>
        </draw:polygon>
        <draw:path draw:style-name="gr3" draw:text-style-name="P3" draw:layer="layout" svg:width="7.441cm" svg:height="0.019cm" svg:x="17.236cm" svg:y="2.176cm" svg:viewBox="0 0 7442 20" svg:d="M0 0v20zM19 0h3262v20h-3262zM4180 0h3262v20h-3262z">
          <text:p/>
        </draw:path>
        <draw:polygon draw:style-name="gr3" draw:text-style-name="P3" draw:layer="layout" svg:width="0.074cm" svg:height="0.13cm" svg:x="17.236cm" svg:y="2.121cm" svg:viewBox="0 0 75 131" draw:points="75,131 0,66 75,0">
          <text:p/>
        </draw:polygon>
        <draw:polygon draw:style-name="gr3" draw:text-style-name="P3" draw:layer="layout" svg:width="0.074cm" svg:height="0.13cm" svg:x="24.621cm" svg:y="2.121cm" svg:viewBox="0 0 75 131" draw:points="0,131 75,66 0,0">
          <text:p/>
        </draw:polygon>
        <draw:path draw:style-name="gr4" draw:text-style-name="P4" draw:layer="layout" svg:width="0.018cm" svg:height="1.04cm" svg:x="17.227cm" svg:y="2.076cm" svg:viewBox="0 0 19 1041" svg:d="M0 1041v-149h19v149zM0 744v-149h19v149zM0 446v-149h19v149zM0 149v-149h19v149z">
          <text:p/>
        </draw:path>
        <draw:path draw:style-name="gr4" draw:text-style-name="P4" draw:layer="layout" svg:width="0.02cm" svg:height="1.04cm" svg:x="24.686cm" svg:y="2.076cm" svg:viewBox="0 0 21 1041" svg:d="M0 1041v-149h21v149zM0 744v-149h21v149zM0 446v-149h21v149zM0 149v-149h21v149z">
          <text:p/>
        </draw:path>
        <draw:polygon draw:style-name="gr2" draw:text-style-name="P2" draw:layer="layout" svg:width="0.782cm" svg:height="0.334cm" svg:x="2.398cm" svg:y="2.019cm" svg:viewBox="0 0 783 335" draw:points="783,335 0,335 0,0 783,0">
          <text:p/>
        </draw:polygon>
        <draw:frame draw:style-name="gr5" draw:text-style-name="P6" draw:layer="layout" svg:width="0.624cm" svg:height="0.243cm" svg:x="20.609cm" svg:y="2.053cm">
          <draw:text-box>
            <text:p text:style-name="P5"><text:span text:style-name="T1">4.02 m</text:span></text:p>
          </draw:text-box>
        </draw:frame>
        <draw:path draw:style-name="gr3" draw:text-style-name="P3" draw:layer="layout" svg:width="2.758cm" svg:height="0.019cm" svg:x="1.401cm" svg:y="2.176cm" svg:viewBox="0 0 2759 20" svg:d="M0 0v20zM18 0h984v20h-984zM1774 0h985v20h-985z">
          <text:p/>
        </draw:path>
        <draw:polygon draw:style-name="gr3" draw:text-style-name="P3" draw:layer="layout" svg:width="0.074cm" svg:height="0.13cm" svg:x="1.401cm" svg:y="2.121cm" svg:viewBox="0 0 75 131" draw:points="75,131 0,66 75,0">
          <text:p/>
        </draw:polygon>
        <draw:polygon draw:style-name="gr3" draw:text-style-name="P3" draw:layer="layout" svg:width="0.074cm" svg:height="0.13cm" svg:x="4.104cm" svg:y="2.121cm" svg:viewBox="0 0 75 131" draw:points="0,131 75,66 0,0">
          <text:p/>
        </draw:polygon>
        <draw:path draw:style-name="gr4" draw:text-style-name="P4" draw:layer="layout" svg:width="0.019cm" svg:height="1.04cm" svg:x="1.391cm" svg:y="2.104cm" svg:viewBox="0 0 20 1041" svg:d="M0 1041v-149h20v149zM0 744v-149h20v149zM0 446v-149h20v149zM0 149v-149h20v149z">
          <text:p/>
        </draw:path>
        <draw:path draw:style-name="gr4" draw:text-style-name="P4" draw:layer="layout" svg:width="0.019cm" svg:height="1.04cm" svg:x="4.168cm" svg:y="2.104cm" svg:viewBox="0 0 20 1041" svg:d="M0 1041v-149h20v149zM0 744v-149h20v149zM0 446v-149h20v149zM0 149v-149h20v149z">
          <text:p/>
        </draw:path>
        <draw:polygon draw:style-name="gr2" draw:text-style-name="P2" draw:layer="layout" svg:width="0.951cm" svg:height="0.334cm" svg:x="10.125cm" svg:y="2.019cm" svg:viewBox="0 0 952 335" draw:points="952,335 0,335 0,0 952,0">
          <text:p/>
        </draw:polygon>
        <draw:frame draw:style-name="gr5" draw:text-style-name="P6" draw:layer="layout" svg:width="0.514cm" svg:height="0.243cm" svg:x="2.496cm" svg:y="2.053cm">
          <draw:text-box>
            <text:p text:style-name="P5"><text:span text:style-name="T1">1.5 m</text:span></text:p>
          </draw:text-box>
        </draw:frame>
        <draw:path draw:style-name="gr3" draw:text-style-name="P3" draw:layer="layout" svg:width="12.845cm" svg:height="0.019cm" svg:x="4.178cm" svg:y="2.176cm" svg:viewBox="0 0 12846 20" svg:d="M0 0v20zM18 0h5956v20h-5956zM6873 0h5955v20h-5955zM12846 0v20z">
          <text:p/>
        </draw:path>
        <draw:polygon draw:style-name="gr3" draw:text-style-name="P3" draw:layer="layout" svg:width="0.074cm" svg:height="0.13cm" svg:x="4.178cm" svg:y="2.121cm" svg:viewBox="0 0 75 131" draw:points="75,131 0,66 75,0">
          <text:p/>
        </draw:polygon>
        <draw:polygon draw:style-name="gr3" draw:text-style-name="P3" draw:layer="layout" svg:width="0.074cm" svg:height="0.13cm" svg:x="16.949cm" svg:y="2.121cm" svg:viewBox="0 0 75 131" draw:points="0,131 75,66 0,0">
          <text:p/>
        </draw:polygon>
        <draw:path draw:style-name="gr4" draw:text-style-name="P4" draw:layer="layout" svg:width="0.019cm" svg:height="1.04cm" svg:x="4.168cm" svg:y="2.104cm" svg:viewBox="0 0 20 1041" svg:d="M0 1041v-149h20v149zM0 744v-149h20v149zM0 446v-149h20v149zM0 149v-149h20v149z">
          <text:p/>
        </draw:path>
        <draw:path draw:style-name="gr4" draw:text-style-name="P4" draw:layer="layout" svg:width="0.019cm" svg:height="1.04cm" svg:x="17.014cm" svg:y="2.104cm" svg:viewBox="0 0 20 1041" svg:d="M0 1041v-149h20v149zM0 744v-149h20v149zM0 446v-149h20v149zM0 149v-149h20v149z">
          <text:p/>
        </draw:path>
        <draw:polygon draw:style-name="gr2" draw:text-style-name="P2" draw:layer="layout" svg:width="0.951cm" svg:height="0.334cm" svg:x="25.967cm" svg:y="2.019cm" svg:viewBox="0 0 952 335" draw:points="952,335 0,335 0,0 952,0">
          <text:p/>
        </draw:polygon>
        <draw:frame draw:style-name="gr5" draw:text-style-name="P6" draw:layer="layout" svg:width="0.624cm" svg:height="0.243cm" svg:x="10.244cm" svg:y="2.053cm">
          <draw:text-box>
            <text:p text:style-name="P5"><text:span text:style-name="T1">6.92 m</text:span></text:p>
          </draw:text-box>
        </draw:frame>
        <draw:path draw:style-name="gr3" draw:text-style-name="P3" draw:layer="layout" svg:width="3.416cm" svg:height="0.019cm" svg:x="24.725cm" svg:y="2.176cm" svg:viewBox="0 0 3417 20" svg:d="M0 0v20zM19 0h1250v20h-1250zM2168 0h1249v20h-1249z">
          <text:p/>
        </draw:path>
        <draw:polygon draw:style-name="gr3" draw:text-style-name="P3" draw:layer="layout" svg:width="0.074cm" svg:height="0.13cm" svg:x="24.725cm" svg:y="2.121cm" svg:viewBox="0 0 75 131" draw:points="75,131 0,66 75,0">
          <text:p/>
        </draw:polygon>
        <draw:polygon draw:style-name="gr3" draw:text-style-name="P3" draw:layer="layout" svg:width="0.075cm" svg:height="0.13cm" svg:x="28.085cm" svg:y="2.121cm" svg:viewBox="0 0 76 131" draw:points="0,131 76,66 0,0">
          <text:p/>
        </draw:polygon>
        <draw:path draw:style-name="gr4" draw:text-style-name="P4" draw:layer="layout" svg:width="0.018cm" svg:height="6.685cm" svg:x="24.716cm" svg:y="2.022cm" svg:viewBox="0 0 19 6686" svg:d="M0 6686v-149h19v149zM0 6389v-149h19v149zM0 6092v-149h19v149zM0 5795v-149h19v149zM0 5498v-149h19v149zM0 5200v-148h19v148zM0 4903v-148h19v148zM0 4606v-148h19v148zM0 4309v-148h19v148zM0 4012v-149h19v149zM0 3715v-149h19v149zM0 3418v-149h19v149zM0 3121v-149h19v149zM0 2824v-149h19v149zM0 2526v-148h19v148zM0 2229v-148h19v148zM0 1932v-148h19v148zM0 1635v-148h19v148zM0 1338v-150h19v150zM0 1040v-149h19v149zM0 743v-149h19v149zM0 446v-149h19v149zM0 149v-149h19v149z">
          <text:p/>
        </draw:path>
        <draw:path draw:style-name="gr4" draw:text-style-name="P4" draw:layer="layout" svg:width="0.019cm" svg:height="6.685cm" svg:x="28.15cm" svg:y="2.022cm" svg:viewBox="0 0 20 6686" svg:d="M0 6686v-149h20v149zM0 6389v-149h20v149zM0 6092v-149h20v149zM0 5795v-149h20v149zM0 5498v-149h20v149zM0 5200v-148h20v148zM0 4903v-148h20v148zM0 4606v-148h20v148zM0 4309v-148h20v148zM0 4012v-149h20v149zM0 3715v-149h20v149zM0 3418v-149h20v149zM0 3121v-149h20v149zM0 2824v-149h20v149zM0 2526v-148h20v148zM0 2229v-148h20v148zM0 1932v-148h20v148zM0 1635v-148h20v148zM0 1338v-150h20v150zM0 1040v-149h20v149zM0 743v-149h20v149zM0 446v-149h20v149zM0 149v-149h20v149z">
          <text:p/>
        </draw:path>
        <draw:polygon draw:style-name="gr2" draw:text-style-name="P2" draw:layer="layout" svg:width="0.334cm" svg:height="0.951cm" svg:x="28.893cm" svg:y="10.939cm" svg:viewBox="0 0 335 952" draw:points="0,952 0,0 335,0 335,952">
          <text:p/>
        </draw:polygon>
        <draw:frame draw:style-name="gr5" draw:text-style-name="P6" draw:layer="layout" svg:width="0.624cm" svg:height="0.243cm" svg:x="26.086cm" svg:y="2.053cm">
          <draw:text-box>
            <text:p text:style-name="P5"><text:span text:style-name="T1">1.85 m</text:span></text:p>
          </draw:text-box>
        </draw:frame>
        <draw:path draw:style-name="gr3" draw:text-style-name="P3" draw:layer="layout" svg:width="0.018cm" svg:height="5.382cm" svg:x="29.051cm" svg:y="8.733cm" svg:viewBox="0 0 19 5383" svg:d="M0 5383h19zM0 5364v-2233h19v2233zM0 2232v-2232h19v2232z">
          <text:p/>
        </draw:path>
        <draw:polygon draw:style-name="gr3" draw:text-style-name="P3" draw:layer="layout" svg:width="0.13cm" svg:height="0.075cm" svg:x="28.995cm" svg:y="14.04cm" svg:viewBox="0 0 131 76" draw:points="131,0 65,76 0,0">
          <text:p/>
        </draw:polygon>
        <draw:polygon draw:style-name="gr3" draw:text-style-name="P3" draw:layer="layout" svg:width="0.13cm" svg:height="0.075cm" svg:x="28.995cm" svg:y="8.714cm" svg:viewBox="0 0 131 76" draw:points="131,76 65,0 0,76">
          <text:p/>
        </draw:polygon>
        <draw:path draw:style-name="gr4" draw:text-style-name="P4" draw:layer="layout" svg:width="1.039cm" svg:height="0.019cm" svg:x="28.13cm" svg:y="8.705cm" svg:viewBox="0 0 1040 20" svg:d="M0 0h148v20h-148zM297 0h149v20h-149zM595 0h148v20h-148zM892 0h148v20h-148z">
          <text:p/>
        </draw:path>
        <draw:path draw:style-name="gr4" draw:text-style-name="P4" draw:layer="layout" svg:width="1.039cm" svg:height="0.019cm" svg:x="28.13cm" svg:y="14.105cm" svg:viewBox="0 0 1040 20" svg:d="M0 0h148v20h-148zM297 0h149v20h-149zM595 0h148v20h-148zM892 0h148v20h-148z">
          <text:p/>
        </draw:path>
        <draw:polygon draw:style-name="gr2" draw:text-style-name="P2" draw:layer="layout" svg:width="0.334cm" svg:height="0.951cm" svg:x="28.893cm" svg:y="5.345cm" svg:viewBox="0 0 335 952" draw:points="0,952 0,0 335,0 335,952">
          <text:p/>
        </draw:polygon>
        <draw:frame draw:style-name="gr5" draw:text-style-name="P6" draw:layer="layout" svg:width="0.624cm" svg:height="0.243cm" draw:transform="rotate (1.5707963267949) translate (28.927cm 11.772cm)">
          <draw:text-box>
            <text:p text:style-name="P5"><text:span text:style-name="T1">2.91 m</text:span></text:p>
          </draw:text-box>
        </draw:frame>
        <draw:path draw:style-name="gr3" draw:text-style-name="P3" draw:layer="layout" svg:width="0.018cm" svg:height="5.409cm" svg:x="29.051cm" svg:y="3.116cm" svg:viewBox="0 0 19 5410" svg:d="M0 5410h19zM0 5391v-2237h19v2237zM0 2255v-2236h19v2236zM0 0h19z">
          <text:p/>
        </draw:path>
        <draw:polygon draw:style-name="gr3" draw:text-style-name="P3" draw:layer="layout" svg:width="0.13cm" svg:height="0.074cm" svg:x="28.995cm" svg:y="8.451cm" svg:viewBox="0 0 131 75" draw:points="131,0 65,75 0,0">
          <text:p/>
        </draw:polygon>
        <draw:polygon draw:style-name="gr3" draw:text-style-name="P3" draw:layer="layout" svg:width="0.13cm" svg:height="0.074cm" svg:x="28.995cm" svg:y="3.116cm" svg:viewBox="0 0 131 75" draw:points="131,75 65,0 0,75">
          <text:p/>
        </draw:polygon>
        <draw:path draw:style-name="gr4" draw:text-style-name="P4" draw:layer="layout" svg:width="4.551cm" svg:height="0.018cm" svg:x="24.695cm" svg:y="3.107cm" svg:viewBox="0 0 4552 19" svg:d="M0 0h149v19h-149zM297 0h150v19h-150zM595 0h149v19h-149zM892 0h149v19h-149zM1190 0h148v19h-148zM1487 0h148v19h-148zM1784 0h148v19h-148zM2081 0h148v19h-148zM2378 0h148v19h-148zM2675 0h148v19h-148zM2972 0h148v19h-148zM3269 0h148v19h-148zM3566 0h148v19h-148zM3863 0h148v19h-148zM4160 0h148v19h-148zM4457 0h95v19h-95z">
          <text:p/>
        </draw:path>
        <draw:path draw:style-name="gr4" draw:text-style-name="P4" draw:layer="layout" svg:width="4.551cm" svg:height="0.018cm" svg:x="24.695cm" svg:y="8.516cm" svg:viewBox="0 0 4552 19" svg:d="M0 0h149v19h-149zM297 0h150v19h-150zM595 0h149v19h-149zM892 0h149v19h-149zM1190 0h148v19h-148zM1487 0h148v19h-148zM1784 0h148v19h-148zM2081 0h148v19h-148zM2378 0h148v19h-148zM2675 0h148v19h-148zM2972 0h148v19h-148zM3269 0h148v19h-148zM3566 0h148v19h-148zM3863 0h148v19h-148zM4160 0h148v19h-148zM4457 0h95v19h-95z">
          <text:p/>
        </draw:path>
        <draw:polygon draw:style-name="gr2" draw:text-style-name="P2" draw:layer="layout" svg:width="0.952cm" svg:height="0.334cm" svg:x="23.804cm" svg:y="14.878cm" svg:viewBox="0 0 953 335" draw:points="0,0 953,0 953,335 0,335">
          <text:p/>
        </draw:polygon>
        <draw:frame draw:style-name="gr5" draw:text-style-name="P6" draw:layer="layout" svg:width="0.624cm" svg:height="0.243cm" draw:transform="rotate (1.5707963267949) translate (28.927cm 6.178cm)">
          <draw:text-box>
            <text:p text:style-name="P5"><text:span text:style-name="T1">2.91 m</text:span></text:p>
          </draw:text-box>
        </draw:frame>
        <draw:path draw:style-name="gr3" draw:text-style-name="P3" draw:layer="layout" svg:width="7.681cm" svg:height="0.018cm" svg:x="20.43cm" svg:y="15.036cm" svg:viewBox="0 0 7682 19" svg:d="M0 0v19zM19 0h3381v19h-3381zM4300 0h3382v19h-3382z">
          <text:p/>
        </draw:path>
        <draw:polygon draw:style-name="gr3" draw:text-style-name="P3" draw:layer="layout" svg:width="0.074cm" svg:height="0.13cm" svg:x="20.43cm" svg:y="14.98cm" svg:viewBox="0 0 75 131" draw:points="75,131 0,66 75,0">
          <text:p/>
        </draw:polygon>
        <draw:polygon draw:style-name="gr3" draw:text-style-name="P3" draw:layer="layout" svg:width="0.074cm" svg:height="0.13cm" svg:x="28.056cm" svg:y="14.98cm" svg:viewBox="0 0 75 131" draw:points="0,131 75,66 0,0">
          <text:p/>
        </draw:polygon>
        <draw:path draw:style-name="gr4" draw:text-style-name="P4" draw:layer="layout" svg:width="0.018cm" svg:height="1.04cm" svg:x="28.121cm" svg:y="14.191cm" svg:viewBox="0 0 19 1041" svg:d="M0 1041v-149h19v149zM0 743v-149h19v149zM0 446v-149h19v149zM0 148v-148h19v148z">
          <text:p/>
        </draw:path>
        <draw:path draw:style-name="gr4" draw:text-style-name="P4" draw:layer="layout" svg:width="0.018cm" svg:height="1.04cm" svg:x="20.421cm" svg:y="14.191cm" svg:viewBox="0 0 19 1041" svg:d="M0 1041v-149h19v149zM0 743v-149h19v149zM0 446v-149h19v149zM0 148v-148h19v148z">
          <text:p/>
        </draw:path>
        <draw:polygon draw:style-name="gr2" draw:text-style-name="P2" draw:layer="layout" svg:width="0.951cm" svg:height="0.334cm" svg:x="18.979cm" svg:y="14.878cm" svg:viewBox="0 0 952 335" draw:points="0,0 952,0 952,335 0,335">
          <text:p/>
        </draw:polygon>
        <draw:frame draw:style-name="gr5" draw:text-style-name="P6" draw:layer="layout" svg:width="0.624cm" svg:height="0.243cm" svg:x="23.924cm" svg:y="14.912cm">
          <draw:text-box>
            <text:p text:style-name="P5"><text:span text:style-name="T1">4.15 m</text:span></text:p>
          </draw:text-box>
        </draw:frame>
        <draw:path draw:style-name="gr3" draw:text-style-name="P3" draw:layer="layout" svg:width="1.934cm" svg:height="0.018cm" svg:x="18.478cm" svg:y="15.036cm" svg:viewBox="0 0 1935 19" svg:d="M0 0v19zM19 0h508v19h-508zM1426 0h509v19h-509z">
          <text:p/>
        </draw:path>
        <draw:polygon draw:style-name="gr3" draw:text-style-name="P3" draw:layer="layout" svg:width="0.075cm" svg:height="0.13cm" svg:x="18.478cm" svg:y="14.98cm" svg:viewBox="0 0 76 131" draw:points="76,131 0,66 76,0">
          <text:p/>
        </draw:polygon>
        <draw:polygon draw:style-name="gr3" draw:text-style-name="P3" draw:layer="layout" svg:width="0.074cm" svg:height="0.13cm" svg:x="20.356cm" svg:y="14.98cm" svg:viewBox="0 0 75 131" draw:points="0,131 75,66 0,0">
          <text:p/>
        </draw:polygon>
        <draw:path draw:style-name="gr4" draw:text-style-name="P4" draw:layer="layout" svg:width="0.018cm" svg:height="2.094cm" svg:x="20.421cm" svg:y="13.137cm" svg:viewBox="0 0 19 2095" svg:d="M0 2095v-149h19v149zM0 1798v-149h19v149zM0 1501v-149h19v149zM0 1203v-148h19v148zM0 906v-148h19v148zM0 609v-149h19v149zM0 311v-148h19v148zM0 14v-14h19v14z">
          <text:p/>
        </draw:path>
        <draw:path draw:style-name="gr4" draw:text-style-name="P4" draw:layer="layout" svg:width="0.019cm" svg:height="2.094cm" svg:x="18.469cm" svg:y="13.137cm" svg:viewBox="0 0 20 2095" svg:d="M0 2095v-149h20v149zM0 1798v-149h20v149zM0 1501v-149h20v149zM0 1203v-148h20v148zM0 906v-148h20v148zM0 609v-149h20v149zM0 311v-148h20v148zM0 14v-14h20v14z">
          <text:p/>
        </draw:path>
        <draw:polygon draw:style-name="gr2" draw:text-style-name="P2" draw:layer="layout" svg:width="0.952cm" svg:height="0.334cm" svg:x="14.717cm" svg:y="14.878cm" svg:viewBox="0 0 953 335" draw:points="0,0 953,0 953,335 0,335">
          <text:p/>
        </draw:polygon>
        <draw:frame draw:style-name="gr5" draw:text-style-name="P6" draw:layer="layout" svg:width="0.624cm" svg:height="0.243cm" svg:x="19.098cm" svg:y="14.912cm">
          <draw:text-box>
            <text:p text:style-name="P5"><text:span text:style-name="T1">1.05 m</text:span></text:p>
          </draw:text-box>
        </draw:frame>
        <draw:path draw:style-name="gr3" draw:text-style-name="P3" draw:layer="layout" svg:width="6.552cm" svg:height="0.018cm" svg:x="11.908cm" svg:y="15.036cm" svg:viewBox="0 0 6553 19" svg:d="M0 0v19zM19 0h2817v19h-2817zM3735 0h2818v19h-2818z">
          <text:p/>
        </draw:path>
        <draw:polygon draw:style-name="gr3" draw:text-style-name="P3" draw:layer="layout" svg:width="0.074cm" svg:height="0.13cm" svg:x="11.908cm" svg:y="14.98cm" svg:viewBox="0 0 75 131" draw:points="75,131 0,66 75,0">
          <text:p/>
        </draw:polygon>
        <draw:polygon draw:style-name="gr3" draw:text-style-name="P3" draw:layer="layout" svg:width="0.074cm" svg:height="0.13cm" svg:x="18.404cm" svg:y="14.98cm" svg:viewBox="0 0 75 131" draw:points="0,131 75,66 0,0">
          <text:p/>
        </draw:polygon>
        <draw:path draw:style-name="gr4" draw:text-style-name="P4" draw:layer="layout" svg:width="0.019cm" svg:height="2.094cm" svg:x="18.469cm" svg:y="13.137cm" svg:viewBox="0 0 20 2095" svg:d="M0 2095v-149h20v149zM0 1798v-149h20v149zM0 1501v-149h20v149zM0 1203v-148h20v148zM0 906v-148h20v148zM0 609v-149h20v149zM0 311v-148h20v148zM0 14v-14h20v14z">
          <text:p/>
        </draw:path>
        <draw:path draw:style-name="gr4" draw:text-style-name="P4" draw:layer="layout" svg:width="0.018cm" svg:height="2.094cm" svg:x="11.899cm" svg:y="13.137cm" svg:viewBox="0 0 19 2095" svg:d="M0 2095v-149h19v149zM0 1798v-149h19v149zM0 1501v-149h19v149zM0 1203v-148h19v148zM0 906v-148h19v148zM0 609v-149h19v149zM0 311v-148h19v148zM0 14v-14h19v14z">
          <text:p/>
        </draw:path>
        <draw:polygon draw:style-name="gr2" draw:text-style-name="P2" draw:layer="layout" svg:width="0.782cm" svg:height="0.334cm" svg:x="10.157cm" svg:y="14.878cm" svg:viewBox="0 0 783 335" draw:points="0,0 783,0 783,335 0,335">
          <text:p/>
        </draw:polygon>
        <draw:frame draw:style-name="gr5" draw:text-style-name="P6" draw:layer="layout" svg:width="0.624cm" svg:height="0.243cm" svg:x="14.837cm" svg:y="14.912cm">
          <draw:text-box>
            <text:p text:style-name="P5"><text:span text:style-name="T1">3.54 m</text:span></text:p>
          </draw:text-box>
        </draw:frame>
        <draw:path draw:style-name="gr3" draw:text-style-name="P3" draw:layer="layout" svg:width="2.211cm" svg:height="0.018cm" svg:x="9.433cm" svg:y="15.036cm" svg:viewBox="0 0 2212 19" svg:d="M0 0v19zM18 0h712v19h-712zM1502 0h710v19h-710z">
          <text:p/>
        </draw:path>
        <draw:polygon draw:style-name="gr3" draw:text-style-name="P3" draw:layer="layout" svg:width="0.074cm" svg:height="0.13cm" svg:x="9.433cm" svg:y="14.98cm" svg:viewBox="0 0 75 131" draw:points="75,131 0,66 75,0">
          <text:p/>
        </draw:polygon>
        <draw:polygon draw:style-name="gr3" draw:text-style-name="P3" draw:layer="layout" svg:width="0.074cm" svg:height="0.13cm" svg:x="11.589cm" svg:y="14.98cm" svg:viewBox="0 0 75 131" draw:points="0,131 75,66 0,0">
          <text:p/>
        </draw:polygon>
        <draw:path draw:style-name="gr4" draw:text-style-name="P4" draw:layer="layout" svg:width="0.018cm" svg:height="2.195cm" svg:x="11.654cm" svg:y="13.036cm" svg:viewBox="0 0 19 2196" svg:d="M0 2196v-149h19v149zM0 1899v-149h19v149zM0 1602v-149h19v149zM0 1304v-149h19v149zM0 1006v-148h19v148zM0 709v-148h19v148zM0 412v-148h19v148zM0 115v-115h19v115z">
          <text:p/>
        </draw:path>
        <draw:path draw:style-name="gr4" draw:text-style-name="P4" draw:layer="layout" svg:width="0.019cm" svg:height="2.195cm" svg:x="9.423cm" svg:y="13.036cm" svg:viewBox="0 0 20 2196" svg:d="M0 2196v-149h20v149zM0 1899v-149h20v149zM0 1602v-149h20v149zM0 1304v-149h20v149zM0 1006v-148h20v148zM0 709v-148h20v148zM0 412v-148h20v148zM0 115v-115h20v115z">
          <text:p/>
        </draw:path>
        <draw:polygon draw:style-name="gr2" draw:text-style-name="P2" draw:layer="layout" svg:width="0.951cm" svg:height="0.334cm" svg:x="6.198cm" svg:y="14.878cm" svg:viewBox="0 0 952 335" draw:points="0,0 952,0 952,335 0,335">
          <text:p/>
        </draw:polygon>
        <draw:frame draw:style-name="gr5" draw:text-style-name="P6" draw:layer="layout" svg:width="0.514cm" svg:height="0.243cm" svg:x="10.255cm" svg:y="14.912cm">
          <draw:text-box>
            <text:p text:style-name="P5"><text:span text:style-name="T1">1.2 m</text:span></text:p>
          </draw:text-box>
        </draw:frame>
        <draw:path draw:style-name="gr3" draw:text-style-name="P3" draw:layer="layout" svg:width="5.519cm" svg:height="0.018cm" svg:x="3.914cm" svg:y="15.036cm" svg:viewBox="0 0 5520 19" svg:d="M0 0v19zM19 0h2291v19h-2291zM3209 0h2292v19h-2292zM5520 0v19z">
          <text:p/>
        </draw:path>
        <draw:polygon draw:style-name="gr3" draw:text-style-name="P3" draw:layer="layout" svg:width="0.074cm" svg:height="0.13cm" svg:x="3.914cm" svg:y="14.98cm" svg:viewBox="0 0 75 131" draw:points="75,131 0,66 75,0">
          <text:p/>
        </draw:polygon>
        <draw:polygon draw:style-name="gr3" draw:text-style-name="P3" draw:layer="layout" svg:width="0.075cm" svg:height="0.13cm" svg:x="9.358cm" svg:y="14.98cm" svg:viewBox="0 0 76 131" draw:points="0,131 76,66 0,0">
          <text:p/>
        </draw:polygon>
        <draw:path draw:style-name="gr4" draw:text-style-name="P4" draw:layer="layout" svg:width="0.019cm" svg:height="2.195cm" svg:x="9.423cm" svg:y="13.036cm" svg:viewBox="0 0 20 2196" svg:d="M0 2196v-149h20v149zM0 1899v-149h20v149zM0 1602v-149h20v149zM0 1304v-149h20v149zM0 1006v-148h20v148zM0 709v-148h20v148zM0 412v-148h20v148zM0 115v-115h20v115z">
          <text:p/>
        </draw:path>
        <draw:path draw:style-name="gr4" draw:text-style-name="P4" draw:layer="layout" svg:width="0.018cm" svg:height="2.195cm" svg:x="3.905cm" svg:y="13.036cm" svg:viewBox="0 0 19 2196" svg:d="M0 2196v-149h19v149zM0 1899v-149h19v149zM0 1602v-149h19v149zM0 1304v-149h19v149zM0 1006v-148h19v148zM0 709v-148h19v148zM0 412v-148h19v148zM0 115v-115h19v115z">
          <text:p/>
        </draw:path>
        <draw:polygon draw:style-name="gr2" draw:text-style-name="P2" draw:layer="layout" svg:width="0.951cm" svg:height="0.334cm" svg:x="2.182cm" svg:y="14.878cm" svg:viewBox="0 0 952 335" draw:points="0,0 952,0 952,335 0,335">
          <text:p/>
        </draw:polygon>
        <draw:frame draw:style-name="gr5" draw:text-style-name="P6" draw:layer="layout" svg:width="0.624cm" svg:height="0.243cm" svg:x="6.317cm" svg:y="14.912cm">
          <draw:text-box>
            <text:p text:style-name="P5"><text:span text:style-name="T1">2.97 m</text:span></text:p>
          </draw:text-box>
        </draw:frame>
        <draw:path draw:style-name="gr3" draw:text-style-name="P3" draw:layer="layout" svg:width="2.495cm" svg:height="0.018cm" svg:x="1.401cm" svg:y="15.036cm" svg:viewBox="0 0 2496 19" svg:d="M0 0v19zM18 0h789v19h-789zM1706 0h790v19h-790z">
          <text:p/>
        </draw:path>
        <draw:polygon draw:style-name="gr3" draw:text-style-name="P3" draw:layer="layout" svg:width="0.074cm" svg:height="0.13cm" svg:x="1.401cm" svg:y="14.98cm" svg:viewBox="0 0 75 131" draw:points="75,131 0,66 75,0">
          <text:p/>
        </draw:polygon>
        <draw:polygon draw:style-name="gr3" draw:text-style-name="P3" draw:layer="layout" svg:width="0.074cm" svg:height="0.13cm" svg:x="3.84cm" svg:y="14.98cm" svg:viewBox="0 0 75 131" draw:points="0,131 75,66 0,0">
          <text:p/>
        </draw:polygon>
        <draw:path draw:style-name="gr4" draw:text-style-name="P4" draw:layer="layout" svg:width="0.018cm" svg:height="2.195cm" svg:x="3.905cm" svg:y="13.036cm" svg:viewBox="0 0 19 2196" svg:d="M0 2196v-149h19v149zM0 1899v-149h19v149zM0 1602v-149h19v149zM0 1304v-149h19v149zM0 1006v-148h19v148zM0 709v-148h19v148zM0 412v-148h19v148zM0 115v-115h19v115z">
          <text:p/>
        </draw:path>
        <draw:path draw:style-name="gr4" draw:text-style-name="P4" draw:layer="layout" svg:width="0.019cm" svg:height="2.195cm" svg:x="1.391cm" svg:y="13.036cm" svg:viewBox="0 0 20 2196" svg:d="M0 2196v-149h20v149zM0 1899v-149h20v149zM0 1602v-149h20v149zM0 1304v-149h20v149zM0 1006v-148h20v148zM0 709v-148h20v148zM0 412v-148h20v148zM0 115v-115h20v115z">
          <text:p/>
        </draw:path>
        <draw:polygon draw:style-name="gr2" draw:text-style-name="P2" draw:layer="layout" svg:width="0.335cm" svg:height="0.952cm" svg:x="0.303cm" svg:y="7.614cm" svg:viewBox="0 0 336 953" draw:points="336,0 336,953 0,953 0,0">
          <text:p/>
        </draw:polygon>
        <draw:frame draw:style-name="gr5" draw:text-style-name="P6" draw:layer="layout" svg:width="0.624cm" svg:height="0.243cm" svg:x="2.301cm" svg:y="14.912cm">
          <draw:text-box>
            <text:p text:style-name="P5"><text:span text:style-name="T1">1.35 m</text:span></text:p>
          </draw:text-box>
        </draw:frame>
        <draw:path draw:style-name="gr3" draw:text-style-name="P3" draw:layer="layout" svg:width="0.019cm" svg:height="9.874cm" svg:x="0.461cm" svg:y="3.162cm" svg:viewBox="0 0 20 9875" svg:d="M0 9875h20zM0 9856v-4477h20v4477zM0 4479v-4479h20v4479z">
          <text:p/>
        </draw:path>
        <draw:polygon draw:style-name="gr3" draw:text-style-name="P3" draw:layer="layout" svg:width="0.13cm" svg:height="0.074cm" svg:x="0.405cm" svg:y="12.962cm" svg:viewBox="0 0 131 75" draw:points="131,0 66,75 0,0">
          <text:p/>
        </draw:polygon>
        <draw:polygon draw:style-name="gr3" draw:text-style-name="P3" draw:layer="layout" svg:width="0.13cm" svg:height="0.074cm" svg:x="0.405cm" svg:y="3.144cm" svg:viewBox="0 0 131 75" draw:points="131,75 66,0 0,75">
          <text:p/>
        </draw:polygon>
        <draw:path draw:style-name="gr4" draw:text-style-name="P4" draw:layer="layout" svg:width="1.039cm" svg:height="0.019cm" svg:x="0.285cm" svg:y="13.026cm" svg:viewBox="0 0 1040 20" svg:d="M0 0h148v20h-148zM298 0h148v20h-148zM595 0h148v20h-148zM892 0h148v20h-148z">
          <text:p/>
        </draw:path>
        <draw:path draw:style-name="gr4" draw:text-style-name="P4" draw:layer="layout" svg:width="1.039cm" svg:height="0.018cm" svg:x="0.285cm" svg:y="3.135cm" svg:viewBox="0 0 1040 19" svg:d="M0 0h148v19h-148zM298 0h148v19h-148zM595 0h148v19h-148zM892 0h148v19h-148z">
          <text:p/>
        </draw:path>
        <draw:line draw:style-name="gr6" draw:text-style-name="P7" draw:layer="layout" svg:x1="0.47cm" svg:y1="14.115cm" svg:x2="0.47cm" svg:y2="13.137cm">
          <text:p/>
        </draw:line>
        <draw:polygon draw:style-name="gr3" draw:text-style-name="P3" draw:layer="layout" svg:width="0.13cm" svg:height="0.075cm" svg:x="0.405cm" svg:y="14.04cm" svg:viewBox="0 0 131 76" draw:points="131,0 66,76 0,0">
          <text:p/>
        </draw:polygon>
        <draw:polygon draw:style-name="gr3" draw:text-style-name="P3" draw:layer="layout" svg:width="0.13cm" svg:height="0.074cm" svg:x="0.405cm" svg:y="13.137cm" svg:viewBox="0 0 131 75" draw:points="131,75 66,0 0,75">
          <text:p/>
        </draw:polygon>
        <draw:path draw:style-name="gr4" draw:text-style-name="P4" draw:layer="layout" svg:width="20.05cm" svg:height="0.019cm" svg:x="0.285cm" svg:y="14.105cm" svg:viewBox="0 0 20051 20" svg:d="M0 0h148v20h-148zM297 0h148v20h-148zM594 0h148v20h-148zM891 0h148v20h-148zM1188 0h148v20h-148zM1485 0h149v20h-149zM1782 0h149v20h-149zM2079 0h149v20h-149zM2376 0h149v20h-149zM2673 0h149v20h-149zM2970 0h149v20h-149zM3267 0h149v20h-149zM3564 0h149v20h-149zM3861 0h149v20h-149zM4158 0h149v20h-149zM4455 0h149v20h-149zM4752 0h149v20h-149zM5049 0h149v20h-149zM5346 0h149v20h-149zM5643 0h149v20h-149zM5940 0h149v20h-149zM6238 0h148v20h-148zM6535 0h148v20h-148zM6832 0h148v20h-148zM7129 0h148v20h-148zM7426 0h148v20h-148zM7723 0h148v20h-148zM8020 0h148v20h-148zM8317 0h148v20h-148zM8614 0h148v20h-148zM8911 0h148v20h-148zM9208 0h148v20h-148zM9505 0h148v20h-148zM9803 0h148v20h-148zM10100 0h148v20h-148zM10397 0h149v20h-149zM10694 0h149v20h-149zM10991 0h149v20h-149zM11288 0h149v20h-149zM11585 0h149v20h-149zM11882 0h149v20h-149zM12179 0h149v20h-149zM12476 0h149v20h-149zM12773 0h149v20h-149zM13070 0h149v20h-149zM13367 0h149v20h-149zM13664 0h149v20h-149zM13961 0h149v20h-149zM14258 0h149v20h-149zM14555 0h149v20h-149zM14852 0h149v20h-149zM15150 0h148v20h-148zM15447 0h148v20h-148zM15744 0h148v20h-148zM16041 0h148v20h-148zM16338 0h148v20h-148zM16635 0h148v20h-148zM16932 0h148v20h-148zM17229 0h148v20h-148zM17526 0h148v20h-148zM17823 0h148v20h-148zM18120 0h148v20h-148zM18417 0h148v20h-148zM18714 0h148v20h-148zM19011 0h148v20h-148zM19308 0h149v20h-149zM19605 0h149v20h-149zM19902 0h149v20h-149z">
          <text:p/>
        </draw:path>
        <draw:path draw:style-name="gr4" draw:text-style-name="P4" draw:layer="layout" svg:width="20.05cm" svg:height="0.019cm" svg:x="0.285cm" svg:y="13.127cm" svg:viewBox="0 0 20051 20" svg:d="M0 0h148v20h-148zM297 0h148v20h-148zM594 0h148v20h-148zM891 0h148v20h-148zM1188 0h148v20h-148zM1485 0h149v20h-149zM1782 0h149v20h-149zM2079 0h149v20h-149zM2376 0h149v20h-149zM2673 0h149v20h-149zM2970 0h149v20h-149zM3267 0h149v20h-149zM3564 0h149v20h-149zM3861 0h149v20h-149zM4158 0h149v20h-149zM4455 0h149v20h-149zM4752 0h149v20h-149zM5049 0h149v20h-149zM5346 0h149v20h-149zM5643 0h149v20h-149zM5940 0h149v20h-149zM6238 0h148v20h-148zM6535 0h148v20h-148zM6832 0h148v20h-148zM7129 0h148v20h-148zM7426 0h148v20h-148zM7723 0h148v20h-148zM8020 0h148v20h-148zM8317 0h148v20h-148zM8614 0h148v20h-148zM8911 0h148v20h-148zM9208 0h148v20h-148zM9505 0h148v20h-148zM9803 0h148v20h-148zM10100 0h148v20h-148zM10397 0h149v20h-149zM10694 0h149v20h-149zM10991 0h149v20h-149zM11288 0h149v20h-149zM11585 0h149v20h-149zM11882 0h149v20h-149zM12179 0h149v20h-149zM12476 0h149v20h-149zM12773 0h149v20h-149zM13070 0h149v20h-149zM13367 0h149v20h-149zM13664 0h149v20h-149zM13961 0h149v20h-149zM14258 0h149v20h-149zM14555 0h149v20h-149zM14852 0h149v20h-149zM15150 0h148v20h-148zM15447 0h148v20h-148zM15744 0h148v20h-148zM16041 0h148v20h-148zM16338 0h148v20h-148zM16635 0h148v20h-148zM16932 0h148v20h-148zM17229 0h148v20h-148zM17526 0h148v20h-148zM17823 0h148v20h-148zM18120 0h148v20h-148zM18417 0h148v20h-148zM18714 0h148v20h-148zM19011 0h148v20h-148zM19308 0h149v20h-149zM19605 0h149v20h-149zM19902 0h149v20h-149z">
          <text:p/>
        </draw:path>
        <draw:polygon draw:style-name="gr2" draw:text-style-name="P2" draw:layer="layout" svg:width="0.952cm" svg:height="0.334cm" svg:x="14.289cm" svg:y="15.472cm" svg:viewBox="0 0 953 335" draw:points="953,335 0,335 0,0 953,0">
          <text:p/>
        </draw:polygon>
        <draw:frame draw:style-name="gr5" draw:text-style-name="P6" draw:layer="layout" svg:width="0.624cm" svg:height="0.243cm" draw:transform="rotate (1.5707963267949) translate (0.337cm 8.447cm)">
          <draw:text-box>
            <text:p text:style-name="P5"><text:span text:style-name="T1">5.33 m</text:span></text:p>
          </draw:text-box>
        </draw:frame>
        <draw:path draw:style-name="gr3" draw:text-style-name="P3" draw:layer="layout" svg:width="27.086cm" svg:height="0.019cm" svg:x="1.213cm" svg:y="15.63cm" svg:viewBox="0 0 27087 20" svg:d="M0 0v20zM19 0h13085v20h-13085zM14003 0h13084v20h-13084z">
          <text:p/>
        </draw:path>
        <draw:polygon draw:style-name="gr3" draw:text-style-name="P3" draw:layer="layout" svg:width="0.074cm" svg:height="0.13cm" svg:x="1.213cm" svg:y="15.574cm" svg:viewBox="0 0 75 131" draw:points="75,131 0,65 75,0">
          <text:p/>
        </draw:polygon>
        <draw:polygon draw:style-name="gr3" draw:text-style-name="P3" draw:layer="layout" svg:width="0.074cm" svg:height="0.13cm" svg:x="28.243cm" svg:y="15.574cm" svg:viewBox="0 0 75 131" draw:points="0,131 75,65 0,0">
          <text:p/>
        </draw:polygon>
        <draw:path draw:style-name="gr4" draw:text-style-name="P4" draw:layer="layout" svg:width="0.018cm" svg:height="1.523cm" svg:x="1.204cm" svg:y="14.302cm" svg:viewBox="0 0 19 1524" svg:d="M0 1524v-149h19v149zM0 1227v-149h19v149zM0 930v-149h19v149zM0 633v-149h19v149zM0 336v-149h19v149zM0 37v-37h19v37z">
          <text:p/>
        </draw:path>
        <draw:path draw:style-name="gr4" draw:text-style-name="P4" draw:layer="layout" svg:width="0.019cm" svg:height="1.523cm" svg:x="28.308cm" svg:y="14.302cm" svg:viewBox="0 0 20 1524" svg:d="M0 1524v-149h20v149zM0 1227v-149h20v149zM0 930v-149h20v149zM0 633v-149h20v149zM0 336v-149h20v149zM0 37v-37h20v37z">
          <text:p/>
        </draw:path>
        <draw:polygon draw:style-name="gr2" draw:text-style-name="P2" draw:layer="layout" svg:width="0.334cm" svg:height="0.951cm" svg:x="29.487cm" svg:y="8.14cm" svg:viewBox="0 0 335 952" draw:points="0,952 0,0 335,0 335,952">
          <text:p/>
        </draw:polygon>
        <draw:frame draw:style-name="gr5" draw:text-style-name="P6" draw:layer="layout" svg:width="0.624cm" svg:height="0.243cm" svg:x="14.409cm" svg:y="15.506cm">
          <draw:text-box>
            <text:p text:style-name="P5"><text:span text:style-name="T1">14.6 m</text:span></text:p>
          </draw:text-box>
        </draw:frame>
        <draw:path draw:style-name="gr3" draw:text-style-name="P3" draw:layer="layout" svg:width="0.018cm" svg:height="11.355cm" svg:x="29.645cm" svg:y="2.947cm" svg:viewBox="0 0 19 11356" svg:d="M0 11356h19zM0 11338v-5219h19v5219zM0 5220v-5220h19v5220z">
          <text:p/>
        </draw:path>
        <draw:polygon draw:style-name="gr3" draw:text-style-name="P3" draw:layer="layout" svg:width="0.13cm" svg:height="0.074cm" svg:x="29.589cm" svg:y="14.228cm" svg:viewBox="0 0 131 75" draw:points="131,0 66,75 0,0">
          <text:p/>
        </draw:polygon>
        <draw:polygon draw:style-name="gr3" draw:text-style-name="P3" draw:layer="layout" svg:width="0.13cm" svg:height="0.075cm" svg:x="29.589cm" svg:y="2.928cm" svg:viewBox="0 0 131 76" draw:points="131,76 66,0 0,76">
          <text:p/>
        </draw:polygon>
        <draw:path draw:style-name="gr4" draw:text-style-name="P4" draw:layer="layout" svg:width="1.523cm" svg:height="0.019cm" svg:x="28.317cm" svg:y="2.919cm" svg:viewBox="0 0 1524 20" svg:d="M0 0h149v20h-149zM297 0h149v20h-149zM594 0h149v20h-149zM891 0h149v20h-149zM1188 0h149v20h-149zM1487 0h37v20h-37z">
          <text:p/>
        </draw:path>
        <draw:path draw:style-name="gr4" draw:text-style-name="P4" draw:layer="layout" svg:width="1.523cm" svg:height="0.019cm" svg:x="28.317cm" svg:y="14.293cm" svg:viewBox="0 0 1524 20" svg:d="M0 0h149v20h-149zM297 0h149v20h-149zM594 0h149v20h-149zM891 0h149v20h-149zM1188 0h149v20h-149zM1487 0h37v20h-37z">
          <text:p/>
        </draw:path>
        <draw:polygon draw:style-name="gr7" draw:text-style-name="P8" draw:layer="layout" svg:width="15.812cm" svg:height="10.081cm" svg:x="1.306cm" svg:y="3.049cm" svg:viewBox="0 0 15813 10082" draw:points="0,0 2872,0 15813,0 15813,5570 10453,5570 10453,10082 8128,10082 2608,10082 0,10082">
          <text:p/>
        </draw:polygon>
        <draw:polygon draw:style-name="gr7" draw:text-style-name="P8" draw:layer="layout" svg:width="16.412cm" svg:height="11.188cm" svg:x="11.813cm" svg:y="3.021cm" svg:viewBox="0 0 16413 11189" draw:points="5328,0 12978,0 12978,5600 6758,5570 16413,5600 16413,11189 8523,11189 8523,10211 6665,10211 0,10211 0,5570 5328,5570">
          <text:p/>
        </draw:polygon>
        <draw:polygon draw:style-name="gr8" draw:text-style-name="P9" draw:layer="layout" svg:width="3.435cm" svg:height="0.188cm" svg:x="24.725cm" svg:y="8.521cm" svg:viewBox="0 0 3436 189" draw:points="0,0 0,189 3436,189 3436,0">
          <text:p/>
        </draw:polygon>
        <draw:polygon draw:style-name="gr8" draw:text-style-name="P9" draw:layer="layout" svg:width="3.435cm" svg:height="0.188cm" svg:x="24.725cm" svg:y="8.519cm" svg:viewBox="0 0 3436 189" draw:points="3436,189 3436,0 0,0 0,189">
          <text:p/>
        </draw:polygon>
        <draw:path draw:style-name="gr9" draw:text-style-name="P10" draw:layer="layout" svg:width="0.372cm" svg:height="0.371cm" svg:x="24.539cm" svg:y="8.429cm" svg:viewBox="0 0 373 372" svg:d="M373 185c0 12-1 24-4 36-2 12-6 24-10 35-5 12-11 22-18 32-6 12-14 21-23 30-8 8-18 16-28 23-10 6-21 12-32 17-11 4-23 8-35 10-12 3-24 4-36 4s-24-1-36-4c-12-2-25-6-36-10-11-5-22-11-32-17-10-7-20-15-28-23-9-9-16-18-23-30-7-10-13-20-17-32-5-11-9-23-11-35s-4-24-4-36 2-24 4-36 6-24 11-35c4-11 10-22 17-32s14-19 23-28c8-9 18-16 28-23s21-13 32-17c11-5 24-9 36-11s24-3 36-3 24 1 36 3 24 6 35 11c11 4 22 10 32 17s20 14 28 23c9 9 17 18 23 28 7 10 13 21 18 32 4 11 8 23 10 35 3 12 4 24 4 36z">
          <text:p/>
        </draw:path>
        <draw:path draw:style-name="gr9" draw:text-style-name="P10" draw:layer="layout" svg:width="0.371cm" svg:height="0.371cm" svg:x="27.974cm" svg:y="8.429cm" svg:viewBox="0 0 372 372" svg:d="M372 185c0 12-1 24-3 36-3 12-6 24-11 35-5 12-10 22-17 32-7 12-15 21-23 30-9 8-18 16-28 23-10 6-21 12-32 17-12 4-23 8-35 10-12 3-24 4-36 4-13 0-25-1-37-4-12-2-23-6-35-10-11-5-21-11-32-17-10-7-19-15-28-23-8-9-16-18-24-30-7-10-12-20-17-32-5-11-8-23-11-35-2-12-3-24-3-36s1-24 3-36c3-12 6-24 11-35s10-22 17-32c8-10 16-19 24-28 9-9 18-16 28-23 11-7 21-13 32-17 12-5 23-9 35-11s24-3 37-3c12 0 24 1 36 3s23 6 35 11c11 4 22 10 32 17s19 14 28 23c8 9 16 18 23 28s12 21 17 32 8 23 11 35c2 12 3 24 3 36z">
          <text:p/>
        </draw:path>
        <draw:path draw:style-name="gr9" draw:text-style-name="P10" draw:layer="layout" svg:width="0.371cm" svg:height="0.371cm" svg:x="27.974cm" svg:y="8.429cm" svg:viewBox="0 0 372 372" svg:d="M372 185c0 12-1 24-3 36-3 12-6 24-11 35-5 12-10 22-17 32-7 12-15 21-23 30-9 8-18 16-28 23-10 6-21 12-32 17-12 4-23 8-35 10-12 3-24 4-36 4-13 0-25-1-37-4-12-2-23-6-35-10-11-5-21-11-32-17-10-7-19-15-28-23-8-9-16-18-24-30-7-10-12-20-17-32-5-11-8-23-11-35-2-12-3-24-3-36s1-24 3-36c3-12 6-24 11-35s10-22 17-32c8-10 16-19 24-28 9-9 18-16 28-23 11-7 21-13 32-17 12-5 23-9 35-11s24-3 37-3c12 0 24 1 36 3s23 6 35 11c11 4 22 10 32 17s19 14 28 23c8 9 16 18 23 28s12 21 17 32 8 23 11 35c2 12 3 24 3 36z">
          <text:p/>
        </draw:path>
        <draw:path draw:style-name="gr9" draw:text-style-name="P10" draw:layer="layout" svg:width="0.372cm" svg:height="0.371cm" svg:x="24.539cm" svg:y="8.429cm" svg:viewBox="0 0 373 372" svg:d="M373 185c0 12-1 24-4 36-2 12-6 24-10 35-5 12-11 22-18 32-6 12-14 21-23 30-8 8-18 16-28 23-10 6-21 12-32 17-11 4-23 8-35 10-12 3-24 4-36 4s-24-1-36-4c-12-2-25-6-36-10-11-5-22-11-32-17-10-7-20-15-28-23-9-9-16-18-23-30-7-10-13-20-17-32-5-11-9-23-11-35s-4-24-4-36 2-24 4-36 6-24 11-35c4-11 10-22 17-32s14-19 23-28c8-9 18-16 28-23s21-13 32-17c11-5 24-9 36-11s24-3 36-3 24 1 36 3 24 6 35 11c11 4 22 10 32 17s20 14 28 23c9 9 17 18 23 28 7 10 13 21 18 32 4 11 8 23 10 35 3 12 4 24 4 36z">
          <text:p/>
        </draw:path>
        <draw:frame draw:style-name="gr5" draw:text-style-name="P6" draw:layer="layout" svg:width="0.624cm" svg:height="0.243cm" draw:transform="rotate (1.5707963267949) translate (29.521cm 8.973cm)">
          <draw:text-box>
            <text:p text:style-name="P5"><text:span text:style-name="T1">6.13 m</text:span></text:p>
          </draw:text-box>
        </draw:frame>
        <draw:path draw:style-name="gr6" draw:text-style-name="P7" draw:layer="layout" svg:width="1.644cm" svg:height="0.202cm" svg:x="25.277cm" svg:y="8.534cm" svg:viewBox="0 0 1645 203" svg:d="M23 83c0 24 4 41 11 51 8 10 20 16 37 16s29-6 37-16 12-27 12-51c0-23-4-40-12-50-8-11-20-16-37-16s-29 5-37 16c-7 10-11 27-11 50zM0 83c0-50 24-75 71-75 23 0 41 7 53 19 12 13 18 32 18 56 0 36-12 59-38 69l5 7c7 8 12 14 17 17 4 4 8 5 13 5h9v7c-2 1-5 2-10 3-4 1-8 1-12 1-5 0-9-1-13-2-4-2-8-5-12-9-4-3-11-11-21-23-2 0-5 0-9 0-23 0-41-6-53-19s-18-31-18-56zM186 127c0 12 6 19 18 19 9 0 17-2 25-4v-81l-15-2v-5h33v94l13 3v5h-30l-1-8c-5 3-11 5-17 7-7 2-13 3-17 3-19 0-28-10-28-30v-67l-13-2v-5h32zM314 52c11 0 20 2 25 6 5 5 8 12 8 21v69l13 3v5h-29l-2-10c-8 8-18 12-31 12-18 0-26-10-26-30 0-7 1-13 4-17 2-5 6-8 12-10 6-3 14-4 25-4l16-1v-16c0-7-2-12-4-15-3-4-7-5-12-5-7 0-14 1-20 5l-4 13h-6v-23c12-2 22-3 31-3zM329 104h-14c-10 1-17 3-20 6-4 3-5 9-5 17 0 13 5 19 15 19 5 0 9 0 13-1 4-2 7-3 11-5zM435 51v28h-5l-6-12c-4 0-8 0-13 1s-9 2-13 4v76l17 3v5h-48v-5l13-3v-87l-13-2v-5h30l1 13c4-4 10-8 17-11 8-3 14-5 18-5zM473 158c-7 0-12-2-16-6-3-4-5-10-5-17v-72h-13v-5l13-4 11-23h7v23h24v9h-24v70c0 4 1 8 3 10 3 3 5 4 9 4s9-1 15-2v7c-2 2-6 3-11 5-5 1-9 1-13 1zM601 104c0 36-16 54-48 54-15 0-26-4-34-14-8-9-12-22-12-40 0-17 4-30 12-39s19-14 35-14 28 5 35 14c8 8 12 22 12 39zM582 104c0-15-3-27-7-34-5-7-12-10-22-10-9 0-16 3-20 10s-6 18-6 34c0 17 2 28 6 35s11 11 20 11c10 0 17-4 22-11 4-7 7-19 7-35zM696 102c0 19 1 34 4 45 3 12 6 21 12 29 5 7 12 14 20 18v9c-14-7-25-16-33-25s-14-19-18-31c-4-13-6-27-6-45 0-17 2-32 6-44s10-23 18-31c8-9 19-19 33-27v11c-8 5-16 11-21 19s-9 17-11 28c-3 11-4 25-4 44zM842 83c0 50-16 75-47 75-16 0-27-6-35-19s-12-32-12-56c0-25 4-43 12-56s19-20 35-20 27 7 35 20 12 31 12 56zM822 83c0-24-2-41-6-51-5-10-12-15-21-15-10 0-17 4-21 14s-6 27-6 52c0 24 2 42 6 52 5 10 11 15 21 15 9 0 16-6 21-16 4-11 6-28 6-51zM892 146c0 4-1 7-4 9-2 3-6 4-9 4-4 0-7-1-10-4-2-2-4-5-4-9s2-7 4-9c3-3 6-4 10-4 3 0 6 1 9 4 2 2 4 5 4 9zM975 147l29 3v6h-78v-6l30-3v-119l-30 11v-6l43-25h6zM1116 46c0 8-2 14-6 20s-9 10-15 13c8 3 14 8 19 14 4 6 7 14 7 24 0 13-4 24-12 31s-20 10-36 10c-31 0-47-14-47-41 0-10 2-18 7-24 5-7 11-11 19-14-6-3-11-7-15-13-4-5-6-12-6-20 0-12 3-22 11-28 7-7 18-11 32-11 13 0 24 4 31 11 7 6 11 16 11 28zM1101 117c0-12-2-20-7-26-4-5-12-7-21-7-10 0-17 2-21 7s-6 14-6 26 2 20 6 25 11 8 21 8c9 0 16-3 21-8s7-13 7-25zM1097 46c0-10-2-18-6-22-4-5-10-7-18-7s-13 2-17 6c-4 5-6 12-6 23 0 10 2 17 6 21 3 5 9 7 17 7s14-2 18-7c4-4 6-11 6-21zM1136 55c0-15 4-26 12-34 9-8 20-13 35-13 17 0 29 7 37 19 7 11 11 30 11 56 0 24-5 43-15 56s-24 19-42 19c-11 0-22-1-32-4v-25h7l4 16c2 1 5 2 9 3s8 1 12 1c12 0 20-5 27-15 6-10 9-25 10-45-11 6-22 9-34 9s-22-4-30-11c-7-8-11-19-11-32zM1183 17c-18 0-27 13-27 38 0 11 2 19 7 25 4 5 11 8 20 8s19-2 28-6c0-22-2-39-6-49-5-11-12-16-22-16zM1331 62c6-3 12-6 18-8s11-3 16-3 9 1 14 3c4 2 7 5 9 9 6-3 12-6 20-8 7-3 13-4 18-4 18 0 26 10 26 30v67l14 3v5h-47v-5l15-3v-65c0-12-5-19-17-19-2 0-4 1-7 1-2 0-5 1-7 1-3 0-5 1-7 1-3 1-4 1-6 1 1 4 2 8 2 13v67l15 3v5h-48v-5l15-3v-65c0-6-2-10-5-14-3-3-7-5-14-5-6 0-14 2-23 4v80l15 3v5h-46v-5l12-3v-87l-12-2v-5h29zM1568 156h-89v-16l20-18c13-12 22-21 29-28 6-7 10-14 13-22 2-7 4-16 4-25 0-10-2-17-7-22-4-5-11-7-21-7-4 0-8 0-12 1s-7 3-10 4l-4 18h-7v-28c13-3 24-5 33-5 16 0 28 4 36 11 8 6 12 16 12 28 0 8-1 15-5 23-3 7-8 14-14 21-7 7-17 17-32 30-7 6-14 12-21 18h75zM1587 203v-9c9-4 15-11 21-18 5-8 9-18 12-29 2-11 4-26 4-45s-2-33-4-44-6-20-11-28c-6-8-13-14-22-19v-11c15 8 26 18 34 27s14 19 18 31 6 27 6 44c0 18-2 32-6 45-4 12-10 22-18 31s-19 18-34 25z">
          <text:p/>
        </draw:path>
        <draw:frame draw:style-name="gr5" draw:text-style-name="P6" draw:layer="layout" svg:width="1.64cm" svg:height="0.243cm" svg:x="25.268cm" svg:y="8.491cm">
          <draw:text-box>
            <text:p text:style-name="P5"><text:span text:style-name="T2">Quarto (0.189 m2)</text:span></text:p>
          </draw:text-box>
        </draw:frame>
        <draw:frame draw:style-name="gr5" draw:text-style-name="P6" draw:layer="layout" svg:width="1.64cm" svg:height="0.243cm" svg:x="25.268cm" svg:y="8.491cm">
          <draw:text-box>
            <text:p text:style-name="P5"><text:span text:style-name="T2">Quarto (0.189 m2)</text:span></text:p>
          </draw:text-box>
        </draw:frame>
        <draw:polygon draw:style-name="gr8" draw:text-style-name="P9" draw:layer="layout" svg:width="2.965cm" svg:height="0.188cm" svg:x="1.213cm" svg:y="2.956cm" svg:viewBox="0 0 2966 189" draw:points="0,0 188,189 2966,189 2966,0">
          <text:p/>
        </draw:polygon>
        <draw:polygon draw:style-name="gr8" draw:text-style-name="P9" draw:layer="layout" svg:width="13.033cm" svg:height="0.188cm" svg:x="4.178cm" svg:y="2.956cm" svg:viewBox="0 0 13034 189" draw:points="0,0 0,189 12846,189 13034,0">
          <text:p/>
        </draw:polygon>
        <draw:polygon draw:style-name="gr8" draw:text-style-name="P9" draw:layer="layout" svg:width="0.188cm" svg:height="5.755cm" svg:x="17.023cm" svg:y="2.956cm" svg:viewBox="0 0 189 5756" draw:points="189,0 0,188 0,5568 189,5756">
          <text:p/>
        </draw:polygon>
        <draw:polygon draw:style-name="gr8" draw:text-style-name="P9" draw:layer="layout" svg:width="5.548cm" svg:height="0.187cm" svg:x="11.663cm" svg:y="8.524cm" svg:viewBox="0 0 5549 188" draw:points="5549,188 5361,0 0,0 188,188">
          <text:p/>
        </draw:polygon>
        <draw:polygon draw:style-name="gr8" draw:text-style-name="P9" draw:layer="layout" svg:width="0.188cm" svg:height="4.699cm" svg:x="11.663cm" svg:y="8.524cm" svg:viewBox="0 0 189 4700" draw:points="189,187 0,0 0,4513 189,4700">
          <text:p/>
        </draw:polygon>
        <draw:polygon draw:style-name="gr8" draw:text-style-name="P9" draw:layer="layout" svg:width="2.418cm" svg:height="0.187cm" svg:x="9.433cm" svg:y="13.036cm" svg:viewBox="0 0 2419 188" draw:points="2419,188 2231,0 0,0 0,188">
          <text:p/>
        </draw:polygon>
        <draw:polygon draw:style-name="gr8" draw:text-style-name="P9" draw:layer="layout" svg:width="5.519cm" svg:height="0.187cm" svg:x="3.914cm" svg:y="13.036cm" svg:viewBox="0 0 5520 188" draw:points="5520,188 5520,0 0,0 0,188">
          <text:p/>
        </draw:polygon>
        <draw:polygon draw:style-name="gr8" draw:text-style-name="P9" draw:layer="layout" svg:width="2.701cm" svg:height="0.187cm" svg:x="1.213cm" svg:y="13.036cm" svg:viewBox="0 0 2702 188" draw:points="2702,188 2702,0 189,0 0,188">
          <text:p/>
        </draw:polygon>
        <draw:polygon draw:style-name="gr8" draw:text-style-name="P9" draw:layer="layout" svg:width="0.188cm" svg:height="10.267cm" svg:x="1.213cm" svg:y="2.956cm" svg:viewBox="0 0 189 10268" draw:points="0,10268 189,10081 189,188 0,0">
          <text:p/>
        </draw:polygon>
        <draw:path draw:style-name="gr9" draw:text-style-name="P10" draw:layer="layout" svg:width="0.372cm" svg:height="0.372cm" svg:x="1.12cm" svg:y="2.863cm" svg:viewBox="0 0 373 373" svg:d="M373 186c0 12-2 24-4 36s-6 24-11 35c-4 11-10 22-17 32-7 11-14 21-23 29-8 9-18 17-28 24-10 6-21 12-32 17-11 4-23 8-35 10-12 3-24 4-36 4-13 0-25-1-37-4-12-2-24-6-35-10-11-5-22-11-32-17-10-7-20-15-28-24-9-8-17-18-23-29-7-10-13-21-18-32-4-11-8-23-10-35-3-12-4-24-4-36s1-24 4-36c2-12 6-24 10-35 5-11 11-22 18-32 6-10 14-20 23-28 8-9 18-16 28-23s21-13 32-17c11-5 23-9 35-11s24-4 37-4c12 0 24 2 36 4s24 6 35 11c11 4 22 10 32 17s20 14 28 23c9 8 16 18 23 28s13 21 17 32c5 11 9 23 11 35s4 24 4 36z">
          <text:p/>
        </draw:path>
        <draw:path draw:style-name="gr9" draw:text-style-name="P10" draw:layer="layout" svg:width="0.371cm" svg:height="0.372cm" svg:x="3.992cm" svg:y="2.863cm" svg:viewBox="0 0 372 373" svg:d="M372 186c0 12-1 24-3 36-3 12-6 24-11 35-4 11-10 22-17 32-7 11-14 21-23 29-9 9-18 17-28 24-10 6-22 12-33 17-11 4-23 8-35 10-12 3-24 4-36 4s-24-1-36-4c-12-2-24-6-35-10-12-5-22-11-32-17-10-7-20-15-28-24-9-8-17-18-24-29-6-10-12-21-17-32-4-11-8-23-10-35-3-12-4-24-4-36s1-24 4-36c2-12 6-24 10-35 5-11 11-22 17-32 7-10 15-20 24-28 8-9 18-16 28-23s20-13 32-17c11-5 23-9 35-11s24-4 36-4 24 2 36 4 24 6 35 11c11 4 23 10 33 17s19 14 28 23c9 8 16 18 23 28s13 21 17 32c5 11 8 23 11 35 2 12 3 24 3 36z">
          <text:p/>
        </draw:path>
        <draw:path draw:style-name="gr9" draw:text-style-name="P10" draw:layer="layout" svg:width="0.371cm" svg:height="0.372cm" svg:x="3.992cm" svg:y="2.863cm" svg:viewBox="0 0 372 373" svg:d="M372 186c0 12-1 24-3 36-3 12-6 24-11 35-4 11-10 22-17 32-7 11-14 21-23 29-9 9-18 17-28 24-10 6-22 12-33 17-11 4-23 8-35 10-12 3-24 4-36 4s-24-1-36-4c-12-2-24-6-35-10-12-5-22-11-32-17-10-7-20-15-28-24-9-8-17-18-24-29-6-10-12-21-17-32-4-11-8-23-10-35-3-12-4-24-4-36s1-24 4-36c2-12 6-24 10-35 5-11 11-22 17-32 7-10 15-20 24-28 8-9 18-16 28-23s20-13 32-17c11-5 23-9 35-11s24-4 36-4 24 2 36 4 24 6 35 11c11 4 23 10 33 17s19 14 28 23c9 8 16 18 23 28s13 21 17 32c5 11 8 23 11 35 2 12 3 24 3 36z">
          <text:p/>
        </draw:path>
        <draw:path draw:style-name="gr9" draw:text-style-name="P10" draw:layer="layout" svg:width="0.372cm" svg:height="0.372cm" svg:x="16.932cm" svg:y="2.863cm" svg:viewBox="0 0 373 373" svg:d="M373 186c0 12-2 24-4 36s-6 24-10 35c-5 11-11 22-18 32-6 11-14 21-24 29-8 9-18 17-28 24-10 6-21 12-32 17-11 4-23 8-35 10-12 3-24 4-36 4s-24-1-36-4c-12-2-24-6-35-10-11-5-22-11-32-17-10-7-20-15-28-24-9-8-17-18-23-29-7-10-13-21-17-32-5-11-9-23-11-35s-4-24-4-36 2-24 4-36 6-24 11-35c4-11 10-22 17-32 6-10 14-20 23-28 8-9 18-16 28-23s21-13 32-17c11-5 23-9 35-11s24-4 36-4 24 2 36 4 24 6 35 11c11 4 22 10 32 17s20 14 28 23c10 8 18 18 24 28 7 10 13 21 18 32 4 11 8 23 10 35s4 24 4 36z">
          <text:p/>
        </draw:path>
        <draw:path draw:style-name="gr9" draw:text-style-name="P10" draw:layer="layout" svg:width="0.372cm" svg:height="0.372cm" svg:x="16.932cm" svg:y="2.863cm" svg:viewBox="0 0 373 373" svg:d="M373 186c0 12-2 24-4 36s-6 24-10 35c-5 11-11 22-18 32-6 11-14 21-24 29-8 9-18 17-28 24-10 6-21 12-32 17-11 4-23 8-35 10-12 3-24 4-36 4s-24-1-36-4c-12-2-24-6-35-10-11-5-22-11-32-17-10-7-20-15-28-24-9-8-17-18-23-29-7-10-13-21-17-32-5-11-9-23-11-35s-4-24-4-36 2-24 4-36 6-24 11-35c4-11 10-22 17-32 6-10 14-20 23-28 8-9 18-16 28-23s21-13 32-17c11-5 23-9 35-11s24-4 36-4 24 2 36 4 24 6 35 11c11 4 22 10 32 17s20 14 28 23c10 8 18 18 24 28 7 10 13 21 18 32 4 11 8 23 10 35s4 24 4 36z">
          <text:p/>
        </draw:path>
        <draw:path draw:style-name="gr9" draw:text-style-name="P10" draw:layer="layout" svg:width="0.372cm" svg:height="0.371cm" svg:x="16.932cm" svg:y="8.433cm" svg:viewBox="0 0 373 372" svg:d="M373 185c0 13-2 25-4 37s-6 23-10 34c-5 12-11 22-18 34-6 10-14 19-24 28-8 8-18 16-28 23s-21 12-32 17-23 8-35 10c-12 3-24 4-36 4s-24-1-36-4c-12-2-24-5-35-10s-22-10-32-17-20-15-28-23c-9-9-17-18-23-28-7-12-13-22-17-34-5-11-9-22-11-34s-4-24-4-37c0-12 2-24 4-36s6-23 11-35c4-11 10-22 17-32 6-10 14-19 23-28 8-9 18-16 28-23s21-13 32-17c11-5 23-8 35-11 12-2 24-3 36-3s24 1 36 3c12 3 24 6 35 11 11 4 22 10 32 17s20 14 28 23c10 9 18 18 24 28 7 10 13 21 18 32 4 12 8 23 10 35s4 24 4 36z">
          <text:p/>
        </draw:path>
        <draw:path draw:style-name="gr9" draw:text-style-name="P10" draw:layer="layout" svg:width="0.372cm" svg:height="0.371cm" svg:x="16.932cm" svg:y="8.433cm" svg:viewBox="0 0 373 372" svg:d="M373 185c0 13-2 25-4 37s-6 23-10 34c-5 12-11 22-18 34-6 10-14 19-24 28-8 8-18 16-28 23s-21 12-32 17-23 8-35 10c-12 3-24 4-36 4s-24-1-36-4c-12-2-24-5-35-10s-22-10-32-17-20-15-28-23c-9-9-17-18-23-28-7-12-13-22-17-34-5-11-9-22-11-34s-4-24-4-37c0-12 2-24 4-36s6-23 11-35c4-11 10-22 17-32 6-10 14-19 23-28 8-9 18-16 28-23s21-13 32-17c11-5 23-8 35-11 12-2 24-3 36-3s24 1 36 3c12 3 24 6 35 11 11 4 22 10 32 17s20 14 28 23c10 9 18 18 24 28 7 10 13 21 18 32 4 12 8 23 10 35s4 24 4 36z">
          <text:p/>
        </draw:path>
        <draw:path draw:style-name="gr9" draw:text-style-name="P10" draw:layer="layout" svg:width="0.371cm" svg:height="0.371cm" svg:x="11.572cm" svg:y="8.433cm" svg:viewBox="0 0 372 372" svg:d="M372 185c0 13-1 25-3 37-3 12-6 23-11 34-4 12-10 22-17 34-7 10-14 19-23 28-9 8-18 16-28 23s-21 12-32 17-23 8-35 10c-12 3-24 4-36 4s-25-1-36-4c-12-2-24-5-35-10-13-5-23-10-33-17-11-7-20-15-29-23-8-9-16-18-23-28-6-12-12-22-17-34-4-11-8-22-10-34-3-12-4-24-4-37 0-12 1-24 4-36 2-12 6-23 10-35 5-11 11-22 17-32 7-10 15-19 23-28 9-9 18-16 29-23 10-7 20-13 33-17 11-5 23-8 35-11 11-2 24-3 36-3s24 1 36 3c12 3 24 6 35 11 11 4 22 10 32 17s19 14 28 23 16 18 23 28 13 21 17 32c5 12 8 23 11 35 2 12 3 24 3 36z">
          <text:p/>
        </draw:path>
        <draw:path draw:style-name="gr9" draw:text-style-name="P10" draw:layer="layout" svg:width="0.371cm" svg:height="0.371cm" svg:x="11.572cm" svg:y="8.433cm" svg:viewBox="0 0 372 372" svg:d="M372 185c0 13-1 25-3 37-3 12-6 23-11 34-4 12-10 22-17 34-7 10-14 19-23 28-9 8-18 16-28 23s-21 12-32 17-23 8-35 10c-12 3-24 4-36 4s-25-1-36-4c-12-2-24-5-35-10-13-5-23-10-33-17-11-7-20-15-29-23-8-9-16-18-23-28-6-12-12-22-17-34-4-11-8-22-10-34-3-12-4-24-4-37 0-12 1-24 4-36 2-12 6-23 10-35 5-11 11-22 17-32 7-10 15-19 23-28 9-9 18-16 29-23 10-7 20-13 33-17 11-5 23-8 35-11 11-2 24-3 36-3s24 1 36 3c12 3 24 6 35 11 11 4 22 10 32 17s19 14 28 23 16 18 23 28 13 21 17 32c5 12 8 23 11 35 2 12 3 24 3 36z">
          <text:p/>
        </draw:path>
        <draw:path draw:style-name="gr9" draw:text-style-name="P10" draw:layer="layout" svg:width="0.371cm" svg:height="0.371cm" svg:x="11.572cm" svg:y="12.945cm" svg:viewBox="0 0 372 372" svg:d="M372 185c0 13-1 25-3 37-3 13-6 24-11 36-4 11-10 22-17 32s-14 19-23 28c-9 8-18 16-28 23s-21 12-32 17-23 8-35 11c-12 2-24 3-36 3s-25-1-36-3c-12-3-24-6-35-11-13-5-23-10-33-17-11-7-20-15-29-23-8-9-16-18-23-28-6-10-12-21-17-32-4-12-8-23-10-36-3-12-4-24-4-37 0-12 1-24 4-36 2-12 6-23 10-35 5-11 11-22 17-32 7-10 15-19 23-28 9-8 18-16 29-23 10-7 20-12 33-17 11-5 23-8 35-11 11-2 24-3 36-3s24 1 36 3c12 3 24 6 35 11s22 10 32 17 19 15 28 23c9 9 16 18 23 28s13 21 17 32c5 12 8 23 11 35 2 12 3 24 3 36z">
          <text:p/>
        </draw:path>
        <draw:path draw:style-name="gr9" draw:text-style-name="P10" draw:layer="layout" svg:width="0.371cm" svg:height="0.371cm" svg:x="11.572cm" svg:y="12.945cm" svg:viewBox="0 0 372 372" svg:d="M372 185c0 13-1 25-3 37-3 13-6 24-11 36-4 11-10 22-17 32s-14 19-23 28c-9 8-18 16-28 23s-21 12-32 17-23 8-35 11c-12 2-24 3-36 3s-25-1-36-3c-12-3-24-6-35-11-13-5-23-10-33-17-11-7-20-15-29-23-8-9-16-18-23-28-6-10-12-21-17-32-4-12-8-23-10-36-3-12-4-24-4-37 0-12 1-24 4-36 2-12 6-23 10-35 5-11 11-22 17-32 7-10 15-19 23-28 9-8 18-16 29-23 10-7 20-12 33-17 11-5 23-8 35-11 11-2 24-3 36-3s24 1 36 3c12 3 24 6 35 11s22 10 32 17 19 15 28 23c9 9 16 18 23 28s13 21 17 32c5 12 8 23 11 35 2 12 3 24 3 36z">
          <text:p/>
        </draw:path>
        <draw:path draw:style-name="gr9" draw:text-style-name="P10" draw:layer="layout" svg:width="0.371cm" svg:height="0.371cm" svg:x="9.247cm" svg:y="12.945cm" svg:viewBox="0 0 372 372" svg:d="M372 185c0 13-1 25-3 37-3 13-6 24-11 36-5 11-10 22-17 32s-15 19-23 28c-9 8-18 16-28 23s-21 12-32 17c-12 5-23 8-35 11-13 2-25 3-37 3-13 0-25-1-37-3-12-3-23-6-35-11-11-5-21-10-32-17-10-7-19-15-28-23-8-9-16-18-23-28s-12-21-17-32c-5-12-8-23-11-36-2-12-3-24-3-37 0-12 1-24 3-36 3-12 6-23 11-35 5-11 10-22 17-32s15-19 23-28c9-8 18-16 28-23 11-7 21-12 32-17 12-5 23-8 35-11 12-2 24-3 37-3 12 0 24 1 37 3 12 3 23 6 35 11 11 5 22 10 32 17s19 15 28 23c8 9 16 18 23 28s12 21 17 32c5 12 8 23 11 35 2 12 3 24 3 36z">
          <text:p/>
        </draw:path>
        <draw:path draw:style-name="gr9" draw:text-style-name="P10" draw:layer="layout" svg:width="0.371cm" svg:height="0.371cm" svg:x="9.247cm" svg:y="12.945cm" svg:viewBox="0 0 372 372" svg:d="M372 185c0 13-1 25-3 37-3 13-6 24-11 36-5 11-10 22-17 32s-15 19-23 28c-9 8-18 16-28 23s-21 12-32 17c-12 5-23 8-35 11-13 2-25 3-37 3-13 0-25-1-37-3-12-3-23-6-35-11-11-5-21-10-32-17-10-7-19-15-28-23-8-9-16-18-23-28s-12-21-17-32c-5-12-8-23-11-36-2-12-3-24-3-37 0-12 1-24 3-36 3-12 6-23 11-35 5-11 10-22 17-32s15-19 23-28c9-8 18-16 28-23 11-7 21-12 32-17 12-5 23-8 35-11 12-2 24-3 37-3 12 0 24 1 37 3 12 3 23 6 35 11 11 5 22 10 32 17s19 15 28 23c8 9 16 18 23 28s12 21 17 32c5 12 8 23 11 35 2 12 3 24 3 36z">
          <text:p/>
        </draw:path>
        <draw:path draw:style-name="gr9" draw:text-style-name="P10" draw:layer="layout" svg:width="0.372cm" svg:height="0.371cm" svg:x="3.728cm" svg:y="12.945cm" svg:viewBox="0 0 373 372" svg:d="M373 185c0 13-1 25-4 37-2 13-6 24-10 36-5 11-11 22-18 32-6 10-14 19-23 28-8 8-18 16-28 23s-21 12-32 17-23 8-35 11c-12 2-24 3-36 3s-25-1-37-3c-12-3-24-6-35-11s-22-10-32-17-20-15-28-23c-9-9-16-18-23-28s-13-21-17-32c-5-12-9-23-11-36-2-12-4-24-4-37 0-12 2-24 4-36s6-23 11-35c4-11 10-22 17-32s14-19 23-28c8-8 18-16 28-23s21-12 32-17 23-8 35-11c12-2 25-3 37-3s24 1 36 3c12 3 24 6 35 11s22 10 32 17 20 15 28 23c9 9 17 18 23 28 7 10 13 21 18 32 4 12 8 23 10 35 3 12 4 24 4 36z">
          <text:p/>
        </draw:path>
        <draw:path draw:style-name="gr9" draw:text-style-name="P10" draw:layer="layout" svg:width="0.372cm" svg:height="0.371cm" svg:x="3.728cm" svg:y="12.945cm" svg:viewBox="0 0 373 372" svg:d="M373 185c0 13-1 25-4 37-2 13-6 24-10 36-5 11-11 22-18 32-6 10-14 19-23 28-8 8-18 16-28 23s-21 12-32 17-23 8-35 11c-12 2-24 3-36 3s-25-1-37-3c-12-3-24-6-35-11s-22-10-32-17-20-15-28-23c-9-9-16-18-23-28s-13-21-17-32c-5-12-9-23-11-36-2-12-4-24-4-37 0-12 2-24 4-36s6-23 11-35c4-11 10-22 17-32s14-19 23-28c8-8 18-16 28-23s21-12 32-17 23-8 35-11c12-2 25-3 37-3s24 1 36 3c12 3 24 6 35 11s22 10 32 17 20 15 28 23c9 9 17 18 23 28 7 10 13 21 18 32 4 12 8 23 10 35 3 12 4 24 4 36z">
          <text:p/>
        </draw:path>
        <draw:path draw:style-name="gr9" draw:text-style-name="P10" draw:layer="layout" svg:width="0.372cm" svg:height="0.371cm" svg:x="1.12cm" svg:y="12.945cm" svg:viewBox="0 0 373 372" svg:d="M373 185c0 13-2 25-4 37-2 13-6 24-11 36-4 11-10 22-17 32s-14 19-23 28c-8 8-18 16-28 23s-21 12-32 17-23 8-35 11c-12 2-24 3-36 3-13 0-25-1-37-3-12-3-24-6-35-11s-22-10-32-17-20-15-28-23c-9-9-17-18-23-28-7-10-13-21-18-32-4-12-8-23-10-36-3-12-4-24-4-37 0-12 1-24 4-36 2-12 6-23 10-35 5-11 11-22 18-32 6-10 14-19 23-28 8-8 18-16 28-23s21-12 32-17 23-8 35-11c12-2 24-3 37-3 12 0 24 1 36 3 12 3 24 6 35 11s22 10 32 17 20 15 28 23c9 9 16 18 23 28s13 21 17 32c5 12 9 23 11 35s4 24 4 36z">
          <text:p/>
        </draw:path>
        <draw:path draw:style-name="gr9" draw:text-style-name="P10" draw:layer="layout" svg:width="0.372cm" svg:height="0.371cm" svg:x="1.12cm" svg:y="12.945cm" svg:viewBox="0 0 373 372" svg:d="M373 185c0 13-2 25-4 37-2 13-6 24-11 36-4 11-10 22-17 32s-14 19-23 28c-8 8-18 16-28 23s-21 12-32 17-23 8-35 11c-12 2-24 3-36 3-13 0-25-1-37-3-12-3-24-6-35-11s-22-10-32-17-20-15-28-23c-9-9-17-18-23-28-7-10-13-21-18-32-4-12-8-23-10-36-3-12-4-24-4-37 0-12 1-24 4-36 2-12 6-23 10-35 5-11 11-22 18-32 6-10 14-19 23-28 8-8 18-16 28-23s21-12 32-17 23-8 35-11c12-2 24-3 37-3 12 0 24 1 36 3 12 3 24 6 35 11s22 10 32 17 20 15 28 23c9 9 16 18 23 28s13 21 17 32c5 12 9 23 11 35s4 24 4 36z">
          <text:p/>
        </draw:path>
        <draw:path draw:style-name="gr9" draw:text-style-name="P10" draw:layer="layout" svg:width="0.372cm" svg:height="0.372cm" svg:x="1.12cm" svg:y="2.863cm" svg:viewBox="0 0 373 373" svg:d="M373 186c0 12-2 24-4 36s-6 24-11 35c-4 11-10 22-17 32-7 11-14 21-23 29-8 9-18 17-28 24-10 6-21 12-32 17-11 4-23 8-35 10-12 3-24 4-36 4-13 0-25-1-37-4-12-2-24-6-35-10-11-5-22-11-32-17-10-7-20-15-28-24-9-8-17-18-23-29-7-10-13-21-18-32-4-11-8-23-10-35-3-12-4-24-4-36s1-24 4-36c2-12 6-24 10-35 5-11 11-22 18-32 6-10 14-20 23-28 8-9 18-16 28-23s21-13 32-17c11-5 23-9 35-11s24-4 37-4c12 0 24 2 36 4s24 6 35 11c11 4 22 10 32 17s20 14 28 23c9 8 16 18 23 28s13 21 17 32c5 11 9 23 11 35s4 24 4 36z">
          <text:p/>
        </draw:path>
        <draw:frame draw:style-name="gr5" draw:text-style-name="P6" draw:layer="layout" svg:width="1.64cm" svg:height="0.243cm" svg:x="25.268cm" svg:y="8.491cm">
          <draw:text-box>
            <text:p text:style-name="P5"><text:span text:style-name="T2">Quarto (0.189 m2)</text:span></text:p>
          </draw:text-box>
        </draw:frame>
        <draw:path draw:style-name="gr6" draw:text-style-name="P7" draw:layer="layout" svg:width="1.755cm" svg:height="0.202cm" svg:x="7.755cm" svg:y="8.637cm" svg:viewBox="0 0 1756 203" svg:d="M23 82c0 23 3 41 11 51 8 11 20 16 37 16s29-5 37-16c8-10 12-28 12-51 0-24-4-41-12-51s-20-15-37-15-29 5-37 15-11 27-11 51zM0 82c0-50 24-75 71-75 23 0 41 6 53 19 12 12 19 31 19 56 0 36-14 59-39 70l5 7c7 8 12 13 16 17 5 3 9 5 15 5l9-1v7c-2 1-5 2-10 3s-9 2-13 2c-5 0-9-1-13-3s-8-4-13-8c-4-4-10-12-20-24-2 0-6 1-9 1-23 0-41-7-53-19-12-13-18-33-18-57zM186 126c0 13 6 19 18 19 9 0 17-1 25-3v-82l-15-3v-5h33v96l13 3v4h-30l-1-8c-5 3-11 5-18 7-6 3-12 4-17 4-17 0-26-10-26-30v-68l-13-3v-5h31zM314 50c11 0 20 2 25 7 5 4 8 11 8 21v70l12 3v4h-28l-2-10c-8 8-18 13-31 13-18 0-27-11-27-31 0-7 2-12 4-17 3-5 7-9 13-11s14-4 25-4h16v-16c0-7-2-12-4-16-3-3-7-5-12-5-7 0-14 2-20 5l-4 13h-6v-22c12-3 22-4 31-4zM329 102l-15 1c-9 0-16 2-19 6-4 4-5 10-5 17 0 13 5 20 15 20 5 0 9-1 13-2 3-1 7-3 11-4zM435 49v28h-5l-6-12c-4 0-8 1-13 2s-9 2-13 3v78l17 3v4h-48v-4l13-3v-88l-13-3v-5h30l1 13c4-4 10-7 17-11 8-3 14-5 18-5zM473 158c-7 0-12-2-16-7-3-4-5-10-5-17v-73h-13v-5l13-4 11-23h7v23h24v9h-24v71c0 5 1 8 3 11 2 2 5 3 9 3s9 0 15-1v7c-2 1-6 3-11 4s-9 2-13 2zM601 103c0 37-16 55-48 55-15 0-27-5-34-14-8-9-12-23-12-41 0-17 4-31 12-40 7-9 19-14 35-14s27 5 35 14 12 22 12 40zM582 103c0-16-3-27-7-34-5-7-12-11-22-11-9 0-16 4-20 10-4 7-7 19-7 35 0 17 3 29 7 36s11 10 20 10c10 0 17-4 22-11 4-7 7-18 7-35zM696 101c0 20 1 35 4 46 2 11 6 20 12 28 5 8 12 14 20 19v9c-14-8-25-16-33-25s-14-20-18-32-6-27-6-45 2-32 6-44c3-13 9-23 17-32s20-17 34-25v9c-9 5-16 12-21 20-5 7-9 17-11 27-3 11-4 26-4 45zM842 116c0 13-4 23-13 30-9 8-22 12-39 12-13 0-26-2-39-5l-1-31h7l5 21c3 1 7 3 12 4s10 2 15 2c11 0 19-3 25-8 5-5 8-14 8-26 0-11-2-18-7-23s-13-8-24-8l-15-1v-9l15-1c8-1 14-3 18-8 4-4 6-11 6-21s-2-17-6-21c-4-5-11-7-20-7-4 0-8 1-12 2-5 1-8 2-12 4l-3 18h-7v-28c7-2 13-4 18-4 5-1 11-1 16-1 31 0 46 12 46 36 0 10-2 18-8 24-5 6-13 10-23 11 13 2 22 5 29 11 6 6 9 15 9 27zM873 43h-8v-34h91v8l-65 138h-14l63-130h-64zM1003 145c0 4-1 7-4 10-2 2-5 4-9 4s-7-2-10-4c-2-3-3-6-3-10 0-3 1-6 3-9 3-2 6-4 10-4 3 0 7 2 9 4 3 3 4 6 4 9zM1116 44c0 8-2 15-6 20-4 6-9 10-16 13 9 3 15 8 20 14 4 7 6 15 6 25 0 14-3 24-11 31s-20 11-36 11c-31 0-47-14-47-42 0-11 2-19 7-25s11-11 19-14c-6-3-12-7-16-13-4-5-5-12-5-20 0-12 3-21 11-28 7-6 18-10 31-10 14 0 24 4 32 10 7 7 11 16 11 28zM1101 116c0-13-2-21-7-26-4-5-12-8-21-8-10 0-17 2-21 7s-6 14-6 27c0 12 2 21 6 26s11 7 21 7c9 0 16-3 21-8s7-13 7-25zM1096 44c0-10-2-17-5-22-4-5-10-7-18-7s-14 2-17 7c-4 4-6 12-6 22s2 17 6 22c3 4 9 6 17 6s14-2 18-6c4-5 5-12 5-22zM1197 147l30 3v5h-79v-5l30-3v-120l-29 10v-5l42-25h6zM1343 116c0 13-5 23-14 30-9 8-21 12-38 12-14 0-27-2-39-5l-1-31h7l5 21c3 1 7 3 12 4s10 2 14 2c12 0 20-3 26-8 5-5 8-14 8-26 0-11-3-18-8-23s-13-8-23-8l-16-1v-9l16-1c8-1 14-3 18-8 4-4 6-11 6-21s-2-17-6-21c-5-5-11-7-21-7-3 0-7 1-12 2-4 1-8 2-11 4l-4 18h-7v-28c7-2 14-4 19-4 5-1 10-1 15-1 32 0 47 12 47 36 0 10-3 18-8 24-6 6-14 10-24 11 13 2 23 5 29 11 7 6 10 15 10 27zM1442 60c6-3 12-5 18-7s11-4 16-4 9 1 14 3c4 2 7 5 9 9 6-3 12-6 20-8 7-2 14-4 19-4 17 0 26 11 26 31v68l13 3v4h-47v-4l16-3v-66c0-13-6-19-18-19-2 0-4 0-6 0-3 1-5 1-8 1-2 1-5 1-7 2-2 0-4 0-6 1 1 4 2 8 2 13v68l15 3v4h-48v-4l15-3v-66c0-6-2-11-5-14-3-4-7-5-13-5-7 0-15 1-24 3v82l15 3v4h-46v-4l13-3v-88l-13-3v-5h30zM1679 155h-89v-16l20-18c13-11 23-22 29-29s10-14 13-21c2-8 4-16 4-26 0-9-2-17-7-22-4-4-11-7-21-7-3 0-7 1-11 2s-8 2-11 4l-4 18h-7v-28c13-3 24-5 33-5 16 0 28 3 36 10s12 16 12 28c0 8-1 16-4 23-4 7-8 14-15 22-6 7-17 18-32 31-7 5-14 11-21 18h75zM1699 203v-9c8-5 15-11 20-19s9-17 12-28c3-12 4-27 4-46s-1-34-4-45c-2-10-6-20-11-27-6-8-13-15-21-20v-9c14 8 25 16 33 25s14 19 18 32c4 12 6 26 6 44s-2 33-6 45-10 23-18 32-19 17-33 25z">
          <text:p/>
        </draw:path>
        <draw:frame draw:style-name="gr5" draw:text-style-name="P6" draw:layer="layout" svg:width="1.75cm" svg:height="0.243cm" svg:x="7.746cm" svg:y="8.593cm">
          <draw:text-box>
            <text:p text:style-name="P5"><text:span text:style-name="T2">Quarto (37.813 m2)</text:span></text:p>
          </draw:text-box>
        </draw:frame>
        <draw:frame draw:style-name="gr5" draw:text-style-name="P6" draw:layer="layout" svg:width="1.75cm" svg:height="0.243cm" svg:x="7.746cm" svg:y="8.593cm">
          <draw:text-box>
            <text:p text:style-name="P5"><text:span text:style-name="T2">Quarto (37.813 m2)</text:span></text:p>
          </draw:text-box>
        </draw:frame>
        <draw:polygon draw:style-name="gr8" draw:text-style-name="P9" draw:layer="layout" svg:width="7.834cm" svg:height="0.188cm" svg:x="17.049cm" svg:y="2.928cm" svg:viewBox="0 0 7835 189" draw:points="0,0 187,189 7647,189 7835,0">
          <text:p/>
        </draw:polygon>
        <draw:polygon draw:style-name="gr8" draw:text-style-name="P9" draw:layer="layout" svg:width="0.188cm" svg:height="5.785cm" svg:x="24.695cm" svg:y="2.928cm" svg:viewBox="0 0 189 5786" draw:points="189,0 0,188 0,5597 189,5786">
          <text:p/>
        </draw:polygon>
        <draw:polygon draw:style-name="gr8" draw:text-style-name="P9" draw:layer="layout" svg:width="6.405cm" svg:height="0.218cm" svg:x="18.478cm" svg:y="8.495cm" svg:viewBox="0 0 6406 219" draw:points="6406,219 6218,30 0,0 0,189 92,189">
          <text:p/>
        </draw:polygon>
        <draw:polygon draw:style-name="gr10" draw:text-style-name="P11" draw:layer="layout" svg:width="6.217cm" svg:height="0.03cm" svg:x="18.478cm" svg:y="8.588cm" svg:viewBox="0 0 6218 31" draw:points="6218,31 0,0">
          <text:p/>
        </draw:polygon>
        <draw:polygon draw:style-name="gr8" draw:text-style-name="P9" draw:layer="layout" svg:width="9.839cm" svg:height="0.216cm" svg:x="18.478cm" svg:y="8.498cm" svg:viewBox="0 0 9840 217" draw:points="93,0 0,186 0,188 9653,217 9840,29">
          <text:p/>
        </draw:polygon>
        <draw:polygon draw:style-name="gr10" draw:text-style-name="P11" draw:layer="layout" svg:width="9.652cm" svg:height="0.03cm" svg:x="18.478cm" svg:y="8.592cm" svg:viewBox="0 0 9653 31" draw:points="0,0 9653,31">
          <text:p/>
        </draw:polygon>
        <draw:polygon draw:style-name="gr8" draw:text-style-name="P9" draw:layer="layout" svg:width="0.187cm" svg:height="5.775cm" svg:x="28.13cm" svg:y="8.527cm" svg:viewBox="0 0 188 5776" draw:points="188,0 0,188 0,5589 188,5776">
          <text:p/>
        </draw:polygon>
        <draw:polygon draw:style-name="gr8" draw:text-style-name="P9" draw:layer="layout" svg:width="8.074cm" svg:height="0.187cm" svg:x="20.243cm" svg:y="14.115cm" svg:viewBox="0 0 8075 188" draw:points="8075,188 7887,0 187,0 0,188">
          <text:p/>
        </draw:polygon>
        <draw:polygon draw:style-name="gr8" draw:text-style-name="P9" draw:layer="layout" svg:width="1.952cm" svg:height="0.187cm" svg:x="18.478cm" svg:y="13.137cm" svg:viewBox="0 0 1953 188" draw:points="1766,188 1953,0 0,0 0,188">
          <text:p/>
        </draw:polygon>
        <draw:polygon draw:style-name="gr8" draw:text-style-name="P9" draw:layer="layout" svg:width="6.757cm" svg:height="0.187cm" svg:x="11.721cm" svg:y="13.137cm" svg:viewBox="0 0 6758 188" draw:points="6758,188 6758,0 187,0 0,188">
          <text:p/>
        </draw:polygon>
        <draw:polygon draw:style-name="gr8" draw:text-style-name="P9" draw:layer="layout" svg:width="5.515cm" svg:height="0.187cm" svg:x="11.721cm" svg:y="8.498cm" svg:viewBox="0 0 5516 188" draw:points="0,0 187,188 5516,188 5329,0">
          <text:p/>
        </draw:polygon>
        <draw:polygon draw:style-name="gr8" draw:text-style-name="P9" draw:layer="layout" svg:width="0.187cm" svg:height="5.757cm" svg:x="17.049cm" svg:y="2.928cm" svg:viewBox="0 0 188 5758" draw:points="0,5570 188,5758 188,188 0,0">
          <text:p/>
        </draw:polygon>
        <draw:polygon draw:style-name="gr8" draw:text-style-name="P9" draw:layer="layout" svg:width="0.187cm" svg:height="4.826cm" svg:x="11.721cm" svg:y="8.498cm" svg:viewBox="0 0 188 4827" draw:points="0,4827 188,4640 188,187 0,0">
          <text:p/>
        </draw:polygon>
        <draw:polygon draw:style-name="gr8" draw:text-style-name="P9" draw:layer="layout" svg:width="0.187cm" svg:height="1.165cm" svg:x="20.243cm" svg:y="13.137cm" svg:viewBox="0 0 188 1166" draw:points="0,1166 188,979 188,0 0,187">
          <text:p/>
        </draw:polygon>
        <draw:path draw:style-name="gr9" draw:text-style-name="P10" draw:layer="layout" svg:width="0.371cm" svg:height="0.371cm" svg:x="16.956cm" svg:y="2.836cm" svg:viewBox="0 0 372 372" svg:d="M372 185c0 13-1 25-3 37-3 11-6 23-11 34-5 12-10 22-17 32-7 11-15 20-23 29-9 9-18 17-29 24-11 6-21 12-32 17-12 5-23 8-35 10-12 3-24 4-37 4-12 0-24-1-36-4-12-2-23-5-35-10-11-5-22-11-32-17-10-7-19-15-28-24-8-9-16-18-23-29-7-10-12-20-17-32-5-11-8-23-11-34-2-12-3-24-3-37 0-12 1-24 3-36 3-12 6-23 11-35 5-11 10-22 17-32s15-19 23-28c9-9 18-16 28-23s21-13 32-17c12-5 23-8 35-11 12-2 24-3 36-3 13 0 25 1 37 3 12 3 23 6 35 11 11 4 21 10 32 17s20 14 29 23c8 9 16 18 23 28s12 21 17 32c5 12 8 23 11 35 2 12 3 24 3 36z">
          <text:p/>
        </draw:path>
        <draw:path draw:style-name="gr9" draw:text-style-name="P10" draw:layer="layout" svg:width="0.372cm" svg:height="0.371cm" svg:x="24.604cm" svg:y="2.836cm" svg:viewBox="0 0 373 372" svg:d="M373 185c0 13-1 25-4 37-2 11-6 23-10 34-5 12-11 22-18 32-6 11-14 20-23 29-8 9-18 17-28 24-10 6-21 12-32 17s-23 8-35 10c-12 3-24 4-36 4s-24-1-36-4c-12-2-24-5-35-10s-22-11-32-17c-10-7-21-15-29-24-9-9-17-18-23-29-7-10-13-20-17-32-5-11-9-23-11-34-2-12-4-24-4-37 0-12 2-24 4-36s6-23 11-35c4-11 10-22 17-32 6-10 14-19 23-28 8-9 19-16 29-23s21-13 32-17c11-5 23-8 35-11 12-2 24-3 36-3s24 1 36 3c12 3 24 6 35 11 11 4 22 10 32 17s20 14 28 23c9 9 17 18 23 28 7 10 13 21 18 32 4 12 8 23 10 35 3 12 4 24 4 36z">
          <text:p/>
        </draw:path>
        <draw:path draw:style-name="gr9" draw:text-style-name="P10" draw:layer="layout" svg:width="0.372cm" svg:height="0.371cm" svg:x="24.604cm" svg:y="2.836cm" svg:viewBox="0 0 373 372" svg:d="M373 185c0 13-1 25-4 37-2 11-6 23-10 34-5 12-11 22-18 32-6 11-14 20-23 29-8 9-18 17-28 24-10 6-21 12-32 17s-23 8-35 10c-12 3-24 4-36 4s-24-1-36-4c-12-2-24-5-35-10s-22-11-32-17c-10-7-21-15-29-24-9-9-17-18-23-29-7-10-13-20-17-32-5-11-9-23-11-34-2-12-4-24-4-37 0-12 2-24 4-36s6-23 11-35c4-11 10-22 17-32 6-10 14-19 23-28 8-9 19-16 29-23s21-13 32-17c11-5 23-8 35-11 12-2 24-3 36-3s24 1 36 3c12 3 24 6 35 11 11 4 22 10 32 17s20 14 28 23c9 9 17 18 23 28 7 10 13 21 18 32 4 12 8 23 10 35 3 12 4 24 4 36z">
          <text:p/>
        </draw:path>
        <draw:path draw:style-name="gr9" draw:text-style-name="P10" draw:layer="layout" svg:width="0.372cm" svg:height="0.372cm" svg:x="24.604cm" svg:y="8.434cm" svg:viewBox="0 0 373 373" svg:d="M373 186c0 12-1 24-4 36-2 12-6 24-10 35-5 11-11 22-18 33-6 10-14 20-23 28-8 9-18 17-28 23-10 7-21 13-32 18-11 4-23 8-35 10-12 3-24 4-36 4s-24-1-36-4c-12-2-24-6-35-10-11-5-22-11-32-18-10-6-21-14-29-23-9-8-17-18-23-28-7-11-13-22-17-33-5-11-9-23-11-35s-4-24-4-36 2-24 4-36 6-24 11-35c4-11 10-22 17-32 6-10 14-20 23-28 8-9 19-17 29-23 10-7 21-13 32-18 11-4 23-8 35-10s24-4 36-4 24 2 36 4 24 6 35 10c11 5 22 11 32 18 10 6 20 14 28 23 9 8 17 18 23 28 7 10 13 21 18 32 4 11 8 23 10 35 3 12 4 24 4 36z">
          <text:p/>
        </draw:path>
        <draw:path draw:style-name="gr9" draw:text-style-name="P10" draw:layer="layout" svg:width="0.372cm" svg:height="0.372cm" svg:x="24.604cm" svg:y="8.434cm" svg:viewBox="0 0 373 373" svg:d="M373 186c0 12-1 24-4 36-2 12-6 24-10 35-5 11-11 22-18 33-6 10-14 20-23 28-8 9-18 17-28 23-10 7-21 13-32 18-11 4-23 8-35 10-12 3-24 4-36 4s-24-1-36-4c-12-2-24-6-35-10-11-5-22-11-32-18-10-6-21-14-29-23-9-8-17-18-23-28-7-11-13-22-17-33-5-11-9-23-11-35s-4-24-4-36 2-24 4-36 6-24 11-35c4-11 10-22 17-32 6-10 14-20 23-28 8-9 19-17 29-23 10-7 21-13 32-18 11-4 23-8 35-10s24-4 36-4 24 2 36 4 24 6 35 10c11 5 22 11 32 18 10 6 20 14 28 23 9 8 17 18 23 28 7 10 13 21 18 32 4 11 8 23 10 35 3 12 4 24 4 36z">
          <text:p/>
        </draw:path>
        <draw:path draw:style-name="gr9" draw:text-style-name="P10" draw:layer="layout" svg:width="0.372cm" svg:height="0.371cm" svg:x="18.385cm" svg:y="8.405cm" svg:viewBox="0 0 373 372" svg:d="M373 185c0 13-2 25-4 37s-6 23-11 35c-4 11-11 22-18 32-6 10-14 19-23 29-8 8-18 16-28 23s-21 12-32 17-23 8-35 11c-12 2-24 3-36 3s-24-1-36-3c-12-3-24-6-35-11s-22-10-32-17-20-15-28-23c-9-10-17-19-23-29-7-10-13-21-18-32-4-12-8-23-10-35-3-12-4-24-4-37 0-12 1-24 4-36 2-12 6-23 10-35 5-11 11-22 18-32 6-10 14-19 23-28 8-8 18-16 28-23s21-12 32-17 23-8 35-11c12-2 24-3 36-3s24 1 36 3c12 3 24 6 35 11s22 10 32 17 20 15 28 23c9 9 17 18 23 28 7 10 14 21 18 32 5 12 9 23 11 35s4 24 4 36z">
          <text:p/>
        </draw:path>
        <draw:path draw:style-name="gr9" draw:text-style-name="P10" draw:layer="layout" svg:width="0.372cm" svg:height="0.371cm" svg:x="18.385cm" svg:y="8.405cm" svg:viewBox="0 0 373 372" svg:d="M373 185c0 13-2 25-4 37s-6 23-11 35c-4 11-11 22-18 32-6 10-14 19-23 29-8 8-18 16-28 23s-21 12-32 17-23 8-35 11c-12 2-24 3-36 3s-24-1-36-3c-12-3-24-6-35-11s-22-10-32-17-20-15-28-23c-9-10-17-19-23-29-7-10-13-21-18-32-4-12-8-23-10-35-3-12-4-24-4-37 0-12 1-24 4-36 2-12 6-23 10-35 5-11 11-22 18-32 6-10 14-19 23-28 8-8 18-16 28-23s21-12 32-17 23-8 35-11c12-2 24-3 36-3s24 1 36 3c12 3 24 6 35 11s22 10 32 17 20 15 28 23c9 9 17 18 23 28 7 10 14 21 18 32 5 12 9 23 11 35s4 24 4 36z">
          <text:p/>
        </draw:path>
        <draw:path draw:style-name="gr9" draw:text-style-name="P10" draw:layer="layout" svg:width="0.371cm" svg:height="0.372cm" svg:x="28.039cm" svg:y="8.434cm" svg:viewBox="0 0 372 373" svg:d="M372 186c0 12-1 24-3 36-3 12-6 24-11 35s-10 22-18 33c-7 10-15 20-23 28-9 9-18 17-28 23-10 7-21 13-32 18-12 4-23 8-35 10-12 3-24 4-36 4-13 0-25-1-37-4-12-2-23-6-35-10-11-5-21-11-32-18-10-6-19-14-28-23-8-8-16-18-23-28-7-11-12-22-17-33s-8-23-11-35c-2-12-3-24-3-36s1-24 3-36c3-12 6-24 11-35s10-22 17-32 15-20 23-28c9-9 18-17 28-23 11-7 21-13 32-18 12-4 23-8 35-10s24-4 37-4c12 0 24 2 36 4s23 6 35 10c11 5 22 11 32 18 10 6 19 14 28 23 8 8 16 18 23 28 8 10 13 21 18 32s8 23 11 35c2 12 3 24 3 36z">
          <text:p/>
        </draw:path>
        <draw:path draw:style-name="gr9" draw:text-style-name="P10" draw:layer="layout" svg:width="0.371cm" svg:height="0.372cm" svg:x="28.039cm" svg:y="8.434cm" svg:viewBox="0 0 372 373" svg:d="M372 186c0 12-1 24-3 36-3 12-6 24-11 35s-10 22-18 33c-7 10-15 20-23 28-9 9-18 17-28 23-10 7-21 13-32 18-12 4-23 8-35 10-12 3-24 4-36 4-13 0-25-1-37-4-12-2-23-6-35-10-11-5-21-11-32-18-10-6-19-14-28-23-8-8-16-18-23-28-7-11-12-22-17-33s-8-23-11-35c-2-12-3-24-3-36s1-24 3-36c3-12 6-24 11-35s10-22 17-32 15-20 23-28c9-9 18-17 28-23 11-7 21-13 32-18 12-4 23-8 35-10s24-4 37-4c12 0 24 2 36 4s23 6 35 10c11 5 22 11 32 18 10 6 19 14 28 23 8 8 16 18 23 28 8 10 13 21 18 32s8 23 11 35c2 12 3 24 3 36z">
          <text:p/>
        </draw:path>
        <draw:path draw:style-name="gr9" draw:text-style-name="P10" draw:layer="layout" svg:width="0.371cm" svg:height="0.371cm" svg:x="28.039cm" svg:y="14.024cm" svg:viewBox="0 0 372 372" svg:d="M372 185c0 13-1 25-3 37-3 12-6 23-11 34-5 13-10 23-18 34-7 10-15 19-23 28-9 8-18 16-28 23s-21 12-32 17c-12 5-23 8-35 11-12 2-24 3-36 3-13 0-25-1-37-3-12-3-23-6-35-11-11-5-21-10-32-17-10-7-19-15-28-23-8-9-16-18-23-28-7-11-12-21-17-34-5-11-8-22-11-34-2-12-3-24-3-37 0-12 1-24 3-36 3-12 6-23 11-35 5-11 10-22 17-32s15-19 23-28c9-9 18-16 28-23 11-7 21-12 32-17 12-5 23-8 35-11 12-2 24-3 37-3 12 0 24 1 36 3 12 3 23 6 35 11 11 5 22 10 32 17s19 14 28 23c8 9 16 18 23 28 8 10 13 21 18 32 5 12 8 23 11 35 2 12 3 24 3 36z">
          <text:p/>
        </draw:path>
        <draw:path draw:style-name="gr9" draw:text-style-name="P10" draw:layer="layout" svg:width="0.371cm" svg:height="0.371cm" svg:x="28.039cm" svg:y="14.024cm" svg:viewBox="0 0 372 372" svg:d="M372 185c0 13-1 25-3 37-3 12-6 23-11 34-5 13-10 23-18 34-7 10-15 19-23 28-9 8-18 16-28 23s-21 12-32 17c-12 5-23 8-35 11-12 2-24 3-36 3-13 0-25-1-37-3-12-3-23-6-35-11-11-5-21-10-32-17-10-7-19-15-28-23-8-9-16-18-23-28-7-11-12-21-17-34-5-11-8-22-11-34-2-12-3-24-3-37 0-12 1-24 3-36 3-12 6-23 11-35 5-11 10-22 17-32s15-19 23-28c9-9 18-16 28-23 11-7 21-12 32-17 12-5 23-8 35-11 12-2 24-3 37-3 12 0 24 1 36 3 12 3 23 6 35 11 11 5 22 10 32 17s19 14 28 23c8 9 16 18 23 28 8 10 13 21 18 32 5 12 8 23 11 35 2 12 3 24 3 36z">
          <text:p/>
        </draw:path>
        <draw:path draw:style-name="gr9" draw:text-style-name="P10" draw:layer="layout" svg:width="0.371cm" svg:height="0.371cm" svg:x="20.15cm" svg:y="14.024cm" svg:viewBox="0 0 372 372" svg:d="M372 185c0 13-1 25-3 37-3 12-6 23-11 34-5 13-10 23-17 34-7 10-15 19-23 28-9 8-18 16-28 23s-21 12-32 17c-12 5-23 8-35 11-12 2-24 3-36 3-13 0-25-1-37-3-12-3-23-6-35-11-11-5-21-10-32-17-10-7-20-15-29-23-8-9-16-18-23-28-7-11-12-21-17-34-5-11-8-22-11-34-2-12-3-24-3-37 0-12 1-24 3-36 3-12 6-23 11-35 5-11 10-22 17-32s15-19 23-28c9-9 19-16 29-23 11-7 21-12 32-17 12-5 23-8 35-11 12-2 24-3 37-3 12 0 24 1 36 3 12 3 23 6 35 11 11 5 22 10 32 17s19 14 28 23c8 9 16 18 23 28s12 21 17 32c5 12 8 23 11 35 2 12 3 24 3 36z">
          <text:p/>
        </draw:path>
        <draw:path draw:style-name="gr9" draw:text-style-name="P10" draw:layer="layout" svg:width="0.371cm" svg:height="0.371cm" svg:x="20.15cm" svg:y="14.024cm" svg:viewBox="0 0 372 372" svg:d="M372 185c0 13-1 25-3 37-3 12-6 23-11 34-5 13-10 23-17 34-7 10-15 19-23 28-9 8-18 16-28 23s-21 12-32 17c-12 5-23 8-35 11-12 2-24 3-36 3-13 0-25-1-37-3-12-3-23-6-35-11-11-5-21-10-32-17-10-7-20-15-29-23-8-9-16-18-23-28-7-11-12-21-17-34-5-11-8-22-11-34-2-12-3-24-3-37 0-12 1-24 3-36 3-12 6-23 11-35 5-11 10-22 17-32s15-19 23-28c9-9 19-16 29-23 11-7 21-12 32-17 12-5 23-8 35-11 12-2 24-3 37-3 12 0 24 1 36 3 12 3 23 6 35 11 11 5 22 10 32 17s19 14 28 23c8 9 16 18 23 28s12 21 17 32c5 12 8 23 11 35 2 12 3 24 3 36z">
          <text:p/>
        </draw:path>
        <draw:path draw:style-name="gr9" draw:text-style-name="P10" draw:layer="layout" svg:width="0.371cm" svg:height="0.371cm" svg:x="20.15cm" svg:y="13.046cm" svg:viewBox="0 0 372 372" svg:d="M372 186c0 12-1 24-3 36-3 12-6 24-11 35-5 12-10 22-17 32-7 11-15 20-23 29-9 8-18 16-28 23-10 6-21 12-32 17-12 4-23 8-35 10-12 3-24 4-36 4-13 0-25-1-37-4-12-2-23-6-35-10-11-5-21-11-32-17-10-7-20-15-29-23-8-9-16-18-23-29-7-10-12-20-17-32-5-11-8-23-11-35-2-12-3-24-3-36s1-24 3-36c3-12 6-24 11-36 5-11 10-22 17-32s15-19 23-28c9-9 19-16 29-23 11-7 21-13 32-17 12-5 23-9 35-11s24-3 37-3c12 0 24 1 36 3s23 6 35 11c11 4 22 10 32 17s19 14 28 23c8 9 16 18 23 28s12 21 17 32c5 12 8 24 11 36 2 12 3 24 3 36z">
          <text:p/>
        </draw:path>
        <draw:path draw:style-name="gr9" draw:text-style-name="P10" draw:layer="layout" svg:width="0.371cm" svg:height="0.371cm" svg:x="20.15cm" svg:y="13.046cm" svg:viewBox="0 0 372 372" svg:d="M372 186c0 12-1 24-3 36-3 12-6 24-11 35-5 12-10 22-17 32-7 11-15 20-23 29-9 8-18 16-28 23-10 6-21 12-32 17-12 4-23 8-35 10-12 3-24 4-36 4-13 0-25-1-37-4-12-2-23-6-35-10-11-5-21-11-32-17-10-7-20-15-29-23-8-9-16-18-23-29-7-10-12-20-17-32-5-11-8-23-11-35-2-12-3-24-3-36s1-24 3-36c3-12 6-24 11-36 5-11 10-22 17-32s15-19 23-28c9-9 19-16 29-23 11-7 21-13 32-17 12-5 23-9 35-11s24-3 37-3c12 0 24 1 36 3s23 6 35 11c11 4 22 10 32 17s19 14 28 23c8 9 16 18 23 28s12 21 17 32c5 12 8 24 11 36 2 12 3 24 3 36z">
          <text:p/>
        </draw:path>
        <draw:path draw:style-name="gr9" draw:text-style-name="P10" draw:layer="layout" svg:width="0.371cm" svg:height="0.371cm" svg:x="18.293cm" svg:y="13.046cm" svg:viewBox="0 0 372 372" svg:d="M372 186c0 12-1 24-4 36-2 12-6 24-10 35-5 12-11 22-17 32-7 11-15 20-23 29-9 8-18 16-29 23-10 6-20 12-32 17-11 4-23 8-34 10-12 3-25 4-37 4s-24-1-36-4c-12-2-23-6-35-10-11-5-22-11-32-17-10-7-20-15-29-23-9-9-16-18-23-29-7-10-13-20-17-32-5-11-8-23-11-35-2-12-3-24-3-36s1-24 3-36c3-12 6-24 11-36 4-11 10-22 17-32s14-19 23-28 19-16 29-23 21-13 32-17c12-5 23-9 35-11s24-3 36-3 25 1 37 3c11 2 23 6 34 11 12 4 22 10 32 17 11 7 20 14 29 23 8 9 16 18 23 28 6 10 12 21 17 32 4 12 8 24 10 36 3 12 4 24 4 36z">
          <text:p/>
        </draw:path>
        <draw:path draw:style-name="gr9" draw:text-style-name="P10" draw:layer="layout" svg:width="0.371cm" svg:height="0.371cm" svg:x="18.293cm" svg:y="13.046cm" svg:viewBox="0 0 372 372" svg:d="M372 186c0 12-1 24-4 36-2 12-6 24-10 35-5 12-11 22-17 32-7 11-15 20-23 29-9 8-18 16-29 23-10 6-20 12-32 17-11 4-23 8-34 10-12 3-25 4-37 4s-24-1-36-4c-12-2-23-6-35-10-11-5-22-11-32-17-10-7-20-15-29-23-9-9-16-18-23-29-7-10-13-20-17-32-5-11-8-23-11-35-2-12-3-24-3-36s1-24 3-36c3-12 6-24 11-36 4-11 10-22 17-32s14-19 23-28 19-16 29-23 21-13 32-17c12-5 23-9 35-11s24-3 36-3 25 1 37 3c11 2 23 6 34 11 12 4 22 10 32 17 11 7 20 14 29 23 8 9 16 18 23 28 6 10 12 21 17 32 4 12 8 24 10 36 3 12 4 24 4 36z">
          <text:p/>
        </draw:path>
        <draw:path draw:style-name="gr9" draw:text-style-name="P10" draw:layer="layout" svg:width="0.371cm" svg:height="0.371cm" svg:x="11.628cm" svg:y="13.046cm" svg:viewBox="0 0 372 372" svg:d="M372 186c0 12-1 24-3 36-3 12-6 24-11 35-5 12-10 22-17 32-7 11-15 20-23 29-9 8-18 16-28 23-11 6-21 12-33 17-11 4-22 8-34 10-12 3-24 4-37 4-12 0-24-1-36-4-12-2-23-6-35-10-11-5-22-11-32-17-10-7-19-15-29-23-8-9-16-18-23-29-7-10-12-20-17-32-5-11-8-23-11-35-2-12-3-24-3-36s1-24 3-36c3-12 6-24 11-36 5-11 10-22 17-32s15-19 23-28c10-9 19-16 29-23s21-13 32-17c12-5 23-9 35-11s24-3 36-3c13 0 25 1 37 3s23 6 34 11c12 4 22 10 33 17 10 7 19 14 28 23 8 9 16 18 23 28s12 21 17 32c5 12 8 24 11 36 2 12 3 24 3 36z">
          <text:p/>
        </draw:path>
        <draw:path draw:style-name="gr9" draw:text-style-name="P10" draw:layer="layout" svg:width="0.371cm" svg:height="0.371cm" svg:x="11.628cm" svg:y="13.046cm" svg:viewBox="0 0 372 372" svg:d="M372 186c0 12-1 24-3 36-3 12-6 24-11 35-5 12-10 22-17 32-7 11-15 20-23 29-9 8-18 16-28 23-11 6-21 12-33 17-11 4-22 8-34 10-12 3-24 4-37 4-12 0-24-1-36-4-12-2-23-6-35-10-11-5-22-11-32-17-10-7-19-15-29-23-8-9-16-18-23-29-7-10-12-20-17-32-5-11-8-23-11-35-2-12-3-24-3-36s1-24 3-36c3-12 6-24 11-36 5-11 10-22 17-32s15-19 23-28c10-9 19-16 29-23s21-13 32-17c12-5 23-9 35-11s24-3 36-3c13 0 25 1 37 3s23 6 34 11c12 4 22 10 33 17 10 7 19 14 28 23 8 9 16 18 23 28s12 21 17 32c5 12 8 24 11 36 2 12 3 24 3 36z">
          <text:p/>
        </draw:path>
        <draw:path draw:style-name="gr9" draw:text-style-name="P10" draw:layer="layout" svg:width="0.371cm" svg:height="0.371cm" svg:x="11.628cm" svg:y="8.405cm" svg:viewBox="0 0 372 372" svg:d="M372 185c0 13-1 25-3 37-3 12-6 23-11 35-5 11-10 22-17 32s-15 19-23 29c-9 8-18 16-28 23-11 7-21 12-33 17-11 5-22 8-34 11-12 2-24 3-37 3-12 0-24-1-36-3-12-3-23-6-35-11-11-5-22-10-32-17s-19-15-29-23c-8-10-16-19-23-29s-12-21-17-32c-5-12-8-23-11-35-2-12-3-24-3-37 0-12 1-24 3-36 3-12 6-23 11-35 5-11 10-22 17-32s15-19 23-28c10-8 19-16 29-23s21-12 32-17c12-5 23-8 35-11 12-2 24-3 36-3 13 0 25 1 37 3 12 3 23 6 34 11 12 5 22 10 33 17 10 7 19 15 28 23 8 9 16 18 23 28s12 21 17 32c5 12 8 23 11 35 2 12 3 24 3 36z">
          <text:p/>
        </draw:path>
        <draw:path draw:style-name="gr9" draw:text-style-name="P10" draw:layer="layout" svg:width="0.371cm" svg:height="0.371cm" svg:x="11.628cm" svg:y="8.405cm" svg:viewBox="0 0 372 372" svg:d="M372 185c0 13-1 25-3 37-3 12-6 23-11 35-5 11-10 22-17 32s-15 19-23 29c-9 8-18 16-28 23-11 7-21 12-33 17-11 5-22 8-34 11-12 2-24 3-37 3-12 0-24-1-36-3-12-3-23-6-35-11-11-5-22-10-32-17s-19-15-29-23c-8-10-16-19-23-29s-12-21-17-32c-5-12-8-23-11-35-2-12-3-24-3-37 0-12 1-24 3-36 3-12 6-23 11-35 5-11 10-22 17-32s15-19 23-28c10-8 19-16 29-23s21-12 32-17c12-5 23-8 35-11 12-2 24-3 36-3 13 0 25 1 37 3 12 3 23 6 34 11 12 5 22 10 33 17 10 7 19 15 28 23 8 9 16 18 23 28s12 21 17 32c5 12 8 23 11 35 2 12 3 24 3 36z">
          <text:p/>
        </draw:path>
        <draw:path draw:style-name="gr9" draw:text-style-name="P10" draw:layer="layout" svg:width="0.371cm" svg:height="0.371cm" svg:x="16.956cm" svg:y="8.405cm" svg:viewBox="0 0 372 372" svg:d="M372 185c0 13-1 25-3 37-3 12-6 23-11 35-5 11-10 22-17 32s-15 19-23 29c-9 8-18 16-29 23s-21 12-32 17c-12 5-23 8-35 11-12 2-24 3-37 3-12 0-24-1-36-3-12-3-23-6-35-11-11-5-22-10-32-17s-19-15-28-23c-8-10-16-19-23-29s-12-21-17-32c-5-12-8-23-11-35-2-12-3-24-3-37 0-12 1-24 3-36 3-12 6-23 11-35 5-11 10-22 17-32s15-19 23-28c9-8 18-16 28-23s21-12 32-17c12-5 23-8 35-11 12-2 24-3 36-3 13 0 25 1 37 3 12 3 23 6 35 11 11 5 21 10 32 17s20 15 29 23c8 9 16 18 23 28s12 21 17 32c5 12 8 23 11 35 2 12 3 24 3 36z">
          <text:p/>
        </draw:path>
        <draw:path draw:style-name="gr9" draw:text-style-name="P10" draw:layer="layout" svg:width="0.371cm" svg:height="0.371cm" svg:x="16.956cm" svg:y="8.405cm" svg:viewBox="0 0 372 372" svg:d="M372 185c0 13-1 25-3 37-3 12-6 23-11 35-5 11-10 22-17 32s-15 19-23 29c-9 8-18 16-29 23s-21 12-32 17c-12 5-23 8-35 11-12 2-24 3-37 3-12 0-24-1-36-3-12-3-23-6-35-11-11-5-22-10-32-17s-19-15-28-23c-8-10-16-19-23-29s-12-21-17-32c-5-12-8-23-11-35-2-12-3-24-3-37 0-12 1-24 3-36 3-12 6-23 11-35 5-11 10-22 17-32s15-19 23-28c9-8 18-16 28-23s21-12 32-17c12-5 23-8 35-11 12-2 24-3 36-3 13 0 25 1 37 3 12 3 23 6 35 11 11 5 21 10 32 17s20 15 29 23c8 9 16 18 23 28s12 21 17 32c5 12 8 23 11 35 2 12 3 24 3 36z">
          <text:p/>
        </draw:path>
        <draw:path draw:style-name="gr9" draw:text-style-name="P10" draw:layer="layout" svg:width="0.371cm" svg:height="0.371cm" svg:x="16.956cm" svg:y="2.836cm" svg:viewBox="0 0 372 372" svg:d="M372 185c0 13-1 25-3 37-3 11-6 23-11 34-5 12-10 22-17 32-7 11-15 20-23 29-9 9-18 17-29 24-11 6-21 12-32 17-12 5-23 8-35 10-12 3-24 4-37 4-12 0-24-1-36-4-12-2-23-5-35-10-11-5-22-11-32-17-10-7-19-15-28-24-8-9-16-18-23-29-7-10-12-20-17-32-5-11-8-23-11-34-2-12-3-24-3-37 0-12 1-24 3-36 3-12 6-23 11-35 5-11 10-22 17-32s15-19 23-28c9-9 18-16 28-23s21-13 32-17c12-5 23-8 35-11 12-2 24-3 36-3 13 0 25 1 37 3 12 3 23 6 35 11 11 4 21 10 32 17s20 14 29 23c8 9 16 18 23 28s12 21 17 32c5 12 8 23 11 35 2 12 3 24 3 36z">
          <text:p/>
        </draw:path>
        <draw:frame draw:style-name="gr5" draw:text-style-name="P6" draw:layer="layout" svg:width="1.75cm" svg:height="0.243cm" svg:x="7.746cm" svg:y="8.593cm">
          <draw:text-box>
            <text:p text:style-name="P5"><text:span text:style-name="T2">Quarto (37.813 m2)</text:span></text:p>
          </draw:text-box>
        </draw:frame>
        <draw:path draw:style-name="gr6" draw:text-style-name="P7" draw:layer="layout" svg:width="1.755cm" svg:height="0.202cm" svg:x="19.269cm" svg:y="9.657cm" svg:viewBox="0 0 1756 203" svg:d="M22 81c0 25 4 42 12 52 8 11 20 16 37 16 16 0 29-5 36-16 8-10 12-27 12-52 0-23-4-40-12-50-7-10-20-16-36-16-17 0-29 6-37 16s-12 27-12 50zM0 81c0-49 23-74 71-74 23 0 41 6 53 19 12 12 18 31 18 55 0 37-13 60-39 71l6 6c6 8 12 14 16 17 5 4 9 6 13 6l9-1v7c-1 1-4 2-9 3s-9 1-12 1c-5 0-10-1-14-2-4-2-8-5-12-8-4-4-11-12-20-24-3 0-6 0-9 0-24 0-41-6-53-19-12-12-18-31-18-57zM185 126c0 13 6 19 18 19 9 0 17-1 25-4v-81l-16-3v-5h34v96l13 2v5h-30l-1-8c-5 3-11 5-18 7s-12 3-17 3c-17 0-26-10-26-30v-67l-13-3v-5h31zM313 50c11 0 19 2 25 7 5 4 7 11 7 21v70l13 2v5h-28l-2-10c-8 8-19 12-32 12-17 0-26-10-26-30 0-7 2-12 4-17 3-4 7-8 13-10 6-3 14-4 25-4h15v-17c0-7-1-13-3-16-3-3-7-5-12-5-8 0-14 2-20 5l-4 13h-6v-22c12-3 22-4 31-4zM327 103l-14 1c-10 0-16 2-20 5-3 4-5 9-5 17 0 13 5 19 16 19 5 0 9 0 13-1 3-1 7-3 10-5zM433 49v28h-4l-7-12c-3 0-8 0-12 1-5 1-10 3-13 4v78l17 2v5h-48v-5l13-2v-88l-13-3v-5h29l1 13c5-4 11-7 18-11 7-3 13-5 18-5zM472 157c-7 0-13-2-16-6s-5-10-5-17v-73h-14v-5l14-4 11-23h7v23h23v9h-23v71c0 5 1 8 3 11 2 2 5 3 9 3s9 0 15-2v7c-3 2-6 4-11 5s-9 1-13 1zM600 104c0 35-16 53-48 53-15 0-27-4-35-13-7-10-11-23-11-40 0-19 4-32 11-41 8-9 20-14 36-14s27 5 35 14 12 22 12 41zM580 104c0-17-2-28-6-35-5-7-12-11-22-11-9 0-16 3-20 10-5 7-7 18-7 36 0 16 2 28 7 35 4 6 11 10 20 10 10 0 17-4 21-11 5-7 7-18 7-34zM695 102c0 18 1 33 4 45 2 11 6 20 12 28 5 8 12 14 20 19v9c-14-8-26-16-34-25s-14-20-17-32c-4-12-6-27-6-44 0-19 2-33 5-46 4-12 10-22 18-31s20-18 34-25v9c-9 5-16 11-21 19s-9 18-12 28c-2 11-3 26-3 46zM841 116c0 13-5 23-14 30-9 8-21 11-38 11-14 0-27-1-39-4l-1-31h7l5 21c3 1 7 2 12 4 5 1 10 1 14 1 12 0 20-2 26-7 5-6 8-14 8-27 0-9-3-16-8-21-5-6-12-9-23-10h-16v-9l16-1c8-1 14-3 18-8s6-12 6-21c0-10-2-17-6-21-5-5-11-7-21-7-3 0-7 0-12 1-4 2-8 3-11 5l-4 18h-7v-29c7-1 14-3 19-3 5-1 10-1 15-1 32 0 47 12 47 36 0 10-3 18-8 24-6 6-14 9-24 11 13 1 23 5 29 11 7 7 10 16 10 27zM938 123v32h-18v-32h-66v-14l72-101h12v100h20v15zM920 33h-1l-53 75h54zM1003 145c0 4-2 7-4 9-3 3-6 4-9 4-4 0-7-1-10-4-2-2-4-5-4-9 0-3 2-7 4-9 3-3 6-4 10-4 3 0 6 1 9 4 2 2 4 6 4 9zM1116 44c0 8-2 15-6 20-4 6-9 10-16 13 8 3 15 8 19 14 5 8 7 16 7 25 0 14-4 24-11 31-8 7-20 10-37 10-31 0-46-13-46-41 0-10 2-18 7-25 4-6 11-11 19-14-7-3-12-7-16-13-4-5-6-12-6-20 0-12 4-21 11-28 8-7 18-10 32-10s24 3 32 10c7 7 11 16 11 28zM1101 116c0-12-3-20-7-26-5-6-12-8-22-8-9 0-16 2-20 7-5 6-7 15-7 27s3 21 7 26c4 4 11 7 20 7 10 0 17-3 22-8 4-5 7-13 7-25zM1096 44c0-10-2-17-6-22s-10-7-17-7c-8 0-14 2-18 7-3 4-5 12-5 22s2 17 5 22c4 4 10 6 18 6s14-2 17-6c4-5 6-12 6-22zM1228 155h-90v-16l21-18c13-12 22-21 28-28 6-8 11-15 13-22 3-8 4-17 4-26 0-10-2-17-6-22s-11-7-21-7c-4 0-8 0-12 1-4 2-8 3-11 5l-4 18h-7v-29c13-3 25-4 34-4 16 0 28 3 36 10 8 6 12 16 12 28 0 8-2 16-5 23s-8 14-14 21c-7 9-18 19-33 31-6 6-13 12-20 18h75zM1293 69c16 0 29 3 37 10s13 19 13 33-5 26-14 34c-9 7-22 11-38 11-14 0-26-1-37-4l-1-31h7l5 21c3 1 7 3 11 4 5 1 9 1 13 1 12 0 20-2 25-8 6-5 8-14 8-27 0-9-1-16-3-20-2-6-6-9-11-12-5-2-12-3-21-3-6 0-13 1-19 3h-10v-73h74v17h-65v47c8-2 17-3 26-3zM1442 60c6-3 11-5 18-8 6-2 11-3 16-3s9 1 13 3c5 2 8 5 10 9 6-3 12-6 20-8 7-3 13-4 18-4 18 0 26 10 26 30v69l13 2v5h-46v-5l15-2v-67c0-12-6-18-17-18-2 0-4 0-7 0-2 0-5 1-7 1-3 0-5 1-7 1-3 1-5 1-6 1 1 4 2 9 2 13v69l15 2v5h-48v-5l15-2v-67c0-6-2-10-5-13-3-4-8-5-14-5s-14 1-24 3v82l16 2v5h-47v-5l13-2v-88l-13-3v-5h30zM1679 155h-89v-16l20-18c13-12 22-21 28-28 7-8 11-15 14-22 2-8 4-17 4-26 0-10-3-17-7-22s-11-7-21-7c-4 0-8 0-12 1-4 2-7 3-10 5l-4 18h-7v-29c13-3 24-4 33-4 16 0 28 3 36 10 8 6 12 16 12 28 0 8-1 16-5 23-3 7-8 14-14 21-7 9-17 19-33 31-6 6-13 12-20 18h75zM1698 203v-9c9-5 15-11 21-19 5-8 9-17 12-29 2-11 4-26 4-44 0-20-2-35-4-46-3-10-6-20-12-28-5-8-12-14-21-19v-9c15 7 26 16 34 25s14 19 18 31c4 13 6 27 6 46 0 17-2 32-6 44s-10 23-18 32-19 17-34 25z">
          <text:p/>
        </draw:path>
        <draw:frame draw:style-name="gr5" draw:text-style-name="P6" draw:layer="layout" svg:width="1.75cm" svg:height="0.243cm" svg:x="19.26cm" svg:y="9.613cm">
          <draw:text-box>
            <text:p text:style-name="P5"><text:span text:style-name="T2">Quarto (34.825 m2)</text:span></text:p>
          </draw:text-box>
        </draw:frame>
        <draw:frame draw:style-name="gr5" draw:text-style-name="P6" draw:layer="layout" svg:width="1.75cm" svg:height="0.243cm" svg:x="19.26cm" svg:y="9.613cm">
          <draw:text-box>
            <text:p text:style-name="P5"><text:span text:style-name="T2">Quarto (34.825 m2)</text:span></text:p>
          </draw:text-box>
        </draw:frame>
        <draw:polygon draw:style-name="gr8" draw:text-style-name="P9" draw:layer="layout" svg:width="0.192cm" svg:height="0.187cm" svg:x="17.141cm" svg:y="8.498cm" svg:viewBox="0 0 193 188" draw:points="0,0 0,188 193,188 193,0">
          <text:p/>
        </draw:polygon>
        <draw:path draw:style-name="gr9" draw:text-style-name="P10" draw:layer="layout" svg:width="0.371cm" svg:height="0.371cm" svg:x="16.956cm" svg:y="8.405cm" svg:viewBox="0 0 372 372" svg:d="M372 185c0 13-1 25-3 37-3 12-6 23-11 35-5 11-10 22-17 32s-15 19-23 29c-9 8-18 16-29 23s-21 12-32 17c-12 5-23 8-35 11-12 2-24 3-37 3-12 0-24-1-36-3-12-3-23-6-35-11-11-5-22-10-32-17s-19-15-28-23c-8-10-16-19-23-29s-12-21-17-32c-5-12-8-23-11-35-2-12-3-24-3-37 0-12 1-24 3-36 3-12 6-23 11-35 5-11 10-22 17-32s15-19 23-28c9-8 18-16 28-23s21-12 32-17c12-5 23-8 35-11 12-2 24-3 36-3 13 0 25 1 37 3 12 3 23 6 35 11 11 5 21 10 32 17s20 15 29 23c8 9 16 18 23 28s12 21 17 32c5 12 8 23 11 35 2 12 3 24 3 36z">
          <text:p/>
        </draw:path>
        <draw:path draw:style-name="gr9" draw:text-style-name="P10" draw:layer="layout" svg:width="0.371cm" svg:height="0.371cm" svg:x="17.148cm" svg:y="8.405cm" svg:viewBox="0 0 372 372" svg:d="M372 185c0 13-1 25-4 37-2 12-5 23-10 35-5 11-10 22-17 32s-15 19-23 29c-9 8-18 16-28 23-11 7-21 12-33 17-11 5-22 8-34 11-12 2-24 3-37 3-12 0-24-1-36-3-12-3-23-6-35-11s-23-10-33-17-19-15-28-23c-9-10-16-19-23-29s-12-21-17-32c-5-12-8-23-11-35-2-12-3-24-3-37 0-12 1-24 3-36 3-12 6-23 11-35 5-11 10-22 17-32s14-19 23-28c9-8 18-16 28-23s21-12 33-17 23-8 35-11c12-2 24-3 36-3 13 0 25 1 37 3 12 3 23 6 34 11 12 5 22 10 33 17 10 7 19 15 28 23 8 9 16 18 23 28s12 21 17 32c5 12 8 23 10 35 3 12 4 24 4 36z">
          <text:p/>
        </draw:path>
        <draw:polygon draw:style-name="gr8" draw:text-style-name="P9" draw:layer="layout" svg:width="0.187cm" svg:height="3.051cm" svg:x="20.243cm" svg:y="10.18cm" svg:viewBox="0 0 188 3052" draw:points="0,3052 188,3052 188,0 0,0">
          <text:p/>
        </draw:polygon>
        <draw:path draw:style-name="gr9" draw:text-style-name="P10" draw:layer="layout" svg:width="0.371cm" svg:height="0.371cm" svg:x="20.15cm" svg:y="13.046cm" svg:viewBox="0 0 372 372" svg:d="M372 186c0 12-1 24-3 36-3 12-6 24-11 35-5 12-10 22-17 32-7 11-15 20-23 29-9 8-18 16-28 23-10 6-21 12-32 17-12 4-23 8-35 10-12 3-24 4-36 4-13 0-25-1-37-4-12-2-23-6-35-10-11-5-21-11-32-17-10-7-20-15-29-23-8-9-16-18-23-29-7-10-12-20-17-32-5-11-8-23-11-35-2-12-3-24-3-36s1-24 3-36c3-12 6-24 11-36 5-11 10-22 17-32s15-19 23-28c9-9 19-16 29-23 11-7 21-13 32-17 12-5 23-9 35-11s24-3 37-3c12 0 24 1 36 3s23 6 35 11c11 4 22 10 32 17s19 14 28 23c8 9 16 18 23 28s12 21 17 32c5 12 8 24 11 36 2 12 3 24 3 36z">
          <text:p/>
        </draw:path>
        <draw:path draw:style-name="gr9" draw:text-style-name="P10" draw:layer="layout" svg:width="0.371cm" svg:height="0.371cm" svg:x="20.15cm" svg:y="9.995cm" svg:viewBox="0 0 372 372" svg:d="M372 185c0 13-1 26-3 38-3 12-6 23-11 35-5 11-10 21-17 32-7 10-15 19-23 28-9 8-18 16-28 23s-21 12-32 17c-12 5-23 8-35 11-12 2-24 3-36 3-13 0-25-1-37-3-12-3-23-6-35-11-11-5-21-10-32-17-10-7-20-15-29-23-8-9-16-18-23-28-7-11-12-21-17-32-5-12-8-23-11-35-2-12-3-25-3-38 0-12 1-24 3-36 3-12 6-23 11-35 5-11 10-22 17-32s15-19 23-28c9-8 19-16 29-23 11-7 21-12 32-17 12-5 23-8 35-11 12-2 24-3 37-3 12 0 24 1 36 3 12 3 23 6 35 11 11 5 22 10 32 17s19 15 28 23c8 9 16 18 23 28s12 21 17 32c5 12 8 23 11 35 2 12 3 24 3 36z">
          <text:p/>
        </draw:path>
        <draw:polygon draw:style-name="gr8" draw:text-style-name="P9" draw:layer="layout" svg:width="0.196cm" svg:height="3.151cm" svg:x="18.375cm" svg:y="10.083cm" svg:viewBox="0 0 197 3152" draw:points="197,0 8,0 0,3151 188,3152">
          <text:p/>
        </draw:polygon>
        <draw:polygon draw:style-name="gr10" draw:text-style-name="P11" draw:layer="layout" svg:width="0.01cm" svg:height="3.15cm" svg:x="18.467cm" svg:y="10.083cm" svg:viewBox="0 0 11 3151" draw:points="11,0 0,3151">
          <text:p/>
        </draw:polygon>
        <draw:path draw:style-name="gr9" draw:text-style-name="P10" draw:layer="layout" svg:width="0.372cm" svg:height="0.372cm" svg:x="18.292cm" svg:y="9.897cm" svg:viewBox="0 0 373 373" svg:d="M373 186c0 12-1 24-4 36-2 12-6 24-10 35-5 11-11 22-17 32-7 10-15 21-24 29-8 9-18 17-28 23-10 7-21 13-32 18-11 4-23 8-35 10-12 3-24 4-36 4s-24-1-36-4c-12-2-24-6-35-10-11-5-22-11-32-18-10-6-21-14-29-23-9-8-16-19-23-29s-13-21-17-32c-5-11-9-23-11-35s-4-24-4-36 2-24 4-36 6-24 11-35c4-11 10-22 17-32s14-20 23-28c8-9 19-17 29-23 10-7 21-13 32-17 11-5 23-9 35-11s24-4 36-4 24 2 36 4 24 6 35 11c11 4 22 10 32 17 10 6 20 14 28 23 9 8 17 18 24 28 6 10 12 21 17 32 4 11 8 23 10 35 3 12 4 24 4 36z">
          <text:p/>
        </draw:path>
        <draw:path draw:style-name="gr9" draw:text-style-name="P10" draw:layer="layout" svg:width="0.371cm" svg:height="0.371cm" svg:x="18.284cm" svg:y="13.048cm" svg:viewBox="0 0 372 372" svg:d="M372 186c0 13-1 25-4 37-2 12-5 23-10 34-5 12-11 22-17 33-7 10-15 19-23 28-9 8-18 16-29 23-10 7-20 12-32 17-11 5-22 8-34 11-12 2-24 3-37 3-12 0-24-1-36-3-12-3-23-6-35-11-11-5-22-10-32-17-11-7-20-15-29-23-9-9-16-18-23-28-7-11-13-21-17-33-5-11-8-22-11-34-2-12-3-24-3-37 0-12 1-24 3-36 3-12 6-23 11-36 4-11 10-22 17-32s14-19 23-28 18-16 29-23c10-7 21-13 32-17 12-5 23-8 35-11 12-2 24-3 36-3 13 0 25 1 37 3 12 3 23 6 34 11 12 4 22 10 32 17 11 7 20 14 29 23 8 9 16 18 23 28 6 10 12 21 17 32 5 13 8 24 10 36 3 12 4 24 4 36z">
          <text:p/>
        </draw:path>
        <draw:polygon draw:style-name="gr8" draw:text-style-name="P9" draw:layer="layout" svg:width="1.063cm" svg:height="0.188cm" svg:x="19.371cm" svg:y="10.106cm" svg:viewBox="0 0 1064 189" draw:points="0,0 0,189 1064,189 1064,0">
          <text:p/>
        </draw:polygon>
        <draw:path draw:style-name="gr9" draw:text-style-name="P10" draw:layer="layout" svg:width="0.371cm" svg:height="0.372cm" svg:x="19.185cm" svg:y="10.013cm" svg:viewBox="0 0 372 373" svg:d="M372 186c0 13-1 25-3 37-3 12-6 24-11 35-4 11-10 22-17 32s-14 20-23 28c-9 9-18 17-29 24-10 6-21 12-32 17-11 4-23 8-35 10-12 3-24 4-36 4s-24-1-36-4c-12-2-24-6-35-10-12-5-22-11-32-17-10-7-20-15-28-24-9-8-17-18-24-28-6-10-12-21-17-32-4-11-8-23-10-35-3-12-4-24-4-37 0-12 1-24 4-36 2-12 6-24 10-35 5-11 11-22 17-32 7-10 15-20 24-28 8-9 18-16 28-23s20-13 32-17c11-5 23-9 35-11s24-4 36-4 24 2 36 4 24 6 35 11c11 4 22 10 32 17 11 7 20 14 29 23 9 8 16 18 23 28s13 21 17 32c5 11 8 23 11 35 2 12 3 24 3 36z">
          <text:p/>
        </draw:path>
        <draw:path draw:style-name="gr9" draw:text-style-name="P10" draw:layer="layout" svg:width="0.371cm" svg:height="0.372cm" svg:x="20.248cm" svg:y="10.013cm" svg:viewBox="0 0 372 373" svg:d="M372 186c0 13-1 25-3 37-3 12-6 24-11 35-4 11-10 22-18 32-7 10-14 20-23 28-9 9-18 17-28 24-10 6-21 12-32 17-11 4-23 8-35 10-12 3-24 4-36 4s-25-1-36-4c-12-2-24-6-35-10-12-5-22-11-32-17-11-7-20-15-29-24-8-8-16-18-23-28-6-10-12-21-17-32-4-11-8-23-10-35-3-12-4-24-4-37 0-12 1-24 4-36 2-12 6-24 10-35 5-11 11-22 17-32 7-10 15-20 23-28 9-9 18-16 29-23 10-7 20-13 32-17 11-5 23-9 35-11 11-2 24-4 36-4s24 2 36 4 24 6 35 11c11 4 22 10 32 17s19 14 28 23c9 8 16 18 23 28 8 10 14 21 18 32 5 11 8 23 11 35 2 12 3 24 3 36z">
          <text:p/>
        </draw:path>
        <draw:polygon draw:style-name="gr8" draw:text-style-name="P9" draw:layer="layout" svg:width="0.188cm" svg:height="4.039cm" svg:x="11.667cm" svg:y="3.101cm" svg:viewBox="0 0 189 4040" draw:points="189,0 0,0 0,4040 189,4040">
          <text:p/>
        </draw:polygon>
        <draw:path draw:style-name="gr9" draw:text-style-name="P10" draw:layer="layout" svg:width="0.371cm" svg:height="0.371cm" svg:x="11.576cm" svg:y="2.915cm" svg:viewBox="0 0 372 372" svg:d="M372 186c0 12-1 24-3 36-3 12-6 25-11 36-4 11-10 22-17 32s-14 19-23 28-18 16-28 23-21 13-32 17c-11 5-23 9-35 11s-24 3-36 3-24-1-36-3-24-6-35-11c-13-4-23-10-33-17-11-7-20-14-29-23-8-9-16-18-23-28-6-10-12-21-17-32-4-11-8-24-10-36-3-12-4-24-4-36s1-24 4-36c2-12 6-24 10-35 5-12 11-22 17-32 7-11 15-20 23-29 9-8 18-16 29-23 10-6 20-12 33-17 11-4 23-8 35-10 12-3 24-4 36-4s24 1 36 4c12 2 24 6 35 10 11 5 22 11 32 17 10 7 19 15 28 23 9 9 16 18 23 29 7 10 13 20 17 32 5 11 8 23 11 35 2 12 3 24 3 36z">
          <text:p/>
        </draw:path>
        <draw:path draw:style-name="gr9" draw:text-style-name="P10" draw:layer="layout" svg:width="0.371cm" svg:height="0.371cm" svg:x="11.576cm" svg:y="6.954cm" svg:viewBox="0 0 372 372" svg:d="M372 186c0 12-1 24-3 36-3 12-6 23-11 35-4 11-10 22-17 33-7 10-14 19-23 28s-18 16-28 23-21 13-32 17c-11 5-23 8-35 11-12 2-24 3-36 3s-24-1-36-3c-12-3-24-6-35-11-13-4-23-10-33-17-11-7-20-14-29-23-8-9-16-18-23-28-6-11-12-22-17-33-4-12-8-23-10-35-3-12-4-24-4-36 0-13 1-25 4-37 2-12 6-23 10-34 5-12 11-22 17-33 7-10 15-19 23-28 9-8 18-16 29-23 10-7 20-12 33-17 11-5 23-8 35-10 12-3 24-4 36-4s24 1 36 4c12 2 24 5 35 10s22 10 32 17 19 15 28 23c9 9 16 18 23 28 7 11 13 21 17 33 5 11 8 22 11 34 2 12 3 24 3 37z">
          <text:p/>
        </draw:path>
        <draw:polygon draw:style-name="gr8" draw:text-style-name="P9" draw:layer="layout" svg:width="0.188cm" svg:height="4.456cm" svg:x="9.309cm" svg:y="8.637cm" svg:viewBox="0 0 189 4457" draw:points="189,0 0,0 0,4457 189,4457">
          <text:p/>
        </draw:polygon>
        <draw:path draw:style-name="gr9" draw:text-style-name="P10" draw:layer="layout" svg:width="0.372cm" svg:height="0.372cm" svg:x="9.218cm" svg:y="8.451cm" svg:viewBox="0 0 373 373" svg:d="M373 186c0 12-2 24-4 36s-6 24-11 35c-4 12-10 23-17 33-6 10-14 20-23 28-8 9-18 17-28 23-10 7-21 13-32 17-11 5-24 9-36 11s-24 4-36 4-24-2-36-4-24-6-35-11c-11-4-22-10-32-17-10-6-20-14-28-23-9-8-17-18-23-28-7-10-13-21-18-33-4-11-8-23-10-35s-4-24-4-36 2-24 4-36 6-24 10-35c5-11 11-22 18-32 6-10 14-20 23-28 8-9 18-17 28-23 10-7 21-13 32-18 11-4 23-8 35-10 12-3 24-4 36-4s24 1 36 4c12 2 25 6 36 10 11 5 22 11 32 18 10 6 20 14 28 23 9 8 17 18 23 28 7 10 13 21 17 32 5 11 9 23 11 35s4 24 4 36z">
          <text:p/>
        </draw:path>
        <draw:path draw:style-name="gr9" draw:text-style-name="P10" draw:layer="layout" svg:width="0.372cm" svg:height="0.371cm" svg:x="9.218cm" svg:y="12.908cm" svg:viewBox="0 0 373 372" svg:d="M373 185c0 12-2 24-4 36s-6 24-11 35c-4 13-10 23-17 33-6 11-14 20-23 29-8 8-18 16-28 23-10 6-21 12-32 17-11 4-24 8-36 10-12 3-24 4-36 4s-24-1-36-4c-12-2-24-6-35-10-11-5-22-11-32-17-10-7-20-15-28-23-9-9-17-18-23-29-7-10-13-20-18-33-4-11-8-23-10-35s-4-24-4-36 2-24 4-36 6-24 10-35c5-11 11-22 18-32 6-10 14-19 23-28 8-9 18-16 28-23s21-13 32-17c11-5 23-9 35-11s24-3 36-3 24 1 36 3 25 6 36 11c11 4 22 10 32 17s20 14 28 23c9 9 17 18 23 28 7 10 13 21 17 32 5 11 9 23 11 35s4 24 4 36z">
          <text:p/>
        </draw:path>
        <draw:polygon draw:style-name="gr8" draw:text-style-name="P9" draw:layer="layout" svg:width="1.024cm" svg:height="0.187cm" svg:x="10.734cm" svg:y="8.524cm" svg:viewBox="0 0 1025 188" draw:points="1025,188 1025,0 0,0 0,188">
          <text:p/>
        </draw:polygon>
        <draw:path draw:style-name="gr9" draw:text-style-name="P10" draw:layer="layout" svg:width="0.371cm" svg:height="0.371cm" svg:x="11.572cm" svg:y="8.433cm" svg:viewBox="0 0 372 372" svg:d="M372 185c0 13-1 25-3 37-3 12-6 23-11 34-4 12-10 22-17 34-7 10-14 19-23 28-9 8-18 16-28 23s-21 12-32 17-23 8-35 10c-12 3-24 4-36 4s-25-1-36-4c-12-2-24-5-35-10-13-5-23-10-33-17-11-7-20-15-29-23-8-9-16-18-23-28-6-12-12-22-17-34-4-11-8-22-10-34-3-12-4-24-4-37 0-12 1-24 4-36 2-12 6-23 10-35 5-11 11-22 17-32 7-10 15-19 23-28 9-9 18-16 29-23 10-7 20-13 33-17 11-5 23-8 35-11 11-2 24-3 36-3s24 1 36 3c12 3 24 6 35 11 11 4 22 10 32 17s19 14 28 23 16 18 23 28 13 21 17 32c5 12 8 23 11 35 2 12 3 24 3 36z">
          <text:p/>
        </draw:path>
        <draw:path draw:style-name="gr9" draw:text-style-name="P10" draw:layer="layout" svg:width="0.371cm" svg:height="0.371cm" svg:x="10.549cm" svg:y="8.433cm" svg:viewBox="0 0 372 372" svg:d="M372 185c0 13-1 25-4 37-2 12-6 23-10 34-5 12-11 22-17 34-7 10-15 19-24 28-8 8-18 16-28 23s-20 12-32 17c-11 5-23 8-35 10-12 3-24 4-36 4s-24-1-36-4c-12-2-24-5-35-10s-22-10-32-17-19-15-28-23c-9-9-16-18-23-28-8-12-14-22-18-34-5-11-8-22-11-34-2-12-3-24-3-37 0-12 1-24 3-36 3-12 6-23 11-35 4-11 10-22 18-32 7-10 14-19 23-28s18-16 28-23 21-13 32-17c11-5 23-8 35-11 12-2 24-3 36-3s24 1 36 3c12 3 24 6 35 11 12 4 22 10 32 17s20 14 28 23c9 9 17 18 24 28 6 10 12 21 17 32 4 12 8 23 10 35 3 12 4 24 4 36z">
          <text:p/>
        </draw:path>
        <draw:polygon draw:style-name="gr8" draw:text-style-name="P9" draw:layer="layout" svg:width="0.492cm" svg:height="0.188cm" svg:x="8.912cm" svg:y="8.542cm" svg:viewBox="0 0 493 189" draw:points="493,189 493,0 0,0 0,189">
          <text:p/>
        </draw:polygon>
        <draw:path draw:style-name="gr9" draw:text-style-name="P10" draw:layer="layout" svg:width="0.372cm" svg:height="0.372cm" svg:x="9.218cm" svg:y="8.451cm" svg:viewBox="0 0 373 373" svg:d="M373 186c0 12-2 24-4 36s-6 24-11 35c-4 12-10 23-17 33-6 10-14 20-23 28-8 9-18 17-28 23-10 7-21 13-32 17-11 5-24 9-36 11s-24 4-36 4-24-2-36-4-24-6-35-11c-11-4-22-10-32-17-10-6-20-14-28-23-9-8-17-18-23-28-7-10-13-21-18-33-4-11-8-23-10-35s-4-24-4-36 2-24 4-36 6-24 10-35c5-11 11-22 18-32 6-10 14-20 23-28 8-9 18-17 28-23 10-7 21-13 32-18 11-4 23-8 35-10 12-3 24-4 36-4s24 1 36 4c12 2 25 6 36 10 11 5 22 11 32 18 10 6 20 14 28 23 9 8 17 18 23 28 7 10 13 21 17 32 5 11 9 23 11 35s4 24 4 36z">
          <text:p/>
        </draw:path>
        <draw:path draw:style-name="gr9" draw:text-style-name="P10" draw:layer="layout" svg:width="0.371cm" svg:height="0.372cm" svg:x="8.727cm" svg:y="8.451cm" svg:viewBox="0 0 372 373" svg:d="M372 186c0 12-1 24-4 36-2 12-7 24-11 35-5 12-11 23-17 33-7 10-15 20-24 28-8 9-18 17-28 23-10 7-21 13-32 17-11 5-23 9-35 11s-24 4-36 4-24-2-36-4-24-6-35-11c-11-4-22-10-32-17-10-6-19-14-28-23-9-8-16-18-23-28s-13-21-17-33c-5-11-9-23-11-35s-3-24-3-36 1-24 3-36 6-24 11-35c4-11 10-22 17-32s14-20 23-28c9-9 18-17 28-23 10-7 21-13 32-18 11-4 23-8 35-10 12-3 24-4 36-4s24 1 36 4c12 2 24 6 35 10 11 5 22 11 32 18 10 6 20 14 28 23 9 8 17 18 24 28 6 10 12 21 17 32 4 11 9 23 11 35 3 12 4 24 4 36z">
          <text:p/>
        </draw:path>
        <draw:polygon draw:style-name="gr8" draw:text-style-name="P9" draw:layer="layout" svg:width="0.188cm" svg:height="4.469cm" svg:x="3.858cm" svg:y="8.581cm" svg:viewBox="0 0 189 4470" draw:points="189,0 0,0 0,4470 189,4470">
          <text:p/>
        </draw:polygon>
        <draw:path draw:style-name="gr9" draw:text-style-name="P10" draw:layer="layout" svg:width="0.372cm" svg:height="0.371cm" svg:x="3.767cm" svg:y="8.395cm" svg:viewBox="0 0 373 372" svg:d="M373 186c0 12-2 24-4 36s-6 23-11 35c-4 11-10 22-17 32-6 10-14 19-23 28-8 9-18 17-28 24s-21 12-32 17-23 8-35 11c-12 2-24 3-36 3s-24-1-36-3c-12-3-25-6-36-11s-22-10-32-17-20-15-28-24c-9-9-17-18-23-28-7-10-13-21-18-32-4-12-8-23-10-35-3-12-4-24-4-36 0-13 1-25 4-37 2-12 6-23 10-35 5-11 11-21 18-32 6-10 14-19 23-28 8-8 18-16 28-23s21-12 32-17 24-8 36-11c12-2 24-3 36-3s24 1 36 3c12 3 24 6 35 11s22 10 32 17 20 15 28 23c9 9 17 18 23 28 7 11 13 21 17 32 5 12 9 23 11 35s4 24 4 37z">
          <text:p/>
        </draw:path>
        <draw:path draw:style-name="gr9" draw:text-style-name="P10" draw:layer="layout" svg:width="0.372cm" svg:height="0.371cm" svg:x="3.767cm" svg:y="12.864cm" svg:viewBox="0 0 373 372" svg:d="M373 186c0 12-2 24-4 36s-6 23-11 35c-4 11-10 22-17 32-6 10-14 20-23 29-8 8-18 16-28 23s-21 12-32 17-23 8-35 11c-12 2-24 3-36 3s-24-1-36-3c-12-3-25-6-36-11s-22-10-32-17-20-15-28-23c-9-9-17-19-23-29-7-10-13-21-18-32-4-12-8-23-10-35-3-12-4-24-4-36 0-13 1-25 4-37 2-12 6-23 10-35 5-11 11-21 18-32 6-10 14-19 23-28 8-8 18-16 28-23s21-12 32-17 24-8 36-11c12-2 24-3 36-3s24 1 36 3c12 3 24 6 35 11s22 10 32 17 20 15 28 23c9 9 17 18 23 28 7 11 13 21 17 32 5 12 9 23 11 35s4 24 4 37z">
          <text:p/>
        </draw:path>
        <draw:polygon draw:style-name="gr8" draw:text-style-name="P9" draw:layer="layout" svg:width="3.746cm" svg:height="0.188cm" svg:x="3.914cm" svg:y="8.572cm" svg:viewBox="0 0 3747 189" draw:points="0,0 0,189 3747,189 3747,0">
          <text:p/>
        </draw:polygon>
        <draw:path draw:style-name="gr9" draw:text-style-name="P10" draw:layer="layout" svg:width="0.372cm" svg:height="0.371cm" svg:x="3.728cm" svg:y="8.48cm" svg:viewBox="0 0 373 372" svg:d="M373 185c0 13-2 25-4 37s-6 24-11 35c-4 12-10 22-17 33-6 10-14 19-23 28-8 8-18 16-28 23s-21 12-32 17-23 8-35 10c-12 3-24 4-36 4s-25-1-37-4c-12-2-24-5-35-10s-22-10-32-17-20-15-28-23c-9-9-17-18-23-28-7-11-13-21-18-33-4-11-8-23-10-35-3-12-4-24-4-37 0-12 1-24 4-36 2-12 6-23 10-35 5-11 11-22 18-32 6-10 14-19 23-28 8-9 18-16 28-23s21-13 32-17c11-5 23-8 35-11 12-2 25-3 37-3s24 1 36 3c12 3 24 6 35 11 11 4 22 10 32 17s20 14 28 23c9 9 17 18 23 28 7 10 13 21 17 32 5 12 9 23 11 35s4 24 4 36z">
          <text:p/>
        </draw:path>
        <draw:path draw:style-name="gr9" draw:text-style-name="P10" draw:layer="layout" svg:width="0.371cm" svg:height="0.371cm" svg:x="7.475cm" svg:y="8.48cm" svg:viewBox="0 0 372 372" svg:d="M372 185c0 13-1 25-4 37-2 12-6 24-10 35-5 12-11 22-17 33-7 10-15 19-23 28-9 8-18 16-29 23-10 7-20 12-32 17-11 5-23 8-34 10-12 3-24 4-37 4-12 0-24-1-36-4-12-2-24-5-36-10-11-5-22-10-32-17s-19-15-28-23c-9-9-16-18-23-28-7-11-13-21-17-33-5-11-8-23-11-35-2-12-3-24-3-37 0-12 1-24 3-36 3-12 6-23 11-35 4-11 10-22 17-32s14-19 23-28 18-16 28-23 21-13 32-17c12-5 24-8 36-11 12-2 24-3 36-3 13 0 25 1 37 3 11 3 23 6 34 11 12 4 22 10 32 17 11 7 20 14 29 23 8 9 16 18 23 28 6 10 12 21 17 32 4 12 8 23 10 35 3 12 4 24 4 36z">
          <text:p/>
        </draw:path>
        <draw:polygon draw:style-name="gr8" draw:text-style-name="P9" draw:layer="layout" svg:width="0.187cm" svg:height="1.421cm" svg:x="4.089cm" svg:y="3.066cm" svg:viewBox="0 0 188 1422" draw:points="188,0 0,0 0,1422 188,1422">
          <text:p/>
        </draw:polygon>
        <draw:path draw:style-name="gr9" draw:text-style-name="P10" draw:layer="layout" svg:width="0.371cm" svg:height="0.372cm" svg:x="3.998cm" svg:y="2.88cm" svg:viewBox="0 0 372 373" svg:d="M372 186c0 12-1 24-4 36-2 12-5 24-10 35s-10 23-17 33-15 20-23 28c-9 9-18 17-28 23-11 7-22 13-34 18-11 4-22 8-34 10-12 3-24 4-37 4-12 0-24-1-36-4-12-2-23-6-35-10-11-5-22-11-32-18-10-6-19-14-28-23-9-8-16-18-23-28s-12-22-17-33-8-23-11-35c-2-12-3-24-3-36s1-24 3-36c3-12 6-24 11-35s10-22 17-32 14-20 23-28c9-9 18-17 28-23 10-7 21-13 32-17 12-5 23-9 35-11s24-4 36-4c13 0 25 2 37 4s23 6 34 11c12 4 23 10 34 17 10 6 19 14 28 23 8 8 16 18 23 28s12 21 17 32 8 23 10 35c3 12 4 24 4 36z">
          <text:p/>
        </draw:path>
        <draw:path draw:style-name="gr9" draw:text-style-name="P10" draw:layer="layout" svg:width="0.371cm" svg:height="0.371cm" svg:x="3.998cm" svg:y="4.302cm" svg:viewBox="0 0 372 372" svg:d="M372 185c0 13-1 25-4 37-2 12-5 23-10 34-5 12-10 22-17 33-7 10-15 19-23 28-9 8-18 16-28 24-11 7-22 12-34 17-11 5-22 8-34 10-12 3-24 4-37 4-12 0-24-1-36-4-12-2-23-5-35-10-11-5-22-10-32-17-10-8-19-16-28-24-9-9-16-18-23-28-7-11-12-21-17-33-5-11-8-22-11-34-2-12-3-24-3-37 0-12 1-24 3-36 3-12 6-23 11-35 5-11 10-22 17-32s14-19 23-28 18-16 28-23 21-13 32-17c12-5 23-8 35-11 12-2 24-3 36-3 13 0 25 1 37 3 12 3 23 6 34 11 12 4 23 10 34 17 10 7 19 14 28 23 8 9 16 18 23 28s12 21 17 32c5 12 8 23 10 35 3 12 4 24 4 36z">
          <text:p/>
        </draw:path>
        <draw:polygon draw:style-name="gr8" draw:text-style-name="P9" draw:layer="layout" svg:width="0.187cm" svg:height="2.043cm" svg:x="4.126cm" svg:y="6.557cm" svg:viewBox="0 0 188 2044" draw:points="188,0 0,0 0,2044 188,2044">
          <text:p/>
        </draw:polygon>
        <draw:path draw:style-name="gr9" draw:text-style-name="P10" draw:layer="layout" svg:width="0.371cm" svg:height="0.372cm" svg:x="4.035cm" svg:y="6.371cm" svg:viewBox="0 0 372 373" svg:d="M372 187c0 12-1 24-3 36-3 12-6 24-11 35s-10 22-17 32-15 20-23 28c-9 9-18 17-28 24-10 6-21 12-32 17-12 4-23 8-36 10-12 3-24 4-36 4-13 0-25-1-37-4-12-2-23-6-35-10-11-5-21-11-32-17-10-7-19-15-28-24-8-8-16-18-23-28s-12-21-17-32-8-23-11-35c-2-12-3-24-3-36s1-24 3-36c3-12 6-24 11-36 5-11 10-22 17-32s15-20 23-28c9-9 18-16 28-23 11-7 21-13 32-17 12-5 23-9 35-11s24-4 37-4c12 0 24 2 36 4 13 2 24 6 36 11 11 4 22 10 32 17s19 14 28 23c8 8 16 18 23 28s12 21 17 32c5 12 8 24 11 36 2 12 3 24 3 36z">
          <text:p/>
        </draw:path>
        <draw:path draw:style-name="gr9" draw:text-style-name="P10" draw:layer="layout" svg:width="0.371cm" svg:height="0.371cm" svg:x="4.035cm" svg:y="8.414cm" svg:viewBox="0 0 372 372" svg:d="M372 186c0 12-1 24-3 36-3 12-6 24-11 35s-10 22-17 32-15 20-23 29c-9 9-18 16-28 23s-21 13-32 17c-12 5-23 9-36 11-12 2-24 3-36 3-13 0-25-1-37-3s-23-6-35-11c-11-4-21-10-32-17-10-7-19-14-28-23-8-9-16-19-23-29s-12-21-17-32-8-23-11-35c-2-12-3-24-3-36s1-25 3-36c3-12 6-24 11-35 5-12 10-22 17-32 7-11 15-20 23-29 9-8 18-16 28-23 11-6 21-12 32-17 12-4 23-8 35-10 12-3 24-4 37-4 12 0 24 1 36 4 13 2 24 6 36 10 11 5 22 11 32 17 10 7 19 15 28 23 8 9 16 18 23 29 7 10 12 20 17 32 5 11 8 23 11 35 2 11 3 24 3 36z">
          <text:p/>
        </draw:path>
        <draw:polygon draw:style-name="gr1" draw:text-style-name="P1" draw:layer="layout" svg:width="2.414cm" svg:height="0.286cm" svg:x="25.68cm" svg:y="8.473cm" svg:viewBox="0 0 2415 287" draw:points="2415,7 1,0 0,279 2414,287">
          <text:p/>
        </draw:polygon>
        <draw:polygon draw:style-name="gr11" draw:text-style-name="P12" draw:layer="layout" svg:width="2.414cm" svg:height="0.193cm" svg:x="25.68cm" svg:y="8.464cm" svg:viewBox="0 0 2415 194" draw:points="2415,7 2414,194 0,186 1,0">
          <text:p/>
        </draw:polygon>
        <draw:polygon draw:style-name="gr12" draw:text-style-name="P7" draw:layer="layout" svg:width="2.414cm" svg:height="0.193cm" svg:x="25.68cm" svg:y="8.464cm" svg:viewBox="0 0 2415 194" draw:points="2415,7 2414,194 0,186 1,0">
          <text:p/>
        </draw:polygon>
        <draw:polygon draw:style-name="gr13" draw:text-style-name="P13" draw:layer="layout" svg:width="1.36cm" svg:height="1.667cm" svg:x="26.548cm" svg:y="8.656cm" svg:viewBox="0 0 1361 1668" draw:points="1267,0 1361,0 55,1668 0,1631">
          <text:p/>
        </draw:polygon>
        <draw:polygon draw:style-name="gr12" draw:text-style-name="P7" draw:layer="layout" svg:width="1.36cm" svg:height="1.667cm" svg:x="26.548cm" svg:y="8.656cm" svg:viewBox="0 0 1361 1668" draw:points="1267,0 1361,0 55,1668 0,1631">
          <text:p/>
        </draw:polygon>
        <draw:path draw:style-name="gr12" draw:text-style-name="P7" draw:layer="layout" svg:width="0.645cm" svg:height="1.636cm" svg:x="25.902cm" svg:y="8.65cm" svg:viewBox="0 0 646 1637" svg:d="M0 0c0 0-40 911 646 1637">
          <text:p/>
        </draw:path>
        <draw:polygon draw:style-name="gr14" draw:text-style-name="P14" draw:layer="layout" svg:width="2.605cm" svg:height="2.05cm" svg:x="25.582cm" svg:y="8.371cm" svg:viewBox="0 0 2606 2051" draw:points="2606,7 2600,2051 0,2043 6,0">
          <text:p/>
        </draw:polygon>
        <draw:polygon draw:style-name="gr1" draw:text-style-name="P1" draw:layer="layout" svg:width="2.413cm" svg:height="0.093cm" svg:x="1.335cm" svg:y="13.177cm" svg:viewBox="0 0 2414 94" draw:points="0,94 2414,94 2414,0 0,0">
          <text:p/>
        </draw:polygon>
        <draw:polygon draw:style-name="gr11" draw:text-style-name="P12" draw:layer="layout" svg:width="2.413cm" svg:height="0.186cm" svg:x="1.335cm" svg:y="13.093cm" svg:viewBox="0 0 2414 187" draw:points="0,187 0,0 2414,0 2414,187">
          <text:p/>
        </draw:polygon>
        <draw:polygon draw:style-name="gr12" draw:text-style-name="P7" draw:layer="layout" svg:width="2.413cm" svg:height="0.186cm" svg:x="1.335cm" svg:y="13.093cm" svg:viewBox="0 0 2414 187" draw:points="0,187 0,0 2414,0 2414,187">
          <text:p/>
        </draw:polygon>
        <draw:polygon draw:style-name="gr13" draw:text-style-name="P13" draw:layer="layout" svg:width="1.355cm" svg:height="1.671cm" svg:x="1.521cm" svg:y="11.422cm" svg:viewBox="0 0 1356 1672" draw:points="92,1672 0,1672 1300,0 1356,37">
          <text:p/>
        </draw:polygon>
        <draw:polygon draw:style-name="gr12" draw:text-style-name="P7" draw:layer="layout" svg:width="1.355cm" svg:height="1.671cm" svg:x="1.521cm" svg:y="11.422cm" svg:viewBox="0 0 1356 1672" draw:points="92,1672 0,1672 1300,0 1356,37">
          <text:p/>
        </draw:polygon>
        <draw:path draw:style-name="gr12" draw:text-style-name="P7" draw:layer="layout" svg:width="0.65cm" svg:height="1.634cm" svg:x="2.876cm" svg:y="11.459cm" svg:viewBox="0 0 651 1635" svg:d="M651 1635c0 0 37-911-651-1635">
          <text:p/>
        </draw:path>
        <draw:polygon draw:style-name="gr14" draw:text-style-name="P14" draw:layer="layout" svg:width="2.599cm" svg:height="2.043cm" svg:x="1.242cm" svg:y="11.329cm" svg:viewBox="0 0 2600 2044" draw:points="0,2044 0,0 2600,0 2600,2044">
          <text:p/>
        </draw:polygon>
        <draw:polygon draw:style-name="gr1" draw:text-style-name="P1" draw:layer="layout" svg:width="0.093cm" svg:height="2.6cm" svg:x="28.132cm" svg:y="10.07cm" svg:viewBox="0 0 94 2601" draw:points="0,0 0,2601 94,2601 94,0">
          <text:p/>
        </draw:polygon>
        <draw:polygon draw:style-name="gr1" draw:text-style-name="P1" draw:layer="layout" svg:width="0.223cm" svg:height="1.3cm" svg:x="28.085cm" svg:y="11.37cm" svg:viewBox="0 0 224 1301" draw:points="0,0 224,0 224,1301 0,1301">
          <text:p/>
        </draw:polygon>
        <draw:polygon draw:style-name="gr12" draw:text-style-name="P7" draw:layer="layout" svg:width="0.223cm" svg:height="1.3cm" svg:x="28.085cm" svg:y="11.37cm" svg:viewBox="0 0 224 1301" draw:points="0,0 224,0 224,1301 0,1301">
          <text:p/>
        </draw:polygon>
        <draw:polygon draw:style-name="gr1" draw:text-style-name="P1" draw:layer="layout" svg:width="0.074cm" svg:height="1.3cm" svg:x="28.16cm" svg:y="11.37cm" svg:viewBox="0 0 75 1301" draw:points="0,0 75,0 75,1301 0,1301">
          <text:p/>
        </draw:polygon>
        <draw:polygon draw:style-name="gr12" draw:text-style-name="P7" draw:layer="layout" svg:width="0.074cm" svg:height="1.3cm" svg:x="28.16cm" svg:y="11.37cm" svg:viewBox="0 0 75 1301" draw:points="0,0 75,0 75,1301 0,1301">
          <text:p/>
        </draw:polygon>
        <draw:polygon draw:style-name="gr1" draw:text-style-name="P1" draw:layer="layout" svg:width="0.223cm" svg:height="1.3cm" svg:x="28.085cm" svg:y="10.07cm" svg:viewBox="0 0 224 1301" draw:points="0,0 224,0 224,1301 0,1301">
          <text:p/>
        </draw:polygon>
        <draw:polygon draw:style-name="gr12" draw:text-style-name="P7" draw:layer="layout" svg:width="0.223cm" svg:height="1.3cm" svg:x="28.085cm" svg:y="10.07cm" svg:viewBox="0 0 224 1301" draw:points="0,0 224,0 224,1301 0,1301">
          <text:p/>
        </draw:polygon>
        <draw:polygon draw:style-name="gr1" draw:text-style-name="P1" draw:layer="layout" svg:width="0.074cm" svg:height="1.3cm" svg:x="28.16cm" svg:y="10.07cm" svg:viewBox="0 0 75 1301" draw:points="0,0 75,0 75,1301 0,1301">
          <text:p/>
        </draw:polygon>
        <draw:polygon draw:style-name="gr12" draw:text-style-name="P7" draw:layer="layout" svg:width="0.074cm" svg:height="1.3cm" svg:x="28.16cm" svg:y="10.07cm" svg:viewBox="0 0 75 1301" draw:points="0,0 75,0 75,1301 0,1301">
          <text:p/>
        </draw:polygon>
        <draw:polygon draw:style-name="gr14" draw:text-style-name="P14" draw:layer="layout" svg:width="0.409cm" svg:height="2.785cm" svg:x="27.992cm" svg:y="9.978cm" svg:viewBox="0 0 410 2786" draw:points="0,0 410,0 410,2786 0,2786">
          <text:p/>
        </draw:polygon>
        <draw:polygon draw:style-name="gr1" draw:text-style-name="P1" draw:layer="layout" svg:width="2.599cm" svg:height="0.093cm" svg:x="19.574cm" svg:y="3.021cm" svg:viewBox="0 0 2600 94" draw:points="0,94 2600,94 2600,0 0,0">
          <text:p/>
        </draw:polygon>
        <draw:polygon draw:style-name="gr1" draw:text-style-name="P1" draw:layer="layout" svg:width="1.299cm" svg:height="0.223cm" svg:x="20.874cm" svg:y="2.938cm" svg:viewBox="0 0 1300 224" draw:points="0,224 0,0 1300,0 1300,224">
          <text:p/>
        </draw:polygon>
        <draw:polygon draw:style-name="gr12" draw:text-style-name="P7" draw:layer="layout" svg:width="1.299cm" svg:height="0.223cm" svg:x="20.874cm" svg:y="2.938cm" svg:viewBox="0 0 1300 224" draw:points="0,224 0,0 1300,0 1300,224">
          <text:p/>
        </draw:polygon>
        <draw:polygon draw:style-name="gr1" draw:text-style-name="P1" draw:layer="layout" svg:width="1.299cm" svg:height="0.074cm" svg:x="20.874cm" svg:y="3.012cm" svg:viewBox="0 0 1300 75" draw:points="0,75 0,0 1300,0 1300,75">
          <text:p/>
        </draw:polygon>
        <draw:polygon draw:style-name="gr12" draw:text-style-name="P7" draw:layer="layout" svg:width="1.299cm" svg:height="0.074cm" svg:x="20.874cm" svg:y="3.012cm" svg:viewBox="0 0 1300 75" draw:points="0,75 0,0 1300,0 1300,75">
          <text:p/>
        </draw:polygon>
        <draw:polygon draw:style-name="gr1" draw:text-style-name="P1" draw:layer="layout" svg:width="1.3cm" svg:height="0.223cm" svg:x="19.574cm" svg:y="2.938cm" svg:viewBox="0 0 1301 224" draw:points="0,224 0,0 1301,0 1301,224">
          <text:p/>
        </draw:polygon>
        <draw:polygon draw:style-name="gr12" draw:text-style-name="P7" draw:layer="layout" svg:width="1.3cm" svg:height="0.223cm" svg:x="19.574cm" svg:y="2.938cm" svg:viewBox="0 0 1301 224" draw:points="0,224 0,0 1301,0 1301,224">
          <text:p/>
        </draw:polygon>
        <draw:polygon draw:style-name="gr1" draw:text-style-name="P1" draw:layer="layout" svg:width="1.3cm" svg:height="0.074cm" svg:x="19.574cm" svg:y="3.012cm" svg:viewBox="0 0 1301 75" draw:points="0,75 0,0 1301,0 1301,75">
          <text:p/>
        </draw:polygon>
        <draw:polygon draw:style-name="gr12" draw:text-style-name="P7" draw:layer="layout" svg:width="1.3cm" svg:height="0.074cm" svg:x="19.574cm" svg:y="3.012cm" svg:viewBox="0 0 1301 75" draw:points="0,75 0,0 1301,0 1301,75">
          <text:p/>
        </draw:polygon>
        <draw:polygon draw:style-name="gr14" draw:text-style-name="P14" draw:layer="layout" svg:width="2.785cm" svg:height="0.408cm" svg:x="19.481cm" svg:y="2.845cm" svg:viewBox="0 0 2786 409" draw:points="0,409 0,0 2786,0 2786,409">
          <text:p/>
        </draw:polygon>
        <draw:polygon draw:style-name="gr1" draw:text-style-name="P1" draw:layer="layout" svg:width="2.599cm" svg:height="0.093cm" svg:x="12.889cm" svg:y="13.138cm" svg:viewBox="0 0 2600 94" draw:points="2600,0 0,0 0,94 2600,94">
          <text:p/>
        </draw:polygon>
        <draw:polygon draw:style-name="gr1" draw:text-style-name="P1" draw:layer="layout" svg:width="1.299cm" svg:height="0.223cm" svg:x="12.889cm" svg:y="13.092cm" svg:viewBox="0 0 1300 224" draw:points="1300,0 1300,224 0,224 0,0">
          <text:p/>
        </draw:polygon>
        <draw:polygon draw:style-name="gr12" draw:text-style-name="P7" draw:layer="layout" svg:width="1.299cm" svg:height="0.223cm" svg:x="12.889cm" svg:y="13.092cm" svg:viewBox="0 0 1300 224" draw:points="1300,0 1300,224 0,224 0,0">
          <text:p/>
        </draw:polygon>
        <draw:polygon draw:style-name="gr1" draw:text-style-name="P1" draw:layer="layout" svg:width="1.299cm" svg:height="0.075cm" svg:x="12.889cm" svg:y="13.166cm" svg:viewBox="0 0 1300 76" draw:points="1300,0 1300,76 0,76 0,0">
          <text:p/>
        </draw:polygon>
        <draw:polygon draw:style-name="gr12" draw:text-style-name="P7" draw:layer="layout" svg:width="1.299cm" svg:height="0.075cm" svg:x="12.889cm" svg:y="13.166cm" svg:viewBox="0 0 1300 76" draw:points="1300,0 1300,76 0,76 0,0">
          <text:p/>
        </draw:polygon>
        <draw:polygon draw:style-name="gr1" draw:text-style-name="P1" draw:layer="layout" svg:width="1.3cm" svg:height="0.223cm" svg:x="14.188cm" svg:y="13.092cm" svg:viewBox="0 0 1301 224" draw:points="1301,0 1301,224 0,224 0,0">
          <text:p/>
        </draw:polygon>
        <draw:polygon draw:style-name="gr12" draw:text-style-name="P7" draw:layer="layout" svg:width="1.3cm" svg:height="0.223cm" svg:x="14.188cm" svg:y="13.092cm" svg:viewBox="0 0 1301 224" draw:points="1301,0 1301,224 0,224 0,0">
          <text:p/>
        </draw:polygon>
        <draw:polygon draw:style-name="gr1" draw:text-style-name="P1" draw:layer="layout" svg:width="1.3cm" svg:height="0.075cm" svg:x="14.188cm" svg:y="13.166cm" svg:viewBox="0 0 1301 76" draw:points="1301,0 1301,76 0,76 0,0">
          <text:p/>
        </draw:polygon>
        <draw:polygon draw:style-name="gr12" draw:text-style-name="P7" draw:layer="layout" svg:width="1.3cm" svg:height="0.075cm" svg:x="14.188cm" svg:y="13.166cm" svg:viewBox="0 0 1301 76" draw:points="1301,0 1301,76 0,76 0,0">
          <text:p/>
        </draw:polygon>
        <draw:polygon draw:style-name="gr14" draw:text-style-name="P14" draw:layer="layout" svg:width="2.785cm" svg:height="0.409cm" svg:x="12.796cm" svg:y="12.999cm" svg:viewBox="0 0 2786 410" draw:points="2786,0 2786,410 0,410 0,0">
          <text:p/>
        </draw:polygon>
        <draw:polygon draw:style-name="gr1" draw:text-style-name="P1" draw:layer="layout" svg:width="2.599cm" svg:height="0.093cm" svg:x="6.451cm" svg:y="3.049cm" svg:viewBox="0 0 2600 94" draw:points="0,94 2600,94 2600,0 0,0">
          <text:p/>
        </draw:polygon>
        <draw:polygon draw:style-name="gr1" draw:text-style-name="P1" draw:layer="layout" svg:width="1.299cm" svg:height="0.222cm" svg:x="7.751cm" svg:y="2.966cm" svg:viewBox="0 0 1300 223" draw:points="0,223 0,0 1300,0 1300,223">
          <text:p/>
        </draw:polygon>
        <draw:polygon draw:style-name="gr12" draw:text-style-name="P7" draw:layer="layout" svg:width="1.299cm" svg:height="0.222cm" svg:x="7.751cm" svg:y="2.966cm" svg:viewBox="0 0 1300 223" draw:points="0,223 0,0 1300,0 1300,223">
          <text:p/>
        </draw:polygon>
        <draw:polygon draw:style-name="gr1" draw:text-style-name="P1" draw:layer="layout" svg:width="1.299cm" svg:height="0.074cm" svg:x="7.751cm" svg:y="3.04cm" svg:viewBox="0 0 1300 75" draw:points="0,75 0,0 1300,0 1300,75">
          <text:p/>
        </draw:polygon>
        <draw:polygon draw:style-name="gr12" draw:text-style-name="P7" draw:layer="layout" svg:width="1.299cm" svg:height="0.074cm" svg:x="7.751cm" svg:y="3.04cm" svg:viewBox="0 0 1300 75" draw:points="0,75 0,0 1300,0 1300,75">
          <text:p/>
        </draw:polygon>
        <draw:polygon draw:style-name="gr1" draw:text-style-name="P1" draw:layer="layout" svg:width="1.3cm" svg:height="0.222cm" svg:x="6.451cm" svg:y="2.966cm" svg:viewBox="0 0 1301 223" draw:points="0,223 0,0 1301,0 1301,223">
          <text:p/>
        </draw:polygon>
        <draw:polygon draw:style-name="gr12" draw:text-style-name="P7" draw:layer="layout" svg:width="1.3cm" svg:height="0.222cm" svg:x="6.451cm" svg:y="2.966cm" svg:viewBox="0 0 1301 223" draw:points="0,223 0,0 1301,0 1301,223">
          <text:p/>
        </draw:polygon>
        <draw:polygon draw:style-name="gr1" draw:text-style-name="P1" draw:layer="layout" svg:width="1.3cm" svg:height="0.074cm" svg:x="6.451cm" svg:y="3.04cm" svg:viewBox="0 0 1301 75" draw:points="0,75 0,0 1301,0 1301,75">
          <text:p/>
        </draw:polygon>
        <draw:polygon draw:style-name="gr12" draw:text-style-name="P7" draw:layer="layout" svg:width="1.3cm" svg:height="0.074cm" svg:x="6.451cm" svg:y="3.04cm" svg:viewBox="0 0 1301 75" draw:points="0,75 0,0 1301,0 1301,75">
          <text:p/>
        </draw:polygon>
        <draw:polygon draw:style-name="gr14" draw:text-style-name="P14" draw:layer="layout" svg:width="2.784cm" svg:height="0.408cm" svg:x="6.359cm" svg:y="2.873cm" svg:viewBox="0 0 2785 409" draw:points="0,409 0,0 2785,0 2785,409">
          <text:p/>
        </draw:polygon>
        <draw:polygon draw:style-name="gr1" draw:text-style-name="P1" draw:layer="layout" svg:width="2.599cm" svg:height="0.092cm" svg:x="6.164cm" svg:y="13.038cm" svg:viewBox="0 0 2600 93" draw:points="2600,0 0,0 0,93 2600,93">
          <text:p/>
        </draw:polygon>
        <draw:polygon draw:style-name="gr1" draw:text-style-name="P1" draw:layer="layout" svg:width="1.3cm" svg:height="0.223cm" svg:x="6.164cm" svg:y="12.991cm" svg:viewBox="0 0 1301 224" draw:points="1301,0 1301,224 0,224 0,0">
          <text:p/>
        </draw:polygon>
        <draw:polygon draw:style-name="gr12" draw:text-style-name="P7" draw:layer="layout" svg:width="1.3cm" svg:height="0.223cm" svg:x="6.164cm" svg:y="12.991cm" svg:viewBox="0 0 1301 224" draw:points="1301,0 1301,224 0,224 0,0">
          <text:p/>
        </draw:polygon>
        <draw:polygon draw:style-name="gr1" draw:text-style-name="P1" draw:layer="layout" svg:width="1.3cm" svg:height="0.075cm" svg:x="6.164cm" svg:y="13.065cm" svg:viewBox="0 0 1301 76" draw:points="1301,0 1301,76 0,76 0,0">
          <text:p/>
        </draw:polygon>
        <draw:polygon draw:style-name="gr12" draw:text-style-name="P7" draw:layer="layout" svg:width="1.3cm" svg:height="0.075cm" svg:x="6.164cm" svg:y="13.065cm" svg:viewBox="0 0 1301 76" draw:points="1301,0 1301,76 0,76 0,0">
          <text:p/>
        </draw:polygon>
        <draw:polygon draw:style-name="gr1" draw:text-style-name="P1" draw:layer="layout" svg:width="1.299cm" svg:height="0.223cm" svg:x="7.464cm" svg:y="12.991cm" svg:viewBox="0 0 1300 224" draw:points="1300,0 1300,224 0,224 0,0">
          <text:p/>
        </draw:polygon>
        <draw:polygon draw:style-name="gr12" draw:text-style-name="P7" draw:layer="layout" svg:width="1.299cm" svg:height="0.223cm" svg:x="7.464cm" svg:y="12.991cm" svg:viewBox="0 0 1300 224" draw:points="1300,0 1300,224 0,224 0,0">
          <text:p/>
        </draw:polygon>
        <draw:polygon draw:style-name="gr1" draw:text-style-name="P1" draw:layer="layout" svg:width="1.299cm" svg:height="0.075cm" svg:x="7.464cm" svg:y="13.065cm" svg:viewBox="0 0 1300 76" draw:points="1300,0 1300,76 0,76 0,0">
          <text:p/>
        </draw:polygon>
        <draw:polygon draw:style-name="gr12" draw:text-style-name="P7" draw:layer="layout" svg:width="1.299cm" svg:height="0.075cm" svg:x="7.464cm" svg:y="13.065cm" svg:viewBox="0 0 1300 76" draw:points="1300,0 1300,76 0,76 0,0">
          <text:p/>
        </draw:polygon>
        <draw:polygon draw:style-name="gr14" draw:text-style-name="P14" draw:layer="layout" svg:width="2.785cm" svg:height="0.409cm" svg:x="6.071cm" svg:y="12.898cm" svg:viewBox="0 0 2786 410" draw:points="2786,0 2786,410 0,410 0,0">
          <text:p/>
        </draw:polygon>
        <draw:polygon draw:style-name="gr1" draw:text-style-name="P1" draw:layer="layout" svg:width="2.599cm" svg:height="0.093cm" svg:x="13.504cm" svg:y="3.049cm" svg:viewBox="0 0 2600 94" draw:points="0,94 2600,94 2600,0 0,0">
          <text:p/>
        </draw:polygon>
        <draw:polygon draw:style-name="gr1" draw:text-style-name="P1" draw:layer="layout" svg:width="1.3cm" svg:height="0.222cm" svg:x="14.803cm" svg:y="2.966cm" svg:viewBox="0 0 1301 223" draw:points="0,223 0,0 1301,0 1301,223">
          <text:p/>
        </draw:polygon>
        <draw:polygon draw:style-name="gr12" draw:text-style-name="P7" draw:layer="layout" svg:width="1.3cm" svg:height="0.222cm" svg:x="14.803cm" svg:y="2.966cm" svg:viewBox="0 0 1301 223" draw:points="0,223 0,0 1301,0 1301,223">
          <text:p/>
        </draw:polygon>
        <draw:polygon draw:style-name="gr1" draw:text-style-name="P1" draw:layer="layout" svg:width="1.3cm" svg:height="0.074cm" svg:x="14.803cm" svg:y="3.04cm" svg:viewBox="0 0 1301 75" draw:points="0,75 0,0 1301,0 1301,75">
          <text:p/>
        </draw:polygon>
        <draw:polygon draw:style-name="gr12" draw:text-style-name="P7" draw:layer="layout" svg:width="1.3cm" svg:height="0.074cm" svg:x="14.803cm" svg:y="3.04cm" svg:viewBox="0 0 1301 75" draw:points="0,75 0,0 1301,0 1301,75">
          <text:p/>
        </draw:polygon>
        <draw:polygon draw:style-name="gr1" draw:text-style-name="P1" draw:layer="layout" svg:width="1.299cm" svg:height="0.222cm" svg:x="13.504cm" svg:y="2.966cm" svg:viewBox="0 0 1300 223" draw:points="0,223 0,0 1300,0 1300,223">
          <text:p/>
        </draw:polygon>
        <draw:polygon draw:style-name="gr12" draw:text-style-name="P7" draw:layer="layout" svg:width="1.299cm" svg:height="0.222cm" svg:x="13.504cm" svg:y="2.966cm" svg:viewBox="0 0 1300 223" draw:points="0,223 0,0 1300,0 1300,223">
          <text:p/>
        </draw:polygon>
        <draw:polygon draw:style-name="gr1" draw:text-style-name="P1" draw:layer="layout" svg:width="1.299cm" svg:height="0.074cm" svg:x="13.504cm" svg:y="3.04cm" svg:viewBox="0 0 1300 75" draw:points="0,75 0,0 1300,0 1300,75">
          <text:p/>
        </draw:polygon>
        <draw:polygon draw:style-name="gr12" draw:text-style-name="P7" draw:layer="layout" svg:width="1.299cm" svg:height="0.074cm" svg:x="13.504cm" svg:y="3.04cm" svg:viewBox="0 0 1300 75" draw:points="0,75 0,0 1300,0 1300,75">
          <text:p/>
        </draw:polygon>
        <draw:polygon draw:style-name="gr14" draw:text-style-name="P14" draw:layer="layout" svg:width="2.785cm" svg:height="0.408cm" svg:x="13.411cm" svg:y="2.873cm" svg:viewBox="0 0 2786 409" draw:points="0,409 0,0 2786,0 2786,409">
          <text:p/>
        </draw:polygon>
        <draw:polygon draw:style-name="gr1" draw:text-style-name="P1" draw:layer="layout" svg:width="0.093cm" svg:height="2.599cm" svg:x="1.306cm" svg:y="4.105cm" svg:viewBox="0 0 94 2600" draw:points="94,2600 94,0 0,0 0,2600">
          <text:p/>
        </draw:polygon>
        <draw:polygon draw:style-name="gr1" draw:text-style-name="P1" draw:layer="layout" svg:width="0.223cm" svg:height="1.299cm" svg:x="1.222cm" svg:y="4.105cm" svg:viewBox="0 0 224 1300" draw:points="224,1300 0,1300 0,0 224,0">
          <text:p/>
        </draw:polygon>
        <draw:polygon draw:style-name="gr12" draw:text-style-name="P7" draw:layer="layout" svg:width="0.223cm" svg:height="1.299cm" svg:x="1.222cm" svg:y="4.105cm" svg:viewBox="0 0 224 1300" draw:points="224,1300 0,1300 0,0 224,0">
          <text:p/>
        </draw:polygon>
        <draw:polygon draw:style-name="gr1" draw:text-style-name="P1" draw:layer="layout" svg:width="0.074cm" svg:height="1.299cm" svg:x="1.297cm" svg:y="4.105cm" svg:viewBox="0 0 75 1300" draw:points="75,1300 0,1300 0,0 75,0">
          <text:p/>
        </draw:polygon>
        <draw:polygon draw:style-name="gr12" draw:text-style-name="P7" draw:layer="layout" svg:width="0.074cm" svg:height="1.299cm" svg:x="1.297cm" svg:y="4.105cm" svg:viewBox="0 0 75 1300" draw:points="75,1300 0,1300 0,0 75,0">
          <text:p/>
        </draw:polygon>
        <draw:polygon draw:style-name="gr1" draw:text-style-name="P1" draw:layer="layout" svg:width="0.223cm" svg:height="1.3cm" svg:x="1.222cm" svg:y="5.404cm" svg:viewBox="0 0 224 1301" draw:points="224,1301 0,1301 0,0 224,0">
          <text:p/>
        </draw:polygon>
        <draw:polygon draw:style-name="gr12" draw:text-style-name="P7" draw:layer="layout" svg:width="0.223cm" svg:height="1.3cm" svg:x="1.222cm" svg:y="5.404cm" svg:viewBox="0 0 224 1301" draw:points="224,1301 0,1301 0,0 224,0">
          <text:p/>
        </draw:polygon>
        <draw:polygon draw:style-name="gr1" draw:text-style-name="P1" draw:layer="layout" svg:width="0.074cm" svg:height="1.3cm" svg:x="1.297cm" svg:y="5.404cm" svg:viewBox="0 0 75 1301" draw:points="75,1301 0,1301 0,0 75,0">
          <text:p/>
        </draw:polygon>
        <draw:polygon draw:style-name="gr12" draw:text-style-name="P7" draw:layer="layout" svg:width="0.074cm" svg:height="1.3cm" svg:x="1.297cm" svg:y="5.404cm" svg:viewBox="0 0 75 1301" draw:points="75,1301 0,1301 0,0 75,0">
          <text:p/>
        </draw:polygon>
        <draw:polygon draw:style-name="gr14" draw:text-style-name="P14" draw:layer="layout" svg:width="0.408cm" svg:height="2.785cm" svg:x="1.13cm" svg:y="4.012cm" svg:viewBox="0 0 409 2786" draw:points="409,2786 0,2786 0,0 409,0">
          <text:p/>
        </draw:polygon>
        <draw:polygon draw:style-name="gr1" draw:text-style-name="P1" draw:layer="layout" svg:width="0.093cm" svg:height="2.6cm" svg:x="1.306cm" svg:y="9.116cm" svg:viewBox="0 0 94 2601" draw:points="94,2601 94,0 0,0 0,2601">
          <text:p/>
        </draw:polygon>
        <draw:polygon draw:style-name="gr1" draw:text-style-name="P1" draw:layer="layout" svg:width="0.223cm" svg:height="1.3cm" svg:x="1.222cm" svg:y="9.116cm" svg:viewBox="0 0 224 1301" draw:points="224,1301 0,1301 0,0 224,0">
          <text:p/>
        </draw:polygon>
        <draw:polygon draw:style-name="gr12" draw:text-style-name="P7" draw:layer="layout" svg:width="0.223cm" svg:height="1.3cm" svg:x="1.222cm" svg:y="9.116cm" svg:viewBox="0 0 224 1301" draw:points="224,1301 0,1301 0,0 224,0">
          <text:p/>
        </draw:polygon>
        <draw:polygon draw:style-name="gr1" draw:text-style-name="P1" draw:layer="layout" svg:width="0.074cm" svg:height="1.3cm" svg:x="1.297cm" svg:y="9.116cm" svg:viewBox="0 0 75 1301" draw:points="75,1301 0,1301 0,0 75,0">
          <text:p/>
        </draw:polygon>
        <draw:polygon draw:style-name="gr12" draw:text-style-name="P7" draw:layer="layout" svg:width="0.074cm" svg:height="1.3cm" svg:x="1.297cm" svg:y="9.116cm" svg:viewBox="0 0 75 1301" draw:points="75,1301 0,1301 0,0 75,0">
          <text:p/>
        </draw:polygon>
        <draw:polygon draw:style-name="gr1" draw:text-style-name="P1" draw:layer="layout" svg:width="0.223cm" svg:height="1.3cm" svg:x="1.222cm" svg:y="10.416cm" svg:viewBox="0 0 224 1301" draw:points="224,1301 0,1301 0,0 224,0">
          <text:p/>
        </draw:polygon>
        <draw:polygon draw:style-name="gr12" draw:text-style-name="P7" draw:layer="layout" svg:width="0.223cm" svg:height="1.3cm" svg:x="1.222cm" svg:y="10.416cm" svg:viewBox="0 0 224 1301" draw:points="224,1301 0,1301 0,0 224,0">
          <text:p/>
        </draw:polygon>
        <draw:polygon draw:style-name="gr1" draw:text-style-name="P1" draw:layer="layout" svg:width="0.074cm" svg:height="1.3cm" svg:x="1.297cm" svg:y="10.416cm" svg:viewBox="0 0 75 1301" draw:points="75,1301 0,1301 0,0 75,0">
          <text:p/>
        </draw:polygon>
        <draw:polygon draw:style-name="gr12" draw:text-style-name="P7" draw:layer="layout" svg:width="0.074cm" svg:height="1.3cm" svg:x="1.297cm" svg:y="10.416cm" svg:viewBox="0 0 75 1301" draw:points="75,1301 0,1301 0,0 75,0">
          <text:p/>
        </draw:polygon>
        <draw:polygon draw:style-name="gr14" draw:text-style-name="P14" draw:layer="layout" svg:width="0.408cm" svg:height="2.785cm" svg:x="1.13cm" svg:y="9.023cm" svg:viewBox="0 0 409 2786" draw:points="409,2786 0,2786 0,0 409,0">
          <text:p/>
        </draw:polygon>
        <draw:polygon draw:style-name="gr1" draw:text-style-name="P1" draw:layer="layout" svg:width="1.299cm" svg:height="0.092cm" svg:x="9.93cm" svg:y="13.038cm" svg:viewBox="0 0 1300 93" draw:points="1300,0 0,0 0,93 1300,93">
          <text:p/>
        </draw:polygon>
        <draw:polygon draw:style-name="gr1" draw:text-style-name="P1" draw:layer="layout" svg:width="1.299cm" svg:height="0.223cm" svg:x="9.93cm" svg:y="12.991cm" svg:viewBox="0 0 1300 224" draw:points="1300,0 1300,224 0,224 0,0">
          <text:p/>
        </draw:polygon>
        <draw:polygon draw:style-name="gr12" draw:text-style-name="P7" draw:layer="layout" svg:width="1.299cm" svg:height="0.223cm" svg:x="9.93cm" svg:y="12.991cm" svg:viewBox="0 0 1300 224" draw:points="1300,0 1300,224 0,224 0,0">
          <text:p/>
        </draw:polygon>
        <draw:polygon draw:style-name="gr1" draw:text-style-name="P1" draw:layer="layout" svg:width="1.299cm" svg:height="0.075cm" svg:x="9.93cm" svg:y="13.065cm" svg:viewBox="0 0 1300 76" draw:points="1300,0 1300,76 0,76 0,0">
          <text:p/>
        </draw:polygon>
        <draw:polygon draw:style-name="gr12" draw:text-style-name="P7" draw:layer="layout" svg:width="1.299cm" svg:height="0.075cm" svg:x="9.93cm" svg:y="13.065cm" svg:viewBox="0 0 1300 76" draw:points="1300,0 1300,76 0,76 0,0">
          <text:p/>
        </draw:polygon>
        <draw:polygon draw:style-name="gr14" draw:text-style-name="P14" draw:layer="layout" svg:width="1.485cm" svg:height="0.409cm" svg:x="9.837cm" svg:y="12.898cm" svg:viewBox="0 0 1486 410" draw:points="1486,0 1486,410 0,410 0,0">
          <text:p/>
        </draw:polygon>
        <draw:polygon draw:style-name="gr1" draw:text-style-name="P1" draw:layer="layout" svg:width="0.186cm" svg:height="1.634cm" svg:x="11.665cm" svg:y="6.93cm" svg:viewBox="0 0 187 1635" draw:points="0,0 187,0 187,1635 0,1635">
          <text:p/>
        </draw:polygon>
        <draw:polygon draw:style-name="gr12" draw:text-style-name="P7" draw:layer="layout" svg:width="0.186cm" svg:height="1.634cm" svg:x="11.665cm" svg:y="6.93cm" svg:viewBox="0 0 187 1635" draw:points="0,0 187,0 187,1635 0,1635">
          <text:p/>
        </draw:polygon>
        <draw:line draw:style-name="gr15" draw:text-style-name="P7" draw:layer="layout" svg:x1="12.946cm" svg:y1="7.599cm" svg:x2="13.058cm" svg:y2="7.748cm">
          <text:p/>
        </draw:line>
        <draw:polygon draw:style-name="gr1" draw:text-style-name="P1" draw:layer="layout" svg:width="0.018cm" svg:height="0.037cm" svg:x="13.039cm" svg:y="7.617cm" svg:viewBox="0 0 19 38" draw:points="19,38 19,0 0,19">
          <text:p/>
        </draw:polygon>
        <draw:polygon draw:style-name="gr12" draw:text-style-name="P7" draw:layer="layout" svg:width="0.018cm" svg:height="0.037cm" svg:x="13.039cm" svg:y="7.617cm" svg:viewBox="0 0 19 38" draw:points="19,38 19,0 0,19">
          <text:p/>
        </draw:polygon>
        <draw:polygon draw:style-name="gr1" draw:text-style-name="P1" draw:layer="layout" svg:width="1.225cm" svg:height="0.928cm" svg:x="11.851cm" svg:y="7.599cm" svg:viewBox="0 0 1226 929" draw:points="0,818 0,929 1226,74 1170,0">
          <text:p/>
        </draw:polygon>
        <draw:polygon draw:style-name="gr12" draw:text-style-name="P7" draw:layer="layout" svg:width="1.225cm" svg:height="0.928cm" svg:x="11.851cm" svg:y="7.599cm" svg:viewBox="0 0 1226 929" draw:points="0,818 0,929 1226,74 1170,0">
          <text:p/>
        </draw:polygon>
        <draw:line draw:style-name="gr15" draw:text-style-name="P7" draw:layer="layout" svg:x1="12.816cm" svg:y1="7.693cm" svg:x2="12.947cm" svg:y2="7.599cm">
          <text:p/>
        </draw:line>
        <draw:line draw:style-name="gr15" draw:text-style-name="P7" draw:layer="layout" svg:x1="12.927cm" svg:y1="7.841cm" svg:x2="13.058cm" svg:y2="7.747cm">
          <text:p/>
        </draw:line>
        <draw:polygon draw:style-name="gr14" draw:text-style-name="P14" draw:layer="layout" svg:width="1.597cm" svg:height="1.82cm" svg:x="11.572cm" svg:y="6.837cm" svg:viewBox="0 0 1598 1821" draw:points="0,0 1598,0 1598,1821 0,1821">
          <text:p/>
        </draw:polygon>
        <draw:polygon draw:style-name="gr1" draw:text-style-name="P1" draw:layer="layout" svg:width="1.633cm" svg:height="0.186cm" svg:x="7.581cm" svg:y="8.527cm" svg:viewBox="0 0 1634 187" draw:points="0,0 0,187 1634,187 1634,0">
          <text:p/>
        </draw:polygon>
        <draw:polygon draw:style-name="gr12" draw:text-style-name="P7" draw:layer="layout" svg:width="1.633cm" svg:height="0.186cm" svg:x="7.581cm" svg:y="8.527cm" svg:viewBox="0 0 1634 187" draw:points="0,0 0,187 1634,187 1634,0">
          <text:p/>
        </draw:polygon>
        <draw:line draw:style-name="gr15" draw:text-style-name="P7" draw:layer="layout" svg:x1="8.249cm" svg:y1="9.808cm" svg:x2="8.399cm" svg:y2="9.921cm">
          <text:p/>
        </draw:line>
        <draw:polygon draw:style-name="gr1" draw:text-style-name="P1" draw:layer="layout" svg:width="0.037cm" svg:height="0.019cm" svg:x="8.268cm" svg:y="9.901cm" svg:viewBox="0 0 38 20" draw:points="38,20 0,20 19,0">
          <text:p/>
        </draw:polygon>
        <draw:polygon draw:style-name="gr12" draw:text-style-name="P7" draw:layer="layout" svg:width="0.037cm" svg:height="0.019cm" svg:x="8.268cm" svg:y="9.901cm" svg:viewBox="0 0 38 20" draw:points="38,20 0,20 19,0">
          <text:p/>
        </draw:polygon>
        <draw:polygon draw:style-name="gr1" draw:text-style-name="P1" draw:layer="layout" svg:width="0.928cm" svg:height="1.225cm" svg:x="8.249cm" svg:y="8.713cm" svg:viewBox="0 0 929 1226" draw:points="818,0 929,0 74,1226 0,1171">
          <text:p/>
        </draw:polygon>
        <draw:polygon draw:style-name="gr12" draw:text-style-name="P7" draw:layer="layout" svg:width="0.928cm" svg:height="1.225cm" svg:x="8.249cm" svg:y="8.713cm" svg:viewBox="0 0 929 1226" draw:points="818,0 929,0 74,1226 0,1171">
          <text:p/>
        </draw:polygon>
        <draw:line draw:style-name="gr15" draw:text-style-name="P7" draw:layer="layout" svg:x1="8.343cm" svg:y1="9.678cm" svg:x2="8.249cm" svg:y2="9.809cm">
          <text:p/>
        </draw:line>
        <draw:line draw:style-name="gr15" draw:text-style-name="P7" draw:layer="layout" svg:x1="8.491cm" svg:y1="9.79cm" svg:x2="8.398cm" svg:y2="9.921cm">
          <text:p/>
        </draw:line>
        <draw:polygon draw:style-name="gr14" draw:text-style-name="P14" draw:layer="layout" svg:width="1.819cm" svg:height="1.597cm" svg:x="7.488cm" svg:y="8.434cm" svg:viewBox="0 0 1820 1598" draw:points="0,0 0,1598 1820,1598 1820,0">
          <text:p/>
        </draw:polygon>
        <draw:polygon draw:style-name="gr1" draw:text-style-name="P1" draw:layer="layout" svg:width="1.634cm" svg:height="0.185cm" svg:x="9.437cm" svg:y="8.509cm" svg:viewBox="0 0 1635 186" draw:points="1635,0 1635,186 0,186 0,0">
          <text:p/>
        </draw:polygon>
        <draw:polygon draw:style-name="gr12" draw:text-style-name="P7" draw:layer="layout" svg:width="1.634cm" svg:height="0.185cm" svg:x="9.437cm" svg:y="8.509cm" svg:viewBox="0 0 1635 186" draw:points="1635,0 1635,186 0,186 0,0">
          <text:p/>
        </draw:polygon>
        <draw:line draw:style-name="gr15" draw:text-style-name="P7" draw:layer="layout" svg:x1="10.404cm" svg:y1="9.79cm" svg:x2="10.254cm" svg:y2="9.902cm">
          <text:p/>
        </draw:line>
        <draw:polygon draw:style-name="gr1" draw:text-style-name="P1" draw:layer="layout" svg:width="0.037cm" svg:height="0.018cm" svg:x="10.347cm" svg:y="9.883cm" svg:viewBox="0 0 38 19" draw:points="0,19 38,19 18,0">
          <text:p/>
        </draw:polygon>
        <draw:polygon draw:style-name="gr12" draw:text-style-name="P7" draw:layer="layout" svg:width="0.037cm" svg:height="0.018cm" svg:x="10.347cm" svg:y="9.883cm" svg:viewBox="0 0 38 19" draw:points="0,19 38,19 18,0">
          <text:p/>
        </draw:polygon>
        <draw:polygon draw:style-name="gr1" draw:text-style-name="P1" draw:layer="layout" svg:width="0.929cm" svg:height="1.226cm" svg:x="9.474cm" svg:y="8.694cm" svg:viewBox="0 0 930 1227" draw:points="112,0 0,0 855,1227 930,1171">
          <text:p/>
        </draw:polygon>
        <draw:polygon draw:style-name="gr12" draw:text-style-name="P7" draw:layer="layout" svg:width="0.929cm" svg:height="1.226cm" svg:x="9.474cm" svg:y="8.694cm" svg:viewBox="0 0 930 1227" draw:points="112,0 0,0 855,1227 930,1171">
          <text:p/>
        </draw:polygon>
        <draw:line draw:style-name="gr15" draw:text-style-name="P7" draw:layer="layout" svg:x1="10.31cm" svg:y1="9.66cm" svg:x2="10.404cm" svg:y2="9.791cm">
          <text:p/>
        </draw:line>
        <draw:line draw:style-name="gr15" draw:text-style-name="P7" draw:layer="layout" svg:x1="10.161cm" svg:y1="9.771cm" svg:x2="10.255cm" svg:y2="9.902cm">
          <text:p/>
        </draw:line>
        <draw:polygon draw:style-name="gr14" draw:text-style-name="P14" draw:layer="layout" svg:width="1.82cm" svg:height="1.597cm" svg:x="9.344cm" svg:y="8.416cm" svg:viewBox="0 0 1821 1598" draw:points="1821,0 1821,1598 0,1598 0,0">
          <text:p/>
        </draw:polygon>
        <draw:polygon draw:style-name="gr1" draw:text-style-name="P1" draw:layer="layout" svg:width="1.634cm" svg:height="0.093cm" svg:x="18.63cm" svg:y="10.06cm" svg:viewBox="0 0 1635 94" draw:points="1635,0 0,0 0,94 1635,94">
          <text:p/>
        </draw:polygon>
        <draw:polygon draw:style-name="gr1" draw:text-style-name="P1" draw:layer="layout" svg:width="1.634cm" svg:height="0.185cm" svg:x="18.63cm" svg:y="10.051cm" svg:viewBox="0 0 1635 186" draw:points="1635,0 1635,186 0,186 0,0">
          <text:p/>
        </draw:polygon>
        <draw:polygon draw:style-name="gr12" draw:text-style-name="P7" draw:layer="layout" svg:width="1.634cm" svg:height="0.185cm" svg:x="18.63cm" svg:y="10.051cm" svg:viewBox="0 0 1635 186" draw:points="1635,0 1635,186 0,186 0,0">
          <text:p/>
        </draw:polygon>
        <draw:line draw:style-name="gr15" draw:text-style-name="P7" draw:layer="layout" svg:x1="19.596cm" svg:y1="11.332cm" svg:x2="19.447cm" svg:y2="11.444cm">
          <text:p/>
        </draw:line>
        <draw:polygon draw:style-name="gr1" draw:text-style-name="P1" draw:layer="layout" svg:width="0.037cm" svg:height="0.018cm" svg:x="19.54cm" svg:y="11.425cm" svg:viewBox="0 0 38 19" draw:points="0,19 38,19 19,0">
          <text:p/>
        </draw:polygon>
        <draw:polygon draw:style-name="gr12" draw:text-style-name="P7" draw:layer="layout" svg:width="0.037cm" svg:height="0.018cm" svg:x="19.54cm" svg:y="11.425cm" svg:viewBox="0 0 38 19" draw:points="0,19 38,19 19,0">
          <text:p/>
        </draw:polygon>
        <draw:polygon draw:style-name="gr1" draw:text-style-name="P1" draw:layer="layout" svg:width="0.928cm" svg:height="1.226cm" svg:x="18.667cm" svg:y="10.236cm" svg:viewBox="0 0 929 1227" draw:points="112,0 0,0 855,1227 929,1171">
          <text:p/>
        </draw:polygon>
        <draw:polygon draw:style-name="gr12" draw:text-style-name="P7" draw:layer="layout" svg:width="0.928cm" svg:height="1.226cm" svg:x="18.667cm" svg:y="10.236cm" svg:viewBox="0 0 929 1227" draw:points="112,0 0,0 855,1227 929,1171">
          <text:p/>
        </draw:polygon>
        <draw:line draw:style-name="gr15" draw:text-style-name="P7" draw:layer="layout" svg:x1="19.503cm" svg:y1="11.202cm" svg:x2="19.596cm" svg:y2="11.333cm">
          <text:p/>
        </draw:line>
        <draw:line draw:style-name="gr15" draw:text-style-name="P7" draw:layer="layout" svg:x1="19.354cm" svg:y1="11.313cm" svg:x2="19.448cm" svg:y2="11.444cm">
          <text:p/>
        </draw:line>
        <draw:polygon draw:style-name="gr14" draw:text-style-name="P14" draw:layer="layout" svg:width="1.82cm" svg:height="1.597cm" svg:x="18.537cm" svg:y="9.958cm" svg:viewBox="0 0 1821 1598" draw:points="1821,0 1821,1598 0,1598 0,0">
          <text:p/>
        </draw:polygon>
        <draw:polygon draw:style-name="gr1" draw:text-style-name="P1" draw:layer="layout" svg:width="0.185cm" svg:height="1.634cm" svg:x="20.243cm" svg:y="8.62cm" svg:viewBox="0 0 186 1635" draw:points="186,1635 0,1635 0,0 186,0">
          <text:p/>
        </draw:polygon>
        <draw:polygon draw:style-name="gr12" draw:text-style-name="P7" draw:layer="layout" svg:width="0.185cm" svg:height="1.634cm" svg:x="20.243cm" svg:y="8.62cm" svg:viewBox="0 0 186 1635" draw:points="186,1635 0,1635 0,0 186,0">
          <text:p/>
        </draw:polygon>
        <draw:line draw:style-name="gr15" draw:text-style-name="P7" draw:layer="layout" svg:x1="19.148cm" svg:y1="9.587cm" svg:x2="19.036cm" svg:y2="9.437cm">
          <text:p/>
        </draw:line>
        <draw:polygon draw:style-name="gr1" draw:text-style-name="P1" draw:layer="layout" svg:width="0.019cm" svg:height="0.037cm" svg:x="19.036cm" svg:y="9.53cm" svg:viewBox="0 0 20 38" draw:points="0,0 0,38 20,18">
          <text:p/>
        </draw:polygon>
        <draw:polygon draw:style-name="gr12" draw:text-style-name="P7" draw:layer="layout" svg:width="0.019cm" svg:height="0.037cm" svg:x="19.036cm" svg:y="9.53cm" svg:viewBox="0 0 20 38" draw:points="0,0 0,38 20,18">
          <text:p/>
        </draw:polygon>
        <draw:polygon draw:style-name="gr1" draw:text-style-name="P1" draw:layer="layout" svg:width="1.226cm" svg:height="0.929cm" svg:x="19.017cm" svg:y="8.657cm" svg:viewBox="0 0 1227 930" draw:points="1227,112 1227,0 0,855 56,930">
          <text:p/>
        </draw:polygon>
        <draw:polygon draw:style-name="gr12" draw:text-style-name="P7" draw:layer="layout" svg:width="1.226cm" svg:height="0.929cm" svg:x="19.017cm" svg:y="8.657cm" svg:viewBox="0 0 1227 930" draw:points="1227,112 1227,0 0,855 56,930">
          <text:p/>
        </draw:polygon>
        <draw:line draw:style-name="gr15" draw:text-style-name="P7" draw:layer="layout" svg:x1="19.278cm" svg:y1="9.493cm" svg:x2="19.147cm" svg:y2="9.587cm">
          <text:p/>
        </draw:line>
        <draw:line draw:style-name="gr15" draw:text-style-name="P7" draw:layer="layout" svg:x1="19.167cm" svg:y1="9.344cm" svg:x2="19.036cm" svg:y2="9.438cm">
          <text:p/>
        </draw:line>
        <draw:polygon draw:style-name="gr14" draw:text-style-name="P14" draw:layer="layout" svg:width="1.596cm" svg:height="1.82cm" svg:x="18.925cm" svg:y="8.527cm" svg:viewBox="0 0 1597 1821" draw:points="1597,1821 0,1821 0,0 1597,0">
          <text:p/>
        </draw:polygon>
        <draw:polygon draw:style-name="gr1" draw:text-style-name="P1" draw:layer="layout" svg:width="1.485cm" svg:height="0.093cm" svg:x="18.642cm" svg:y="13.138cm" svg:viewBox="0 0 1486 94" draw:points="1486,0 0,0 0,94 1486,94">
          <text:p/>
        </draw:polygon>
        <draw:polygon draw:style-name="gr16" draw:text-style-name="P15" draw:layer="layout" svg:width="1.485cm" svg:height="0.335cm" svg:x="18.642cm" svg:y="13.036cm" svg:viewBox="0 0 1486 336" draw:points="1486,0 1486,336 0,336 0,0">
          <text:p/>
        </draw:polygon>
        <draw:polygon draw:style-name="gr12" draw:text-style-name="P7" draw:layer="layout" svg:width="1.485cm" svg:height="0.335cm" svg:x="18.642cm" svg:y="13.036cm" svg:viewBox="0 0 1486 336" draw:points="1486,0 1486,336 0,336 0,0">
          <text:p/>
        </draw:polygon>
        <draw:polygon draw:style-name="gr17" draw:text-style-name="P16" draw:layer="layout" svg:width="1.485cm" svg:height="0.093cm" svg:x="18.642cm" svg:y="13.278cm" svg:viewBox="0 0 1486 94" draw:points="1486,0 1486,94 0,94 0,0">
          <text:p/>
        </draw:polygon>
        <draw:polygon draw:style-name="gr12" draw:text-style-name="P7" draw:layer="layout" svg:width="1.485cm" svg:height="0.093cm" svg:x="18.642cm" svg:y="13.278cm" svg:viewBox="0 0 1486 94" draw:points="1486,0 1486,94 0,94 0,0">
          <text:p/>
        </draw:polygon>
        <draw:polygon draw:style-name="gr16" draw:text-style-name="P15" draw:layer="layout" svg:width="1.485cm" svg:height="0.111cm" svg:x="18.642cm" svg:y="13.185cm" svg:viewBox="0 0 1486 112" draw:points="1468,0 1486,18 1486,94 1468,112 19,112 0,94 0,18 19,0">
          <text:p/>
        </draw:polygon>
        <draw:polygon draw:style-name="gr12" draw:text-style-name="P7" draw:layer="layout" svg:width="1.485cm" svg:height="0.111cm" svg:x="18.642cm" svg:y="13.185cm" svg:viewBox="0 0 1486 112" draw:points="1468,0 1486,18 1486,94 1468,112 19,112 0,94 0,18 19,0">
          <text:p/>
        </draw:polygon>
        <draw:polygon draw:style-name="gr14" draw:text-style-name="P14" draw:layer="layout" svg:width="1.671cm" svg:height="0.52cm" svg:x="18.549cm" svg:y="12.943cm" svg:viewBox="0 0 1672 521" draw:points="1672,0 1672,521 0,521 0,0">
          <text:p/>
        </draw:polygon>
        <draw:polygon draw:style-name="gr3" draw:text-style-name="P3" draw:layer="layout" svg:width="0.055cm" svg:height="1.411cm" svg:x="16.919cm" svg:y="4.145cm" svg:viewBox="0 0 56 1412" draw:points="56,1412 56,0 0,0 0,1412">
          <text:p/>
        </draw:polygon>
        <draw:polygon draw:style-name="gr18" draw:text-style-name="P7" draw:layer="layout" svg:width="0.055cm" svg:height="1.411cm" svg:x="16.919cm" svg:y="4.145cm" svg:viewBox="0 0 56 1412" draw:points="56,1412 56,0 0,0 0,1412">
          <text:p/>
        </draw:polygon>
        <draw:polygon draw:style-name="gr19" draw:text-style-name="P3" draw:layer="layout" svg:width="0.038cm" svg:height="1.244cm" svg:x="16.974cm" svg:y="4.219cm" svg:viewBox="0 0 39 1245" draw:points="39,1208 39,37 0,0 0,1245">
          <text:p/>
        </draw:polygon>
        <draw:polygon draw:style-name="gr3" draw:text-style-name="P3" draw:layer="layout" svg:width="0.055cm" svg:height="1.411cm" svg:x="16.919cm" svg:y="4.145cm" svg:viewBox="0 0 56 1412" draw:points="56,1412 56,0 0,0 0,1412">
          <text:p/>
        </draw:polygon>
        <draw:polygon draw:style-name="gr3" draw:text-style-name="P3" draw:layer="layout" svg:width="0.038cm" svg:height="1.244cm" svg:x="16.974cm" svg:y="4.219cm" svg:viewBox="0 0 39 1245" draw:points="39,1208 39,37 0,0 0,1245">
          <text:p/>
        </draw:polygon>
        <draw:polygon draw:style-name="gr14" draw:text-style-name="P14" draw:layer="layout" svg:width="0.278cm" svg:height="1.597cm" svg:x="16.826cm" svg:y="4.052cm" svg:viewBox="0 0 279 1598" draw:points="279,1598 279,0 0,0 0,1598">
          <text:p/>
        </draw:polygon>
        <draw:path draw:style-name="gr19" draw:text-style-name="P3" draw:layer="layout" svg:width="0.409cm" svg:height="0.409cm" svg:x="10.421cm" svg:y="10.755cm" svg:viewBox="0 0 410 410" svg:d="M410 206c0 13-2 26-4 40-3 13-7 26-12 38-6 12-12 24-20 35-7 11-16 22-25 31-10 10-20 18-31 26-11 7-23 13-36 18-12 6-25 9-38 12s-26 4-40 4c-13 0-26-1-40-4-13-3-25-6-38-12-12-5-24-11-35-18-11-8-22-16-31-26-10-9-18-20-25-31-8-11-14-23-19-35-6-12-9-25-12-38-3-14-4-27-4-40 0-14 1-27 4-40s6-26 12-38c5-13 11-25 19-36 7-11 15-21 25-31 9-10 20-19 31-26 11-8 23-14 35-19 13-5 25-9 38-12 14-2 27-4 40-4 14 0 27 2 40 4 13 3 26 7 38 12 13 5 25 11 36 19 11 7 21 16 31 26 9 10 18 20 25 31 8 11 14 23 20 36 5 12 9 25 12 38 2 13 4 26 4 40z">
          <text:p/>
        </draw:path>
        <draw:path draw:style-name="gr20" draw:text-style-name="P17" draw:layer="layout" svg:width="0.334cm" svg:height="0.334cm" svg:x="10.458cm" svg:y="10.793cm" svg:viewBox="0 0 335 335" svg:d="M335 168c0 11-1 22-3 32-2 11-5 22-9 32-5 10-10 19-16 29-6 9-13 17-21 25-7 8-16 15-25 21s-19 11-29 15-20 8-31 10-22 3-33 3-22-1-32-3c-11-2-22-6-32-10s-19-9-29-15c-9-6-18-13-26-21s-15-16-21-25c-6-10-11-19-15-29s-7-21-10-32c-2-10-3-21-3-32s1-22 3-33c3-11 6-21 10-31s9-20 15-29 13-19 21-26c8-8 17-15 26-21 10-6 19-11 29-16 10-4 21-7 32-9 10-2 21-3 32-3s22 1 33 3 21 5 31 9c10 5 20 10 29 16s18 13 25 21c8 7 15 17 21 26s11 19 16 29c4 10 7 20 9 31s3 22 3 33z">
          <text:p/>
        </draw:path>
        <draw:path draw:style-name="gr12" draw:text-style-name="P7" draw:layer="layout" svg:width="0.334cm" svg:height="0.334cm" svg:x="10.458cm" svg:y="10.793cm" svg:viewBox="0 0 335 335" svg:d="M335 168c0 11-1 22-3 32-2 11-5 22-9 32-5 10-10 19-16 29-6 9-13 17-21 25-7 8-16 15-25 21s-19 11-29 15-20 8-31 10-22 3-33 3-22-1-32-3c-11-2-22-6-32-10s-19-9-29-15c-9-6-18-13-26-21s-15-16-21-25c-6-10-11-19-15-29s-7-21-10-32c-2-10-3-21-3-32s1-22 3-33c3-11 6-21 10-31s9-20 15-29 13-19 21-26c8-8 17-15 26-21 10-6 19-11 29-16 10-4 21-7 32-9 10-2 21-3 32-3s22 1 33 3 21 5 31 9c10 5 20 10 29 16s18 13 25 21c8 7 15 17 21 26s11 19 16 29c4 10 7 20 9 31s3 22 3 33z">
          <text:p/>
        </draw:path>
        <draw:path draw:style-name="gr19" draw:text-style-name="P3" draw:layer="layout" svg:width="0.26cm" svg:height="0.26cm" svg:x="10.495cm" svg:y="10.83cm" svg:viewBox="0 0 261 261" svg:d="M261 130c0 17-3 34-11 51-6 15-16 29-28 42-12 12-26 21-42 28-16 6-32 10-50 10-17 0-34-4-49-10-16-7-30-16-43-28-12-13-21-27-28-42-6-17-10-34-10-51s4-34 10-50c7-16 16-30 28-42 13-12 27-22 43-28 15-7 32-10 49-10 18 0 34 3 50 10 16 6 30 16 42 28s22 26 28 42c8 16 11 33 11 50z">
          <text:p/>
        </draw:path>
        <draw:path draw:style-name="gr19" draw:text-style-name="P3" draw:layer="layout" svg:width="0.409cm" svg:height="0.408cm" svg:x="15.062cm" svg:y="10.57cm" svg:viewBox="0 0 410 409" svg:d="M410 204c0 13-2 27-4 41-3 13-7 26-12 38-5 13-11 24-19 36-7 11-16 21-25 31-10 9-20 17-31 25-11 7-23 14-35 19-13 5-26 9-39 11-14 3-27 4-41 4-13 0-26-1-39-4-14-2-26-6-39-11-12-5-24-12-35-19-11-8-21-16-31-25-9-10-18-20-25-31-8-12-14-23-19-36-5-12-9-25-12-38-2-14-4-28-4-41s2-27 4-40c3-13 7-26 12-38s11-24 19-35c7-12 16-22 25-31 10-10 20-18 31-26 11-7 23-14 35-19 13-5 25-9 39-11 13-3 26-4 39-4 14 0 27 1 41 4 13 2 26 6 39 11 12 5 24 12 35 19 11 8 21 16 31 26 9 9 18 19 25 31 8 11 14 23 19 35s9 25 12 38c2 13 4 27 4 40z">
          <text:p/>
        </draw:path>
        <draw:path draw:style-name="gr20" draw:text-style-name="P17" draw:layer="layout" svg:width="0.335cm" svg:height="0.334cm" svg:x="15.099cm" svg:y="10.607cm" svg:viewBox="0 0 336 335" svg:d="M336 167c0 11-2 22-4 33-2 10-5 21-9 31s-10 21-16 30-13 17-20 25c-8 8-17 15-26 21s-18 11-29 15c-10 5-20 8-31 10s-22 3-33 3-21-1-32-3-21-5-31-10c-12-4-21-9-30-15-10-6-18-13-26-21-7-8-14-16-20-25-7-9-12-20-16-30s-7-21-9-31c-3-11-4-22-4-33s1-22 4-33c2-10 5-21 9-31s9-20 16-29c6-9 13-17 20-25 8-8 16-15 26-21 9-6 18-11 30-15 10-5 20-8 31-10s21-3 32-3 22 1 33 3 21 5 31 10c11 4 20 9 29 15s18 13 26 21c7 8 14 16 20 25s12 19 16 29 7 21 9 31c2 11 4 22 4 33z">
          <text:p/>
        </draw:path>
        <draw:path draw:style-name="gr12" draw:text-style-name="P7" draw:layer="layout" svg:width="0.335cm" svg:height="0.334cm" svg:x="15.099cm" svg:y="10.607cm" svg:viewBox="0 0 336 335" svg:d="M336 167c0 11-2 22-4 33-2 10-5 21-9 31s-10 21-16 30-13 17-20 25c-8 8-17 15-26 21s-18 11-29 15c-10 5-20 8-31 10s-22 3-33 3-21-1-32-3-21-5-31-10c-12-4-21-9-30-15-10-6-18-13-26-21-7-8-14-16-20-25-7-9-12-20-16-30s-7-21-9-31c-3-11-4-22-4-33s1-22 4-33c2-10 5-21 9-31s9-20 16-29c6-9 13-17 20-25 8-8 16-15 26-21 9-6 18-11 30-15 10-5 20-8 31-10s21-3 32-3 22 1 33 3 21 5 31 10c11 4 20 9 29 15s18 13 26 21c7 8 14 16 20 25s12 19 16 29 7 21 9 31c2 11 4 22 4 33z">
          <text:p/>
        </draw:path>
        <draw:path draw:style-name="gr19" draw:text-style-name="P3" draw:layer="layout" svg:width="0.26cm" svg:height="0.26cm" svg:x="15.136cm" svg:y="10.644cm" svg:viewBox="0 0 261 261" svg:d="M261 131c0 17-3 34-10 50-6 16-15 30-28 42-12 12-26 22-42 28-16 7-32 10-50 10-17 0-33-3-49-10-16-6-30-16-42-28-13-12-22-26-30-42-6-16-10-33-10-50s4-35 10-51c8-16 17-30 30-42 12-12 26-21 42-28s32-10 49-10c18 0 34 3 50 10s30 16 42 28c13 12 22 26 28 42 7 16 10 34 10 51z">
          <text:p/>
        </draw:path>
        <draw:path draw:style-name="gr19" draw:text-style-name="P3" draw:layer="layout" svg:width="0.409cm" svg:height="0.408cm" svg:x="12.89cm" svg:y="10.57cm" svg:viewBox="0 0 410 409" svg:d="M410 204c0 13-2 27-4 41-3 13-7 26-12 38-5 13-11 24-19 36-8 11-17 21-26 31-10 9-20 17-31 25-11 7-23 14-35 19-13 5-26 9-39 11-13 3-26 4-40 4-13 0-26-1-39-4-14-2-26-6-39-11-12-5-24-12-35-19-11-8-22-16-31-25-9-10-18-20-25-31-8-12-14-23-19-36-5-12-9-25-12-38-3-14-4-28-4-41s1-27 4-40 7-26 12-38 11-24 19-35c7-12 16-22 25-31 9-10 20-18 31-26 11-7 23-14 35-19 13-5 25-9 39-11 13-3 26-4 39-4 14 0 27 1 40 4 13 2 26 6 39 11 12 5 24 12 35 19 11 8 21 16 31 26 9 9 18 19 26 31 8 11 14 23 19 35s9 25 12 38c2 13 4 27 4 40z">
          <text:p/>
        </draw:path>
        <draw:path draw:style-name="gr20" draw:text-style-name="P17" draw:layer="layout" svg:width="0.334cm" svg:height="0.334cm" svg:x="12.927cm" svg:y="10.607cm" svg:viewBox="0 0 335 335" svg:d="M335 167c0 11-1 22-3 33-2 10-5 21-9 31s-10 21-16 30-13 17-20 25c-8 8-17 15-27 21-9 6-19 11-29 15-10 5-20 8-31 10s-22 3-33 3-21-1-32-3-21-5-32-10c-10-4-19-9-28-15-10-6-18-13-26-21s-14-16-21-25c-6-9-11-20-15-30s-7-21-9-31c-3-11-4-22-4-33s1-22 4-33c2-10 5-21 9-31s9-20 15-29c7-9 13-17 21-25s16-15 26-21c9-6 18-11 28-15 11-5 21-8 32-10s21-3 32-3 22 1 33 3 21 5 31 10c10 4 20 9 29 15 10 6 19 13 27 21 7 8 14 16 20 25s12 19 16 29 7 21 9 31c2 11 3 22 3 33z">
          <text:p/>
        </draw:path>
        <draw:path draw:style-name="gr12" draw:text-style-name="P7" draw:layer="layout" svg:width="0.334cm" svg:height="0.334cm" svg:x="12.927cm" svg:y="10.607cm" svg:viewBox="0 0 335 335" svg:d="M335 167c0 11-1 22-3 33-2 10-5 21-9 31s-10 21-16 30-13 17-20 25c-8 8-17 15-27 21-9 6-19 11-29 15-10 5-20 8-31 10s-22 3-33 3-21-1-32-3-21-5-32-10c-10-4-19-9-28-15-10-6-18-13-26-21s-14-16-21-25c-6-9-11-20-15-30s-7-21-9-31c-3-11-4-22-4-33s1-22 4-33c2-10 5-21 9-31s9-20 15-29c7-9 13-17 21-25s16-15 26-21c9-6 18-11 28-15 11-5 21-8 32-10s21-3 32-3 22 1 33 3 21 5 31 10c10 4 20 9 29 15 10 6 19 13 27 21 7 8 14 16 20 25s12 19 16 29 7 21 9 31c2 11 3 22 3 33z">
          <text:p/>
        </draw:path>
        <draw:path draw:style-name="gr19" draw:text-style-name="P3" draw:layer="layout" svg:width="0.26cm" svg:height="0.26cm" svg:x="12.964cm" svg:y="10.644cm" svg:viewBox="0 0 261 261" svg:d="M261 131c0 17-3 34-10 50-6 16-16 30-28 42s-26 22-42 28c-16 7-32 10-50 10s-34-3-50-10c-16-6-30-16-43-28-12-12-21-26-28-42-6-16-10-33-10-50s4-35 10-51c7-16 16-30 28-42 13-12 27-21 43-28s32-10 50-10 34 3 50 10 30 16 42 28 22 26 28 42c7 16 10 34 10 51z">
          <text:p/>
        </draw:path>
        <draw:path draw:style-name="gr19" draw:text-style-name="P3" draw:layer="layout" svg:width="0.409cm" svg:height="0.409cm" svg:x="17.104cm" svg:y="10.588cm" svg:viewBox="0 0 410 410" svg:d="M410 205c0 13-2 27-4 40-3 14-7 26-12 39-5 12-11 24-19 35-7 11-16 22-25 31-10 10-20 18-31 25-11 8-23 14-35 19-13 5-25 9-39 12s-27 4-40 4c-14 0-27-1-40-4s-26-7-39-12c-12-5-24-11-35-19-11-7-21-15-31-25-9-9-18-20-25-31-8-11-14-23-19-35-5-13-9-25-12-39-2-13-4-27-4-40 0-14 2-27 4-40 3-13 7-26 12-39 5-12 11-24 19-35 7-11 16-21 25-31 10-9 20-18 31-25 11-8 23-14 35-19 13-5 26-9 39-12 13-2 26-4 40-4 13 0 26 2 40 4 14 3 26 7 39 12 12 5 24 11 35 19 11 7 21 16 31 25 9 10 18 20 25 31 8 11 14 23 19 35 5 13 9 26 12 39 2 13 4 26 4 40z">
          <text:p/>
        </draw:path>
        <draw:path draw:style-name="gr20" draw:text-style-name="P17" draw:layer="layout" svg:width="0.335cm" svg:height="0.334cm" svg:x="17.141cm" svg:y="10.626cm" svg:viewBox="0 0 336 335" svg:d="M336 167c0 11-1 21-4 32-2 11-5 21-9 33-4 10-9 19-16 28-6 10-13 18-20 26-8 8-17 14-26 21-9 6-18 11-29 15-10 4-20 7-31 10-11 2-21 3-32 3s-22-1-33-3c-11-3-21-6-31-10-11-4-20-9-29-15-9-7-19-13-27-21-7-8-14-16-20-26-6-9-12-18-16-28-4-12-7-22-9-33s-4-21-4-32 2-22 4-33 5-21 9-31 10-20 16-29 13-18 20-26c8-7 18-14 27-20s18-12 29-16c10-4 20-7 31-9s22-3 33-3 21 1 32 3 21 5 31 9c11 4 20 10 29 16s18 13 26 20c7 8 14 17 20 26 7 9 12 19 16 29s7 20 9 31c3 11 4 22 4 33z">
          <text:p/>
        </draw:path>
        <draw:path draw:style-name="gr12" draw:text-style-name="P7" draw:layer="layout" svg:width="0.335cm" svg:height="0.334cm" svg:x="17.141cm" svg:y="10.626cm" svg:viewBox="0 0 336 335" svg:d="M336 167c0 11-1 21-4 32-2 11-5 21-9 33-4 10-9 19-16 28-6 10-13 18-20 26-8 8-17 14-26 21-9 6-18 11-29 15-10 4-20 7-31 10-11 2-21 3-32 3s-22-1-33-3c-11-3-21-6-31-10-11-4-20-9-29-15-9-7-19-13-27-21-7-8-14-16-20-26-6-9-12-18-16-28-4-12-7-22-9-33s-4-21-4-32 2-22 4-33 5-21 9-31 10-20 16-29 13-18 20-26c8-7 18-14 27-20s18-12 29-16c10-4 20-7 31-9s22-3 33-3 21 1 32 3 21 5 31 9c11 4 20 10 29 16s18 13 26 20c7 8 14 17 20 26 7 9 12 19 16 29s7 20 9 31c3 11 4 22 4 33z">
          <text:p/>
        </draw:path>
        <draw:path draw:style-name="gr19" draw:text-style-name="P3" draw:layer="layout" svg:width="0.259cm" svg:height="0.26cm" svg:x="17.179cm" svg:y="10.663cm" svg:viewBox="0 0 260 261" svg:d="M260 131c0 17-3 33-9 49-7 16-16 30-29 43-12 12-26 21-42 28-16 6-32 10-49 10-18 0-34-4-50-10-16-7-30-16-43-28-13-13-22-27-29-43-6-16-9-32-9-49 0-18 3-34 9-51 7-16 16-30 29-42s27-22 43-28c16-7 32-10 50-10 17 0 33 3 49 10 16 6 30 16 42 28 13 12 22 26 29 42 6 17 9 33 9 51z">
          <text:p/>
        </draw:path>
        <draw:path draw:style-name="gr19" draw:text-style-name="P3" draw:layer="layout" svg:width="0.409cm" svg:height="0.409cm" svg:x="19.239cm" svg:y="11.535cm" svg:viewBox="0 0 410 410" svg:d="M410 206c0 13-2 26-4 40-3 13-7 25-12 38-5 12-11 24-19 35-7 11-16 22-25 31-10 10-20 18-31 26-11 7-23 13-35 18-13 6-26 9-39 12s-26 4-40 4c-13 0-26-1-39-4-14-3-27-6-40-12-12-5-24-11-35-18-11-8-21-16-31-26-9-9-18-20-25-31-8-11-14-23-19-35-5-13-9-25-12-38-2-14-4-27-4-40 0-14 2-27 4-40 3-13 7-26 12-38 5-13 11-25 19-37 7-11 16-21 25-31 10-9 20-18 31-25 11-8 23-14 35-19 13-5 26-9 40-12 13-2 26-4 39-4 14 0 27 2 40 4 13 3 26 7 39 12 12 5 24 11 35 19 11 7 21 16 31 25 9 10 18 20 25 31 8 12 14 24 19 37 5 12 9 25 12 38 2 13 4 26 4 40z">
          <text:p/>
        </draw:path>
        <draw:path draw:style-name="gr20" draw:text-style-name="P17" draw:layer="layout" svg:width="0.335cm" svg:height="0.334cm" svg:x="19.276cm" svg:y="11.573cm" svg:viewBox="0 0 336 335" svg:d="M336 167c0 11-2 22-4 32-2 11-5 21-9 32-4 10-10 19-16 29-6 9-13 17-20 26-8 8-17 15-27 21-9 6-18 11-29 15-10 4-20 7-31 10-11 2-22 3-33 3s-21-1-32-3c-11-3-21-6-31-10-11-4-20-9-29-15s-18-13-26-21c-7-9-14-17-20-26-7-10-12-19-16-29-4-11-7-21-9-32-3-10-4-21-4-32s1-22 4-33c2-11 5-21 9-31s9-20 16-29c6-9 13-18 20-25 8-8 17-15 26-21s18-12 29-16c10-4 20-7 31-9s21-3 32-3 22 1 33 3 21 5 31 9c11 4 20 10 29 16 10 6 19 13 27 21 7 7 14 16 20 25s12 19 16 29 7 20 9 31 4 22 4 33z">
          <text:p/>
        </draw:path>
        <draw:path draw:style-name="gr12" draw:text-style-name="P7" draw:layer="layout" svg:width="0.335cm" svg:height="0.334cm" svg:x="19.276cm" svg:y="11.573cm" svg:viewBox="0 0 336 335" svg:d="M336 167c0 11-2 22-4 32-2 11-5 21-9 32-4 10-10 19-16 29-6 9-13 17-20 26-8 8-17 15-27 21-9 6-18 11-29 15-10 4-20 7-31 10-11 2-22 3-33 3s-21-1-32-3c-11-3-21-6-31-10-11-4-20-9-29-15s-18-13-26-21c-7-9-14-17-20-26-7-10-12-19-16-29-4-11-7-21-9-32-3-10-4-21-4-32s1-22 4-33c2-11 5-21 9-31s9-20 16-29c6-9 13-18 20-25 8-8 17-15 26-21s18-12 29-16c10-4 20-7 31-9s21-3 32-3 22 1 33 3 21 5 31 9c11 4 20 10 29 16 10 6 19 13 27 21 7 7 14 16 20 25s12 19 16 29 7 20 9 31 4 22 4 33z">
          <text:p/>
        </draw:path>
        <draw:path draw:style-name="gr19" draw:text-style-name="P3" draw:layer="layout" svg:width="0.259cm" svg:height="0.26cm" svg:x="19.314cm" svg:y="11.61cm" svg:viewBox="0 0 260 261" svg:d="M260 130c0 17-3 33-9 50-7 16-17 30-30 43-12 12-26 21-42 28-16 6-32 10-50 10-17 0-33-4-49-10-16-7-30-16-42-28-13-13-22-27-29-43-6-17-9-33-9-50 0-18 3-34 9-50 7-16 16-30 29-42 12-12 26-22 42-28 16-7 32-10 49-10 18 0 34 3 50 10 16 6 30 16 42 28 13 12 23 26 30 42 6 16 9 32 9 50z">
          <text:p/>
        </draw:path>
        <draw:path draw:style-name="gr19" draw:text-style-name="P3" draw:layer="layout" svg:width="0.408cm" svg:height="0.409cm" svg:x="21.987cm" svg:y="11.201cm" svg:viewBox="0 0 409 410" svg:d="M409 205c0 14-1 27-4 40-2 13-6 26-11 39-5 12-12 24-19 35-8 11-16 21-26 31-9 9-19 18-31 25-11 8-22 14-35 19-12 5-25 9-39 12-13 2-27 4-40 4s-27-2-40-4c-13-3-26-7-38-12-13-5-24-11-35-19-12-7-22-16-31-25-10-10-18-20-26-31-7-11-14-23-19-35-5-13-9-26-11-39-3-13-4-26-4-40 0-13 1-26 4-39 2-14 6-26 11-39 5-12 12-24 19-35 8-11 16-22 26-31 9-9 19-18 31-25 11-8 22-14 35-20 12-5 25-9 38-12s27-4 40-4 27 1 40 4c14 3 27 7 39 12 13 6 24 12 35 20 12 7 22 16 31 25 10 9 18 20 26 31 7 11 14 23 19 35 5 13 9 25 11 39 3 13 4 26 4 39z">
          <text:p/>
        </draw:path>
        <draw:path draw:style-name="gr20" draw:text-style-name="P17" draw:layer="layout" svg:width="0.334cm" svg:height="0.335cm" svg:x="22.024cm" svg:y="11.238cm" svg:viewBox="0 0 335 336" svg:d="M335 167c0 11-1 22-3 33s-5 21-10 31c-4 11-9 20-15 29s-13 18-21 27c-8 7-16 14-25 20s-19 12-29 16-21 7-31 9c-11 2-23 4-34 4s-22-2-33-4c-10-2-21-5-31-9s-20-10-29-16-17-13-25-20c-8-9-15-18-21-27s-11-18-15-29c-5-10-8-20-10-31s-3-22-3-33 1-21 3-32 5-21 10-32c4-10 9-19 15-28 6-10 13-18 21-26s16-14 25-21c9-6 19-11 29-15s21-7 31-9c11-3 22-4 33-4s23 1 34 4c10 2 21 5 31 9s20 9 29 15c9 7 17 13 25 21s15 16 21 26c6 9 11 18 15 28 5 11 8 21 10 32s3 21 3 32z">
          <text:p/>
        </draw:path>
        <draw:path draw:style-name="gr12" draw:text-style-name="P7" draw:layer="layout" svg:width="0.334cm" svg:height="0.335cm" svg:x="22.024cm" svg:y="11.238cm" svg:viewBox="0 0 335 336" svg:d="M335 167c0 11-1 22-3 33s-5 21-10 31c-4 11-9 20-15 29s-13 18-21 27c-8 7-16 14-25 20s-19 12-29 16-21 7-31 9c-11 2-23 4-34 4s-22-2-33-4c-10-2-21-5-31-9s-20-10-29-16-17-13-25-20c-8-9-15-18-21-27s-11-18-15-29c-5-10-8-20-10-31s-3-22-3-33 1-21 3-32 5-21 10-32c4-10 9-19 15-28 6-10 13-18 21-26s16-14 25-21c9-6 19-11 29-15s21-7 31-9c11-3 22-4 33-4s23 1 34 4c10 2 21 5 31 9s20 9 29 15c9 7 17 13 25 21s15 16 21 26c6 9 11 18 15 28 5 11 8 21 10 32s3 21 3 32z">
          <text:p/>
        </draw:path>
        <draw:path draw:style-name="gr19" draw:text-style-name="P3" draw:layer="layout" svg:width="0.26cm" svg:height="0.26cm" svg:x="22.061cm" svg:y="11.275cm" svg:viewBox="0 0 261 261" svg:d="M261 130c0 18-3 34-10 50s-16 30-28 42c-12 13-26 22-42 30-16 6-33 9-50 9s-34-3-51-9c-16-8-30-17-42-30-12-12-21-26-28-42s-10-32-10-50c0-17 3-33 10-49s16-30 28-42c12-13 26-22 42-29 17-6 34-10 51-10s34 4 50 10c16 7 30 16 42 29 12 12 21 26 28 42s10 32 10 49z">
          <text:p/>
        </draw:path>
        <draw:path draw:style-name="gr19" draw:text-style-name="P3" draw:layer="layout" svg:width="0.409cm" svg:height="0.409cm" svg:x="25.031cm" svg:y="11.145cm" svg:viewBox="0 0 410 410" svg:d="M410 206c0 13-1 26-4 40-3 13-7 25-12 38-5 12-11 24-19 35-7 11-16 22-25 31-9 10-20 18-31 26-11 7-23 13-35 18-13 6-25 9-39 12-13 3-26 4-39 4-14 0-27-1-40-4s-26-6-39-12c-12-5-24-11-35-18-11-8-21-16-32-26-9-9-18-20-25-31-8-11-14-23-19-35-5-13-9-25-12-38-2-14-4-27-4-40 0-14 2-27 4-40 3-13 7-26 12-38 5-13 11-25 19-36 7-11 16-22 25-32 11-9 21-18 32-25 11-8 23-14 35-19 13-5 26-9 39-12 13-2 26-4 40-4 13 0 26 2 39 4 14 3 26 7 39 12 12 5 24 11 35 19 11 7 22 16 31 25 9 10 18 21 25 32 8 11 14 23 19 36 5 12 9 25 12 38s4 26 4 40z">
          <text:p/>
        </draw:path>
        <draw:path draw:style-name="gr20" draw:text-style-name="P17" draw:layer="layout" svg:width="0.334cm" svg:height="0.334cm" svg:x="25.069cm" svg:y="11.183cm" svg:viewBox="0 0 335 335" svg:d="M335 168c0 11-1 22-4 32-2 11-5 22-9 32s-9 19-15 29c-7 9-13 17-21 25s-16 15-26 21c-9 6-18 11-28 15-11 4-21 7-32 10-11 2-21 3-32 3s-23-1-34-3c-11-3-21-6-31-10s-20-9-29-15-18-13-26-21c-7-8-14-16-20-25-6-10-12-19-16-29s-7-21-9-32c-2-10-3-21-3-32s1-22 3-33 5-21 9-31 10-20 16-29 13-18 20-25c8-8 17-15 26-21s19-11 29-16c10-4 20-8 31-10s23-3 34-3 21 1 32 3 21 6 32 10c10 5 19 10 28 16 10 6 18 13 26 21 8 7 14 16 21 25 6 9 11 19 15 29s7 20 9 31c3 11 4 22 4 33z">
          <text:p/>
        </draw:path>
        <draw:path draw:style-name="gr12" draw:text-style-name="P7" draw:layer="layout" svg:width="0.334cm" svg:height="0.334cm" svg:x="25.069cm" svg:y="11.183cm" svg:viewBox="0 0 335 335" svg:d="M335 168c0 11-1 22-4 32-2 11-5 22-9 32s-9 19-15 29c-7 9-13 17-21 25s-16 15-26 21c-9 6-18 11-28 15-11 4-21 7-32 10-11 2-21 3-32 3s-23-1-34-3c-11-3-21-6-31-10s-20-9-29-15-18-13-26-21c-7-8-14-16-20-25-6-10-12-19-16-29s-7-21-9-32c-2-10-3-21-3-32s1-22 3-33 5-21 9-31 10-20 16-29 13-18 20-25c8-8 17-15 26-21s19-11 29-16c10-4 20-8 31-10s23-3 34-3 21 1 32 3 21 6 32 10c10 5 19 10 28 16 10 6 18 13 26 21 8 7 14 16 21 25 6 9 11 19 15 29s7 20 9 31c3 11 4 22 4 33z">
          <text:p/>
        </draw:path>
        <draw:path draw:style-name="gr19" draw:text-style-name="P3" draw:layer="layout" svg:width="0.26cm" svg:height="0.26cm" svg:x="25.106cm" svg:y="11.22cm" svg:viewBox="0 0 261 261" svg:d="M261 131c0 17-4 34-10 49-7 16-16 30-28 43-13 12-27 21-43 28-16 6-32 10-50 10s-34-4-50-10c-16-7-30-16-42-28-12-13-22-27-28-43-7-15-10-32-10-49 0-18 3-34 10-50 6-16 16-30 28-43 12-12 26-22 42-28 16-7 32-10 50-10s34 3 50 10c16 6 30 16 43 28 12 13 21 27 28 43 6 16 10 32 10 50z">
          <text:p/>
        </draw:path>
        <draw:path draw:style-name="gr19" draw:text-style-name="P3" draw:layer="layout" svg:width="0.409cm" svg:height="0.408cm" svg:x="19.239cm" svg:y="5.612cm" svg:viewBox="0 0 410 409" svg:d="M410 204c0 13-2 27-4 40-3 13-7 26-12 38-5 13-11 25-19 36-7 12-16 22-25 31-10 10-20 18-31 26-11 7-23 14-35 19-13 5-26 9-39 11-13 3-26 4-40 4-13 0-26-1-39-4-14-2-27-6-40-11-12-5-24-12-35-19-11-8-21-16-31-26-9-9-18-19-25-31-8-11-14-23-19-36-5-12-9-25-12-38-2-13-4-27-4-40s2-27 4-40c3-13 7-26 12-38 5-13 11-24 19-35 7-12 16-22 25-31 10-10 20-18 31-26 11-7 23-14 35-19 13-5 26-9 40-11 13-3 26-4 39-4 14 0 27 1 40 4 13 2 26 6 39 11 12 5 24 12 35 19 11 8 21 16 31 26 9 9 18 19 25 31 8 11 14 22 19 35 5 12 9 25 12 38 2 13 4 27 4 40z">
          <text:p/>
        </draw:path>
        <draw:path draw:style-name="gr20" draw:text-style-name="P17" draw:layer="layout" svg:width="0.335cm" svg:height="0.334cm" svg:x="19.276cm" svg:y="5.649cm" svg:viewBox="0 0 336 335" svg:d="M336 167c0 11-2 22-4 34-2 10-5 21-9 31s-10 20-16 29-13 17-20 25c-8 8-17 15-27 21-9 6-18 11-29 15-10 5-20 8-31 10s-22 3-33 3-21-1-32-3-21-5-31-10c-11-4-20-9-29-15s-18-13-26-21c-7-8-14-16-20-25-7-9-12-19-16-29s-7-21-9-31c-3-12-4-23-4-34s1-22 4-33c2-10 5-21 9-31s9-20 16-29c6-9 13-17 20-25 8-8 17-15 26-21s18-11 29-15c10-5 20-8 31-10s21-3 32-3 22 1 33 3 21 5 31 10c11 4 20 9 29 15 10 6 19 13 27 21 7 8 14 16 20 25s12 19 16 29 7 21 9 31c2 11 4 22 4 33z">
          <text:p/>
        </draw:path>
        <draw:path draw:style-name="gr12" draw:text-style-name="P7" draw:layer="layout" svg:width="0.335cm" svg:height="0.334cm" svg:x="19.276cm" svg:y="5.649cm" svg:viewBox="0 0 336 335" svg:d="M336 167c0 11-2 22-4 34-2 10-5 21-9 31s-10 20-16 29-13 17-20 25c-8 8-17 15-27 21-9 6-18 11-29 15-10 5-20 8-31 10s-22 3-33 3-21-1-32-3-21-5-31-10c-11-4-20-9-29-15s-18-13-26-21c-7-8-14-16-20-25-7-9-12-19-16-29s-7-21-9-31c-3-12-4-23-4-34s1-22 4-33c2-10 5-21 9-31s9-20 16-29c6-9 13-17 20-25 8-8 17-15 26-21s18-11 29-15c10-5 20-8 31-10s21-3 32-3 22 1 33 3 21 5 31 10c11 4 20 9 29 15 10 6 19 13 27 21 7 8 14 16 20 25s12 19 16 29 7 21 9 31c2 11 4 22 4 33z">
          <text:p/>
        </draw:path>
        <draw:path draw:style-name="gr19" draw:text-style-name="P3" draw:layer="layout" svg:width="0.259cm" svg:height="0.26cm" svg:x="19.314cm" svg:y="5.686cm" svg:viewBox="0 0 260 261" svg:d="M260 130c0 18-3 35-9 51-7 16-17 30-30 42-12 12-26 22-42 28-16 7-32 10-50 10-17 0-33-3-49-10-16-6-30-16-42-28-13-12-22-26-29-42-6-16-9-33-9-51 0-17 3-34 9-50 7-16 16-30 29-42 12-12 26-21 42-28s32-10 49-10c18 0 34 3 50 10s30 16 42 28c13 12 23 26 30 42 6 16 9 33 9 50z">
          <text:p/>
        </draw:path>
        <draw:path draw:style-name="gr19" draw:text-style-name="P3" draw:layer="layout" svg:width="0.409cm" svg:height="0.408cm" svg:x="22.265cm" svg:y="5.649cm" svg:viewBox="0 0 410 409" svg:d="M410 204c0 14-2 27-4 40-3 13-7 27-12 39-5 13-11 24-20 36-7 11-16 21-25 31-10 9-20 18-31 25s-23 14-35 19c-13 5-26 9-39 11-13 3-26 4-40 4-13 0-26-1-39-4-13-2-26-6-39-11-12-5-24-12-35-19s-21-16-31-25c-9-10-18-20-25-31-8-12-14-23-19-36-5-12-9-26-12-39-2-13-4-26-4-40 0-13 2-27 4-40 3-13 7-26 12-38s11-24 19-35c7-11 16-22 25-31 10-10 20-18 31-26 11-7 23-13 35-19 13-5 26-9 39-11 13-3 26-4 39-4 14 0 27 1 40 4 13 2 26 6 39 11 12 6 24 12 35 19 11 8 21 16 31 26 9 9 18 20 25 31 9 11 15 23 20 35s9 25 12 38c2 13 4 27 4 40z">
          <text:p/>
        </draw:path>
        <draw:path draw:style-name="gr20" draw:text-style-name="P17" draw:layer="layout" svg:width="0.335cm" svg:height="0.334cm" svg:x="22.302cm" svg:y="5.686cm" svg:viewBox="0 0 336 335" svg:d="M336 168c0 11-1 22-4 33-2 11-5 21-9 31s-9 20-16 29c-6 9-13 18-20 25-8 8-17 15-26 21s-19 11-30 16c-10 4-20 7-31 9s-22 3-33 3c-10 0-21-1-32-3s-21-5-31-9c-11-5-20-10-29-16s-18-13-26-21c-7-7-14-16-20-25-7-9-12-19-16-29s-7-20-9-31c-3-11-4-22-4-33 0-12 1-23 4-33 2-11 5-22 9-32s9-20 16-29c6-9 13-17 20-25 8-8 17-15 26-21s18-11 29-15c10-4 20-8 31-10s22-3 32-3c11 0 22 1 33 3s21 6 31 10c11 4 21 9 30 15s18 13 26 21c7 8 14 16 20 25 7 9 12 19 16 29s7 21 9 32c3 10 4 21 4 33z">
          <text:p/>
        </draw:path>
        <draw:path draw:style-name="gr12" draw:text-style-name="P7" draw:layer="layout" svg:width="0.335cm" svg:height="0.334cm" svg:x="22.302cm" svg:y="5.686cm" svg:viewBox="0 0 336 335" svg:d="M336 168c0 11-1 22-4 33-2 11-5 21-9 31s-9 20-16 29c-6 9-13 18-20 25-8 8-17 15-26 21s-19 11-30 16c-10 4-20 7-31 9s-22 3-33 3c-10 0-21-1-32-3s-21-5-31-9c-11-5-20-10-29-16s-18-13-26-21c-7-7-14-16-20-25-7-9-12-19-16-29s-7-20-9-31c-3-11-4-22-4-33 0-12 1-23 4-33 2-11 5-22 9-32s9-20 16-29c6-9 13-17 20-25 8-8 17-15 26-21s18-11 29-15c10-4 20-8 31-10s22-3 32-3c11 0 22 1 33 3s21 6 31 10c11 4 21 9 30 15s18 13 26 21c7 8 14 16 20 25 7 9 12 19 16 29s7 21 9 32c3 10 4 21 4 33z">
          <text:p/>
        </draw:path>
        <draw:path draw:style-name="gr19" draw:text-style-name="P3" draw:layer="layout" svg:width="0.259cm" svg:height="0.26cm" svg:x="22.34cm" svg:y="5.723cm" svg:viewBox="0 0 260 261" svg:d="M260 131c0 17-3 34-9 50-7 16-16 30-29 42-12 12-26 22-42 28-16 7-32 10-50 10-17 0-33-3-49-10-16-6-31-16-43-28-13-12-22-26-29-42-6-16-9-33-9-50s3-35 9-51c7-16 16-30 29-42 12-12 27-21 43-28s32-10 49-10c18 0 34 3 50 10s30 16 42 28c13 12 22 26 29 42 6 16 9 34 9 51z">
          <text:p/>
        </draw:path>
        <draw:path draw:style-name="gr19" draw:text-style-name="P3" draw:layer="layout" svg:width="0.409cm" svg:height="0.408cm" svg:x="14.412cm" svg:y="5.649cm" svg:viewBox="0 0 410 409" svg:d="M410 204c0 14-1 27-4 40s-7 27-12 39c-5 13-11 24-19 36-7 11-15 21-25 31-9 9-20 18-31 25s-23 14-35 19c-13 5-25 9-38 11-14 3-27 4-40 4-14 0-27-1-40-4-13-2-26-6-38-11-13-5-25-12-36-19s-22-16-32-25c-9-10-18-20-25-31-8-12-14-23-19-36-5-12-9-26-12-39-2-13-4-26-4-40 0-13 2-27 4-40 3-13 7-26 12-38s11-24 19-35c7-11 16-22 25-31 10-10 21-18 32-26 11-7 23-13 36-19 12-5 25-9 38-11 13-3 26-4 40-4 13 0 26 1 40 4 13 2 25 6 38 11 12 6 24 12 35 19 11 8 22 16 31 26 10 9 18 20 25 31 8 11 14 23 19 35s9 25 12 38 4 27 4 40z">
          <text:p/>
        </draw:path>
        <draw:path draw:style-name="gr20" draw:text-style-name="P17" draw:layer="layout" svg:width="0.334cm" svg:height="0.334cm" svg:x="14.45cm" svg:y="5.686cm" svg:viewBox="0 0 335 335" svg:d="M335 168c0 11-1 22-3 33-3 11-6 21-10 31s-9 20-15 29-13 18-21 25c-8 8-16 15-25 21-10 6-19 11-29 16-11 4-21 7-32 9-10 2-21 3-32 3s-22-1-33-3-21-5-31-9c-10-5-20-10-30-16-9-6-18-13-25-21-8-7-15-16-21-25s-11-19-16-29c-4-10-7-20-9-31s-3-22-3-33c0-12 1-23 3-33 2-11 5-22 9-32 5-10 10-20 16-29s13-17 21-25c7-8 16-15 25-21 10-6 20-11 30-15s20-8 31-10 22-3 33-3 22 1 32 3c11 2 21 6 32 10 10 4 19 9 29 15 9 6 17 13 25 21s15 16 21 25 11 19 15 29 7 21 10 32c2 10 3 21 3 33z">
          <text:p/>
        </draw:path>
        <draw:path draw:style-name="gr12" draw:text-style-name="P7" draw:layer="layout" svg:width="0.334cm" svg:height="0.334cm" svg:x="14.45cm" svg:y="5.686cm" svg:viewBox="0 0 335 335" svg:d="M335 168c0 11-1 22-3 33-3 11-6 21-10 31s-9 20-15 29-13 18-21 25c-8 8-16 15-25 21-10 6-19 11-29 16-11 4-21 7-32 9-10 2-21 3-32 3s-22-1-33-3-21-5-31-9c-10-5-20-10-30-16-9-6-18-13-25-21-8-7-15-16-21-25s-11-19-16-29c-4-10-7-20-9-31s-3-22-3-33c0-12 1-23 3-33 2-11 5-22 9-32 5-10 10-20 16-29s13-17 21-25c7-8 16-15 25-21 10-6 20-11 30-15s20-8 31-10 22-3 33-3 22 1 32 3c11 2 21 6 32 10 10 4 19 9 29 15 9 6 17 13 25 21s15 16 21 25 11 19 15 29 7 21 10 32c2 10 3 21 3 33z">
          <text:p/>
        </draw:path>
        <draw:path draw:style-name="gr19" draw:text-style-name="P3" draw:layer="layout" svg:width="0.26cm" svg:height="0.26cm" svg:x="14.487cm" svg:y="5.723cm" svg:viewBox="0 0 261 261" svg:d="M261 131c0 17-4 34-10 50-7 16-16 30-28 42-13 12-27 22-43 28-16 7-32 10-50 10s-34-3-50-10c-16-6-30-16-42-28s-22-26-28-42c-7-16-10-33-10-50s3-35 10-51c6-16 16-30 28-42s26-21 42-28 32-10 50-10 34 3 50 10 30 16 43 28c12 12 21 26 28 42 6 16 10 34 10 51z">
          <text:p/>
        </draw:path>
        <draw:path draw:style-name="gr19" draw:text-style-name="P3" draw:layer="layout" svg:width="0.408cm" svg:height="0.409cm" svg:x="7.154cm" svg:y="5.407cm" svg:viewBox="0 0 409 410" svg:d="M409 206c0 13-1 26-4 40-2 13-6 26-12 38s-12 24-19 35c-8 11-16 22-26 31-9 10-19 18-31 26-11 7-23 13-35 18-12 6-25 9-38 12s-27 4-40 4-27-1-40-4-26-6-38-12c-13-5-24-11-36-18-11-8-21-16-30-26-10-9-18-20-26-31-7-11-14-23-19-35s-9-25-11-38c-3-14-4-27-4-40 0-14 1-27 4-40 2-13 6-26 11-38 5-13 12-25 19-37 8-11 16-21 26-31 9-9 19-18 30-25 12-8 23-14 36-19 12-5 25-9 38-12 13-2 27-4 40-4s27 2 40 4c13 3 26 7 38 12s24 11 35 19c12 7 22 16 31 25 10 10 18 20 26 31 7 12 13 24 19 37 6 12 10 25 12 38 3 13 4 26 4 40z">
          <text:p/>
        </draw:path>
        <draw:path draw:style-name="gr20" draw:text-style-name="P17" draw:layer="layout" svg:width="0.334cm" svg:height="0.334cm" svg:x="7.191cm" svg:y="5.445cm" svg:viewBox="0 0 335 335" svg:d="M335 168c0 11-1 22-3 32-2 11-6 22-11 32-4 10-9 19-15 29-6 9-13 17-21 25s-16 15-25 21-19 11-29 15-21 8-31 10c-11 2-22 3-33 3s-22-1-33-3c-10-2-21-6-31-10s-20-9-29-15-17-13-25-21-15-16-21-25c-6-10-11-19-15-29-5-10-8-21-10-32-2-10-3-21-3-32s1-22 3-33 5-21 10-31c4-10 9-20 15-29 6-10 13-19 21-26 8-8 16-15 25-21s19-11 29-16c10-4 21-7 31-9 11-2 22-3 33-3s22 1 33 3c10 2 21 5 31 9 10 5 20 10 29 16s17 13 25 21c8 7 15 16 21 26 6 9 11 19 15 29 5 10 9 20 11 31s3 22 3 33z">
          <text:p/>
        </draw:path>
        <draw:path draw:style-name="gr12" draw:text-style-name="P7" draw:layer="layout" svg:width="0.334cm" svg:height="0.334cm" svg:x="7.191cm" svg:y="5.445cm" svg:viewBox="0 0 335 335" svg:d="M335 168c0 11-1 22-3 32-2 11-6 22-11 32-4 10-9 19-15 29-6 9-13 17-21 25s-16 15-25 21-19 11-29 15-21 8-31 10c-11 2-22 3-33 3s-22-1-33-3c-10-2-21-6-31-10s-20-9-29-15-17-13-25-21-15-16-21-25c-6-10-11-19-15-29-5-10-8-21-10-32-2-10-3-21-3-32s1-22 3-33 5-21 10-31c4-10 9-20 15-29 6-10 13-19 21-26 8-8 16-15 25-21s19-11 29-16c10-4 21-7 31-9 11-2 22-3 33-3s22 1 33 3c10 2 21 5 31 9 10 5 20 10 29 16s17 13 25 21c8 7 15 16 21 26 6 9 11 19 15 29 5 10 9 20 11 31s3 22 3 33z">
          <text:p/>
        </draw:path>
        <draw:path draw:style-name="gr19" draw:text-style-name="P3" draw:layer="layout" svg:width="0.26cm" svg:height="0.26cm" svg:x="7.228cm" svg:y="5.482cm" svg:viewBox="0 0 261 261" svg:d="M261 131c0 17-3 34-10 49-7 16-16 30-28 43-12 12-26 21-42 28-16 6-34 10-51 10s-34-4-50-10c-16-7-30-16-42-28-12-13-22-27-28-43-7-15-10-32-10-49s3-34 10-51c6-16 16-30 28-42s26-22 42-28c16-7 33-10 50-10s35 3 51 10c16 6 30 16 42 28s21 26 28 42c7 17 10 34 10 51z">
          <text:p/>
        </draw:path>
        <draw:path draw:style-name="gr19" draw:text-style-name="P3" draw:layer="layout" svg:width="0.408cm" svg:height="0.409cm" svg:x="2.643cm" svg:y="4.423cm" svg:viewBox="0 0 409 410" svg:d="M409 205c0 13-1 26-4 39-3 14-6 27-12 40-5 12-11 24-18 35-8 11-16 22-26 31-9 9-20 18-31 25-11 8-23 14-35 19-13 5-25 9-38 12-14 3-27 4-40 4-14 0-27-1-40-4s-26-7-38-12c-13-5-25-11-36-19-11-7-21-16-31-25-9-9-18-20-25-31-8-11-14-23-19-35-5-13-10-26-13-40-2-13-3-26-3-39 0-14 1-27 3-40 3-13 8-26 13-39 5-12 11-24 19-35 7-11 16-21 25-31 10-9 20-18 31-25 11-8 23-14 36-19 12-5 25-9 38-12 13-2 26-4 40-4 13 0 26 2 40 4 13 3 25 7 38 12 12 5 24 11 35 19 11 7 22 16 31 25 10 10 18 20 26 31 7 11 13 23 18 35 6 13 9 26 12 39s4 26 4 40z">
          <text:p/>
        </draw:path>
        <draw:path draw:style-name="gr20" draw:text-style-name="P17" draw:layer="layout" svg:width="0.334cm" svg:height="0.335cm" svg:x="2.68cm" svg:y="4.46cm" svg:viewBox="0 0 335 336" svg:d="M335 169c0 11-1 21-3 32-3 11-6 21-10 32-4 10-9 19-15 28-6 10-13 18-21 26s-16 14-25 21c-10 6-19 11-29 15s-21 7-32 9c-10 3-21 4-32 4-12 0-23-1-34-4-11-2-21-5-31-9s-20-9-29-15c-9-7-18-13-25-21-8-8-15-16-21-26-6-9-11-18-16-28-4-11-7-21-9-32s-3-21-3-32 1-22 3-33 5-21 9-31c5-11 10-20 16-29s13-18 21-26c7-8 16-15 25-21s19-12 29-16 20-7 31-9 22-4 34-4c11 0 22 2 32 4 11 2 22 5 32 9s19 10 29 16c9 6 17 13 25 21s15 17 21 26 11 18 15 29c4 10 7 20 10 31 2 11 3 22 3 33z">
          <text:p/>
        </draw:path>
        <draw:path draw:style-name="gr12" draw:text-style-name="P7" draw:layer="layout" svg:width="0.334cm" svg:height="0.335cm" svg:x="2.68cm" svg:y="4.46cm" svg:viewBox="0 0 335 336" svg:d="M335 169c0 11-1 21-3 32-3 11-6 21-10 32-4 10-9 19-15 28-6 10-13 18-21 26s-16 14-25 21c-10 6-19 11-29 15s-21 7-32 9c-10 3-21 4-32 4-12 0-23-1-34-4-11-2-21-5-31-9s-20-9-29-15c-9-7-18-13-25-21-8-8-15-16-21-26-6-9-11-18-16-28-4-11-7-21-9-32s-3-21-3-32 1-22 3-33 5-21 9-31c5-11 10-20 16-29s13-18 21-26c7-8 16-15 25-21s19-12 29-16 20-7 31-9 22-4 34-4c11 0 22 2 32 4 11 2 22 5 32 9s19 10 29 16c9 6 17 13 25 21s15 17 21 26 11 18 15 29c4 10 7 20 10 31 2 11 3 22 3 33z">
          <text:p/>
        </draw:path>
        <draw:path draw:style-name="gr19" draw:text-style-name="P3" draw:layer="layout" svg:width="0.26cm" svg:height="0.26cm" svg:x="2.717cm" svg:y="4.498cm" svg:viewBox="0 0 261 261" svg:d="M261 131c0 17-4 33-10 49-7 16-16 30-28 42-13 13-27 22-43 29-15 6-32 10-49 10s-34-4-50-10c-16-7-30-16-42-29-12-12-22-26-28-42-7-16-11-32-11-49 0-18 4-34 11-50 6-16 16-30 28-42 12-14 26-23 42-30 16-6 33-9 50-9s34 3 49 9c16 7 30 16 43 30 12 12 21 26 28 42 6 16 10 32 10 50z">
          <text:p/>
        </draw:path>
        <draw:path draw:style-name="gr19" draw:text-style-name="P3" draw:layer="layout" svg:width="0.408cm" svg:height="0.408cm" svg:x="2.643cm" svg:y="7.692cm" svg:viewBox="0 0 409 409" svg:d="M409 204c0 13-1 26-4 40-3 13-6 27-12 39-5 12-11 24-18 35-8 11-16 22-26 31-9 10-20 18-31 26-11 7-23 13-35 19-13 5-25 9-38 11-14 3-27 4-40 4-14 0-27-1-40-4-13-2-26-6-38-11-13-6-25-12-36-19-11-8-21-16-31-26-9-9-18-20-25-31-8-11-14-23-19-35s-10-26-13-39c-2-14-3-27-3-40 0-14 1-27 3-40 3-13 8-26 13-38 5-13 11-25 19-36 7-11 16-21 25-31 10-9 20-18 31-25s23-14 36-19c12-5 25-9 38-12 13-2 26-3 40-3 13 0 26 1 40 3 13 3 25 7 38 12 12 5 24 12 35 19s22 16 31 25c10 10 18 20 26 31 7 11 13 23 18 36 6 12 9 25 12 38s4 26 4 40z">
          <text:p/>
        </draw:path>
        <draw:path draw:style-name="gr20" draw:text-style-name="P17" draw:layer="layout" svg:width="0.334cm" svg:height="0.334cm" svg:x="2.68cm" svg:y="7.729cm" svg:viewBox="0 0 335 335" svg:d="M335 168c0 11-1 22-3 32-3 11-6 22-10 32s-9 20-15 29-13 17-21 25-16 15-25 21c-10 6-19 11-29 15s-21 8-32 10c-10 2-21 3-32 3-12 0-23-1-34-3s-21-6-31-10-20-9-29-15-18-13-25-21c-8-8-15-16-21-25s-11-19-16-29c-4-10-7-21-9-32-2-10-3-21-3-32s1-22 3-33 5-22 9-32c5-10 10-20 16-29s13-18 21-25c7-8 16-15 25-21s19-11 29-16c10-4 20-7 31-9s22-3 34-3c11 0 22 1 32 3 11 2 22 5 32 9 10 5 19 10 29 16 9 6 17 13 25 21 8 7 15 16 21 25s11 19 15 29 7 21 10 32c2 11 3 22 3 33z">
          <text:p/>
        </draw:path>
        <draw:path draw:style-name="gr12" draw:text-style-name="P7" draw:layer="layout" svg:width="0.334cm" svg:height="0.334cm" svg:x="2.68cm" svg:y="7.729cm" svg:viewBox="0 0 335 335" svg:d="M335 168c0 11-1 22-3 32-3 11-6 22-10 32s-9 20-15 29-13 17-21 25-16 15-25 21c-10 6-19 11-29 15s-21 8-32 10c-10 2-21 3-32 3-12 0-23-1-34-3s-21-6-31-10-20-9-29-15-18-13-25-21c-8-8-15-16-21-25s-11-19-16-29c-4-10-7-21-9-32-2-10-3-21-3-32s1-22 3-33 5-22 9-32c5-10 10-20 16-29s13-18 21-25c7-8 16-15 25-21s19-11 29-16c10-4 20-7 31-9s22-3 34-3c11 0 22 1 32 3 11 2 22 5 32 9 10 5 19 10 29 16 9 6 17 13 25 21 8 7 15 16 21 25s11 19 15 29 7 21 10 32c2 11 3 22 3 33z">
          <text:p/>
        </draw:path>
        <draw:path draw:style-name="gr19" draw:text-style-name="P3" draw:layer="layout" svg:width="0.26cm" svg:height="0.26cm" svg:x="2.717cm" svg:y="7.766cm" svg:viewBox="0 0 261 261" svg:d="M261 130c0 18-4 35-10 51-7 15-16 30-28 42-13 12-27 21-43 28-15 6-32 10-49 10s-34-4-50-10c-16-7-30-16-42-28s-22-27-28-42c-7-16-11-33-11-51 0-17 4-34 11-50 6-16 16-30 28-42s26-22 42-28c16-7 33-10 50-10s34 3 49 10c16 6 30 16 43 28 12 12 21 26 28 42 6 16 10 33 10 50z">
          <text:p/>
        </draw:path>
        <draw:path draw:style-name="gr19" draw:text-style-name="P3" draw:layer="layout" svg:width="0.408cm" svg:height="0.409cm" svg:x="2.643cm" svg:y="10.514cm" svg:viewBox="0 0 409 410" svg:d="M409 204c0 14-1 27-4 40s-6 26-12 39c-5 12-11 25-18 36-8 11-16 21-26 31-9 9-20 18-31 25-11 8-23 14-35 19-13 5-25 9-38 12-14 2-27 4-40 4-14 0-27-2-40-4-13-3-26-7-38-12-13-5-25-11-36-19-11-7-21-16-31-25-9-10-18-20-25-31-8-11-14-24-19-36-5-13-10-26-13-39-2-13-3-26-3-40 0-13 1-26 3-39 3-14 8-26 13-39 5-12 11-24 19-35 7-11 16-22 25-31 10-10 20-18 31-25 11-8 23-14 36-19 12-5 25-9 38-12s26-4 40-4c13 0 26 1 40 4 13 3 25 7 38 12 12 5 24 11 35 19 11 7 22 15 31 25 10 9 18 20 26 31 7 11 13 23 18 35 6 13 9 25 12 39 3 13 4 26 4 39z">
          <text:p/>
        </draw:path>
        <draw:path draw:style-name="gr20" draw:text-style-name="P17" draw:layer="layout" svg:width="0.334cm" svg:height="0.334cm" svg:x="2.68cm" svg:y="10.551cm" svg:viewBox="0 0 335 335" svg:d="M335 167c0 11-1 22-3 33-3 11-6 21-10 31s-9 20-15 29-13 18-21 26c-8 7-16 14-25 21-10 6-19 12-29 16s-21 7-32 9c-10 2-21 3-32 3-12 0-23-1-34-3s-21-5-31-9-20-10-29-16c-9-7-18-14-25-21-8-8-15-17-21-26s-11-19-16-29c-4-10-7-20-9-31s-3-22-3-33 1-21 3-32 5-21 9-32c5-10 10-19 16-28 6-10 13-18 21-26 7-8 16-15 25-21s19-11 29-15 20-7 31-10c11-2 22-3 34-3 11 0 22 1 32 3 11 3 22 6 32 10s19 9 29 15c9 6 17 13 25 21s15 16 21 26c6 9 11 18 15 28 4 11 7 21 10 32 2 11 3 21 3 32z">
          <text:p/>
        </draw:path>
        <draw:path draw:style-name="gr12" draw:text-style-name="P7" draw:layer="layout" svg:width="0.334cm" svg:height="0.334cm" svg:x="2.68cm" svg:y="10.551cm" svg:viewBox="0 0 335 335" svg:d="M335 167c0 11-1 22-3 33-3 11-6 21-10 31s-9 20-15 29-13 18-21 26c-8 7-16 14-25 21-10 6-19 12-29 16s-21 7-32 9c-10 2-21 3-32 3-12 0-23-1-34-3s-21-5-31-9-20-10-29-16c-9-7-18-14-25-21-8-8-15-17-21-26s-11-19-16-29c-4-10-7-20-9-31s-3-22-3-33 1-21 3-32 5-21 9-32c5-10 10-19 16-28 6-10 13-18 21-26 7-8 16-15 25-21s19-11 29-15 20-7 31-10c11-2 22-3 34-3 11 0 22 1 32 3 11 3 22 6 32 10s19 9 29 15c9 6 17 13 25 21s15 16 21 26c6 9 11 18 15 28 4 11 7 21 10 32 2 11 3 21 3 32z">
          <text:p/>
        </draw:path>
        <draw:path draw:style-name="gr19" draw:text-style-name="P3" draw:layer="layout" svg:width="0.26cm" svg:height="0.26cm" svg:x="2.717cm" svg:y="10.588cm" svg:viewBox="0 0 261 261" svg:d="M261 130c0 18-4 35-10 51-7 16-16 30-28 42-13 12-27 22-43 28-15 7-32 10-49 10s-34-3-50-10c-16-6-30-16-42-28s-22-26-28-42c-7-16-11-33-11-51 0-17 4-33 11-49 6-16 16-30 28-43 12-12 26-21 42-28 16-6 33-10 50-10s34 4 49 10c16 7 30 16 43 28 12 13 21 27 28 43 6 16 10 32 10 49z">
          <text:p/>
        </draw:path>
        <draw:polygon draw:style-name="gr3" draw:text-style-name="P3" draw:layer="layout" svg:width="0.13cm" svg:height="0.093cm" svg:x="18.979cm" svg:y="8.397cm" svg:viewBox="0 0 131 94" draw:points="0,0 131,0 131,75 113,75 113,94 19,94 19,75 0,75">
          <text:p/>
        </draw:polygon>
        <draw:polygon draw:style-name="gr3" draw:text-style-name="P3" draw:layer="layout" svg:width="0.13cm" svg:height="0.093cm" svg:x="23.138cm" svg:y="8.416cm" svg:viewBox="0 0 131 94" draw:points="0,0 131,0 131,75 112,75 112,94 19,94 19,75 0,75">
          <text:p/>
        </draw:polygon>
        <draw:polygon draw:style-name="gr3" draw:text-style-name="P3" draw:layer="layout" svg:width="0.13cm" svg:height="0.093cm" svg:x="21.244cm" svg:y="8.416cm" svg:viewBox="0 0 131 94" draw:points="0,0 131,0 131,75 113,75 113,94 19,94 19,75 0,75">
          <text:p/>
        </draw:polygon>
        <draw:polygon draw:style-name="gr3" draw:text-style-name="P3" draw:layer="layout" svg:width="0.093cm" svg:height="0.13cm" svg:x="17.234cm" svg:y="6.169cm" svg:viewBox="0 0 94 131" draw:points="94,0 94,131 20,131 20,112 0,112 0,18 20,18 20,0">
          <text:p/>
        </draw:polygon>
        <draw:polygon draw:style-name="gr3" draw:text-style-name="P3" draw:layer="layout" svg:width="0.093cm" svg:height="0.13cm" svg:x="17.234cm" svg:y="3.922cm" svg:viewBox="0 0 94 131" draw:points="94,0 94,131 20,131 20,112 0,112 0,19 20,19 20,0">
          <text:p/>
        </draw:polygon>
        <draw:polygon draw:style-name="gr3" draw:text-style-name="P3" draw:layer="layout" svg:width="0.13cm" svg:height="0.093cm" svg:x="24.53cm" svg:y="3.123cm" svg:viewBox="0 0 131 94" draw:points="0,94 131,94 131,19 113,19 113,0 19,0 19,19 0,19">
          <text:p/>
        </draw:polygon>
        <draw:polygon draw:style-name="gr3" draw:text-style-name="P3" draw:layer="layout" svg:width="0.093cm" svg:height="0.13cm" svg:x="20.446cm" svg:y="10.978cm" svg:viewBox="0 0 94 131" draw:points="94,0 94,131 19,131 19,113 0,113 0,19 19,19 19,0">
          <text:p/>
        </draw:polygon>
        <draw:polygon draw:style-name="gr3" draw:text-style-name="P3" draw:layer="layout" svg:width="0.093cm" svg:height="0.13cm" svg:x="20.427cm" svg:y="13.615cm" svg:viewBox="0 0 94 131" draw:points="94,0 94,131 19,131 19,112 0,112 0,19 19,19 19,0">
          <text:p/>
        </draw:polygon>
        <draw:polygon draw:style-name="gr3" draw:text-style-name="P3" draw:layer="layout" svg:width="0.13cm" svg:height="0.093cm" svg:x="22.451cm" svg:y="8.713cm" svg:viewBox="0 0 131 94" draw:points="0,94 131,94 131,18 112,18 112,0 18,0 18,18 0,18">
          <text:p/>
        </draw:polygon>
        <draw:polygon draw:style-name="gr3" draw:text-style-name="P3" draw:layer="layout" svg:width="0.13cm" svg:height="0.093cm" svg:x="23.138cm" svg:y="8.713cm" svg:viewBox="0 0 131 94" draw:points="0,94 131,94 131,18 112,18 112,0 19,0 19,18 0,18">
          <text:p/>
        </draw:polygon>
        <draw:polygon draw:style-name="gr3" draw:text-style-name="P3" draw:layer="layout" svg:width="0.13cm" svg:height="0.093cm" svg:x="21.987cm" svg:y="14.005cm" svg:viewBox="0 0 131 94" draw:points="0,0 131,0 131,75 112,75 112,94 19,94 19,75 0,75">
          <text:p/>
        </draw:polygon>
        <draw:polygon draw:style-name="gr3" draw:text-style-name="P3" draw:layer="layout" svg:width="0.13cm" svg:height="0.093cm" svg:x="26.368cm" svg:y="14.005cm" svg:viewBox="0 0 131 94" draw:points="0,0 131,0 131,75 112,75 112,94 20,94 20,75 0,75">
          <text:p/>
        </draw:polygon>
        <draw:polygon draw:style-name="gr3" draw:text-style-name="P3" draw:layer="layout" svg:width="0.13cm" svg:height="0.093cm" svg:x="27.445cm" svg:y="14.005cm" svg:viewBox="0 0 131 94" draw:points="0,0 131,0 131,75 112,75 112,94 18,94 18,75 0,75">
          <text:p/>
        </draw:polygon>
        <draw:polygon draw:style-name="gr3" draw:text-style-name="P3" draw:layer="layout" svg:width="0.13cm" svg:height="0.093cm" svg:x="16.844cm" svg:y="13.021cm" svg:viewBox="0 0 131 94" draw:points="0,0 131,0 131,74 112,74 112,94 19,94 19,74 0,74">
          <text:p/>
        </draw:polygon>
        <draw:polygon draw:style-name="gr3" draw:text-style-name="P3" draw:layer="layout" svg:width="0.13cm" svg:height="0.092cm" svg:x="15.099cm" svg:y="13.04cm" svg:viewBox="0 0 131 93" draw:points="0,0 131,0 131,75 113,75 113,93 19,93 19,75 0,75">
          <text:p/>
        </draw:polygon>
        <draw:polygon draw:style-name="gr3" draw:text-style-name="P3" draw:layer="layout" svg:width="0.13cm" svg:height="0.092cm" svg:x="13.206cm" svg:y="13.04cm" svg:viewBox="0 0 131 93" draw:points="0,0 131,0 131,75 112,75 112,93 19,93 19,75 0,75">
          <text:p/>
        </draw:polygon>
        <draw:polygon draw:style-name="gr3" draw:text-style-name="P3" draw:layer="layout" svg:width="0.093cm" svg:height="0.037cm" svg:x="18.682cm" svg:y="8.453cm" svg:viewBox="0 0 94 38" draw:points="0,0 94,0 94,38 0,38">
          <text:p/>
        </draw:polygon>
        <draw:polygon draw:style-name="gr3" draw:text-style-name="P3" draw:layer="layout" svg:width="0.13cm" svg:height="0.055cm" svg:x="18.664cm" svg:y="8.416cm" svg:viewBox="0 0 131 56" draw:points="0,0 131,0 131,56 0,56">
          <text:p/>
        </draw:polygon>
        <draw:polygon draw:style-name="gr3" draw:text-style-name="P3" draw:layer="layout" svg:width="0.093cm" svg:height="0.037cm" svg:x="25.384cm" svg:y="8.713cm" svg:viewBox="0 0 94 38" draw:points="0,38 94,38 94,0 0,0">
          <text:p/>
        </draw:polygon>
        <draw:polygon draw:style-name="gr3" draw:text-style-name="P3" draw:layer="layout" svg:width="0.13cm" svg:height="0.056cm" svg:x="25.366cm" svg:y="8.731cm" svg:viewBox="0 0 131 57" draw:points="0,57 131,57 131,0 0,0">
          <text:p/>
        </draw:polygon>
        <draw:polygon draw:style-name="gr3" draw:text-style-name="P3" draw:layer="layout" svg:width="0.093cm" svg:height="0.037cm" svg:x="19.629cm" svg:y="10.291cm" svg:viewBox="0 0 94 38" draw:points="0,38 94,38 94,0 0,0">
          <text:p/>
        </draw:polygon>
        <draw:polygon draw:style-name="gr3" draw:text-style-name="P3" draw:layer="layout" svg:width="0.13cm" svg:height="0.056cm" svg:x="19.611cm" svg:y="10.31cm" svg:viewBox="0 0 131 57" draw:points="0,57 131,57 131,0 0,0">
          <text:p/>
        </draw:polygon>
        <draw:polygon draw:style-name="gr3" draw:text-style-name="P3" draw:layer="layout" svg:width="0.093cm" svg:height="0.037cm" svg:x="16.547cm" svg:y="8.694cm" svg:viewBox="0 0 94 38" draw:points="0,38 94,38 94,0 0,0">
          <text:p/>
        </draw:polygon>
        <draw:polygon draw:style-name="gr3" draw:text-style-name="P3" draw:layer="layout" svg:width="0.13cm" svg:height="0.056cm" svg:x="16.529cm" svg:y="8.713cm" svg:viewBox="0 0 131 57" draw:points="0,57 131,57 131,0 0,0">
          <text:p/>
        </draw:polygon>
        <draw:polygon draw:style-name="gr3" draw:text-style-name="P3" draw:layer="layout" svg:width="0.093cm" svg:height="0.037cm" svg:x="13.651cm" svg:y="8.694cm" svg:viewBox="0 0 94 38" draw:points="0,38 94,38 94,0 0,0">
          <text:p/>
        </draw:polygon>
        <draw:polygon draw:style-name="gr3" draw:text-style-name="P3" draw:layer="layout" svg:width="0.13cm" svg:height="0.056cm" svg:x="13.633cm" svg:y="8.713cm" svg:viewBox="0 0 131 57" draw:points="0,57 131,57 131,0 0,0">
          <text:p/>
        </draw:polygon>
        <draw:polygon draw:style-name="gr3" draw:text-style-name="P3" draw:layer="layout" svg:width="0.093cm" svg:height="0.037cm" svg:x="15.229cm" svg:y="8.694cm" svg:viewBox="0 0 94 38" draw:points="0,38 94,38 94,0 0,0">
          <text:p/>
        </draw:polygon>
        <draw:polygon draw:style-name="gr3" draw:text-style-name="P3" draw:layer="layout" svg:width="0.13cm" svg:height="0.056cm" svg:x="15.211cm" svg:y="8.713cm" svg:viewBox="0 0 131 57" draw:points="0,57 131,57 131,0 0,0">
          <text:p/>
        </draw:polygon>
        <draw:path draw:style-name="gr21" draw:text-style-name="P18" draw:layer="layout" svg:width="0.409cm" svg:height="0.409cm" svg:x="10.421cm" svg:y="10.755cm" svg:viewBox="0 0 410 410" svg:d="M410 206c0 13-2 26-4 40-3 13-7 26-12 38-6 12-12 24-20 35-7 11-16 22-25 31-10 10-20 18-31 26-11 7-23 13-36 18-12 6-25 9-38 12s-26 4-40 4c-13 0-26-1-40-4-13-3-25-6-38-12-12-5-24-11-35-18-11-8-22-16-31-26-10-9-18-20-25-31-8-11-14-23-19-35-6-12-9-25-12-38-3-14-4-27-4-40 0-14 1-27 4-40s6-26 12-38c5-13 11-25 19-36 7-11 15-21 25-31 9-10 20-19 31-26 11-8 23-14 35-19 13-5 25-9 38-12 14-2 27-4 40-4 14 0 27 2 40 4 13 3 26 7 38 12 13 5 25 11 36 19 11 7 21 16 31 26 9 10 18 20 25 31 8 11 14 23 20 36 5 12 9 25 12 38 2 13 4 26 4 40z">
          <text:p/>
        </draw:path>
        <draw:path draw:style-name="gr12" draw:text-style-name="P7" draw:layer="layout" svg:width="0.409cm" svg:height="0.409cm" svg:x="10.421cm" svg:y="10.755cm" svg:viewBox="0 0 410 410" svg:d="M410 206c0 13-2 26-4 40-3 13-7 26-12 38-6 12-12 24-20 35-7 11-16 22-25 31-10 10-20 18-31 26-11 7-23 13-36 18-12 6-25 9-38 12s-26 4-40 4c-13 0-26-1-40-4-13-3-25-6-38-12-12-5-24-11-35-18-11-8-22-16-31-26-10-9-18-20-25-31-8-11-14-23-19-35-6-12-9-25-12-38-3-14-4-27-4-40 0-14 1-27 4-40s6-26 12-38c5-13 11-25 19-36 7-11 15-21 25-31 9-10 20-19 31-26 11-8 23-14 35-19 13-5 25-9 38-12 14-2 27-4 40-4 14 0 27 2 40 4 13 3 26 7 38 12 13 5 25 11 36 19 11 7 21 16 31 26 9 10 18 20 25 31 8 11 14 23 20 36 5 12 9 25 12 38 2 13 4 26 4 40z">
          <text:p/>
        </draw:path>
        <draw:path draw:style-name="gr20" draw:text-style-name="P17" draw:layer="layout" svg:width="0.334cm" svg:height="0.334cm" svg:x="10.458cm" svg:y="10.793cm" svg:viewBox="0 0 335 335" svg:d="M335 168c0 11-1 22-3 32-2 11-5 22-9 32-5 10-10 19-16 29-6 9-13 17-21 25-7 8-16 15-25 21s-19 11-29 15-20 8-31 10-22 3-33 3-22-1-32-3c-11-2-22-6-32-10s-19-9-29-15c-9-6-18-13-26-21s-15-16-21-25c-6-10-11-19-15-29s-7-21-10-32c-2-10-3-21-3-32s1-22 3-33c3-11 6-21 10-31s9-20 15-29 13-19 21-26c8-8 17-15 26-21 10-6 19-11 29-16 10-4 21-7 32-9 10-2 21-3 32-3s22 1 33 3 21 5 31 9c10 5 20 10 29 16s18 13 25 21c8 7 15 17 21 26s11 19 16 29c4 10 7 20 9 31s3 22 3 33z">
          <text:p/>
        </draw:path>
        <draw:path draw:style-name="gr21" draw:text-style-name="P18" draw:layer="layout" svg:width="0.26cm" svg:height="0.26cm" svg:x="10.495cm" svg:y="10.83cm" svg:viewBox="0 0 261 261" svg:d="M261 130c0 17-3 34-11 51-6 15-16 29-28 42-12 12-26 21-42 28-16 6-32 10-50 10-17 0-34-4-49-10-16-7-30-16-43-28-12-13-21-27-28-42-6-17-10-34-10-51s4-34 10-50c7-16 16-30 28-42 13-12 27-22 43-28 15-7 32-10 49-10 18 0 34 3 50 10 16 6 30 16 42 28s22 26 28 42c8 16 11 33 11 50z">
          <text:p/>
        </draw:path>
        <draw:path draw:style-name="gr12" draw:text-style-name="P7" draw:layer="layout" svg:width="0.26cm" svg:height="0.26cm" svg:x="10.495cm" svg:y="10.83cm" svg:viewBox="0 0 261 261" svg:d="M261 130c0 17-3 34-11 51-6 15-16 29-28 42-12 12-26 21-42 28-16 6-32 10-50 10-17 0-34-4-49-10-16-7-30-16-43-28-12-13-21-27-28-42-6-17-10-34-10-51s4-34 10-50c7-16 16-30 28-42 13-12 27-22 43-28 15-7 32-10 49-10 18 0 34 3 50 10 16 6 30 16 42 28s22 26 28 42c8 16 11 33 11 50z">
          <text:p/>
        </draw:path>
        <draw:polygon draw:style-name="gr14" draw:text-style-name="P14" draw:layer="layout" svg:width="0.594cm" svg:height="0.594cm" svg:x="10.328cm" svg:y="10.663cm" svg:viewBox="0 0 595 595" draw:points="0,0 595,0 595,595 0,595">
          <text:p/>
        </draw:polygon>
        <draw:path draw:style-name="gr21" draw:text-style-name="P18" draw:layer="layout" svg:width="0.408cm" svg:height="0.409cm" svg:x="21.987cm" svg:y="11.201cm" svg:viewBox="0 0 409 410" svg:d="M409 205c0 14-1 27-4 40-2 13-6 26-11 39-5 12-12 24-19 35-8 11-16 21-26 31-9 9-19 18-31 25-11 8-22 14-35 19-12 5-25 9-39 12-13 2-27 4-40 4s-27-2-40-4c-13-3-26-7-38-12-13-5-24-11-35-19-12-7-22-16-31-25-10-10-18-20-26-31-7-11-14-23-19-35-5-13-9-26-11-39-3-13-4-26-4-40 0-13 1-26 4-39 2-14 6-26 11-39 5-12 12-24 19-35 8-11 16-22 26-31 9-9 19-18 31-25 11-8 22-14 35-20 12-5 25-9 38-12s27-4 40-4 27 1 40 4c14 3 27 7 39 12 13 6 24 12 35 20 12 7 22 16 31 25 10 9 18 20 26 31 7 11 14 23 19 35 5 13 9 25 11 39 3 13 4 26 4 39z">
          <text:p/>
        </draw:path>
        <draw:path draw:style-name="gr12" draw:text-style-name="P7" draw:layer="layout" svg:width="0.408cm" svg:height="0.409cm" svg:x="21.987cm" svg:y="11.201cm" svg:viewBox="0 0 409 410" svg:d="M409 205c0 14-1 27-4 40-2 13-6 26-11 39-5 12-12 24-19 35-8 11-16 21-26 31-9 9-19 18-31 25-11 8-22 14-35 19-12 5-25 9-39 12-13 2-27 4-40 4s-27-2-40-4c-13-3-26-7-38-12-13-5-24-11-35-19-12-7-22-16-31-25-10-10-18-20-26-31-7-11-14-23-19-35-5-13-9-26-11-39-3-13-4-26-4-40 0-13 1-26 4-39 2-14 6-26 11-39 5-12 12-24 19-35 8-11 16-22 26-31 9-9 19-18 31-25 11-8 22-14 35-20 12-5 25-9 38-12s27-4 40-4 27 1 40 4c14 3 27 7 39 12 13 6 24 12 35 20 12 7 22 16 31 25 10 9 18 20 26 31 7 11 14 23 19 35 5 13 9 25 11 39 3 13 4 26 4 39z">
          <text:p/>
        </draw:path>
        <draw:path draw:style-name="gr20" draw:text-style-name="P17" draw:layer="layout" svg:width="0.334cm" svg:height="0.335cm" svg:x="22.024cm" svg:y="11.238cm" svg:viewBox="0 0 335 336" svg:d="M335 167c0 11-1 22-3 33s-5 21-10 31c-4 11-9 20-15 29s-13 18-21 27c-8 7-16 14-25 20s-19 12-29 16-21 7-31 9c-11 2-23 4-34 4s-22-2-33-4c-10-2-21-5-31-9s-20-10-29-16-17-13-25-20c-8-9-15-18-21-27s-11-18-15-29c-5-10-8-20-10-31s-3-22-3-33 1-21 3-32 5-21 10-32c4-10 9-19 15-28 6-10 13-18 21-26s16-14 25-21c9-6 19-11 29-15s21-7 31-9c11-3 22-4 33-4s23 1 34 4c10 2 21 5 31 9s20 9 29 15c9 7 17 13 25 21s15 16 21 26c6 9 11 18 15 28 5 11 8 21 10 32s3 21 3 32z">
          <text:p/>
        </draw:path>
        <draw:path draw:style-name="gr21" draw:text-style-name="P18" draw:layer="layout" svg:width="0.26cm" svg:height="0.26cm" svg:x="22.061cm" svg:y="11.275cm" svg:viewBox="0 0 261 261" svg:d="M261 130c0 18-3 34-10 50s-16 30-28 42c-12 13-26 22-42 30-16 6-33 9-50 9s-34-3-51-9c-16-8-30-17-42-30-12-12-21-26-28-42s-10-32-10-50c0-17 3-33 10-49s16-30 28-42c12-13 26-22 42-29 17-6 34-10 51-10s34 4 50 10c16 7 30 16 42 29 12 12 21 26 28 42s10 32 10 49z">
          <text:p/>
        </draw:path>
        <draw:path draw:style-name="gr12" draw:text-style-name="P7" draw:layer="layout" svg:width="0.26cm" svg:height="0.26cm" svg:x="22.061cm" svg:y="11.275cm" svg:viewBox="0 0 261 261" svg:d="M261 130c0 18-3 34-10 50s-16 30-28 42c-12 13-26 22-42 30-16 6-33 9-50 9s-34-3-51-9c-16-8-30-17-42-30-12-12-21-26-28-42s-10-32-10-50c0-17 3-33 10-49s16-30 28-42c12-13 26-22 42-29 17-6 34-10 51-10s34 4 50 10c16 7 30 16 42 29 12 12 21 26 28 42s10 32 10 49z">
          <text:p/>
        </draw:path>
        <draw:polygon draw:style-name="gr14" draw:text-style-name="P14" draw:layer="layout" svg:width="0.594cm" svg:height="0.595cm" svg:x="21.894cm" svg:y="11.108cm" svg:viewBox="0 0 595 596" draw:points="0,0 595,0 595,596 0,596">
          <text:p/>
        </draw:polygon>
        <draw:path draw:style-name="gr21" draw:text-style-name="P18" draw:layer="layout" svg:width="0.409cm" svg:height="0.409cm" svg:x="25.031cm" svg:y="11.145cm" svg:viewBox="0 0 410 410" svg:d="M410 206c0 13-1 26-4 40-3 13-7 25-12 38-5 12-11 24-19 35-7 11-16 22-25 31-9 10-20 18-31 26-11 7-23 13-35 18-13 6-25 9-39 12-13 3-26 4-39 4-14 0-27-1-40-4s-26-6-39-12c-12-5-24-11-35-18-11-8-21-16-32-26-9-9-18-20-25-31-8-11-14-23-19-35-5-13-9-25-12-38-2-14-4-27-4-40 0-14 2-27 4-40 3-13 7-26 12-38 5-13 11-25 19-36 7-11 16-22 25-32 11-9 21-18 32-25 11-8 23-14 35-19 13-5 26-9 39-12 13-2 26-4 40-4 13 0 26 2 39 4 14 3 26 7 39 12 12 5 24 11 35 19 11 7 22 16 31 25 9 10 18 21 25 32 8 11 14 23 19 36 5 12 9 25 12 38s4 26 4 40z">
          <text:p/>
        </draw:path>
        <draw:path draw:style-name="gr12" draw:text-style-name="P7" draw:layer="layout" svg:width="0.409cm" svg:height="0.409cm" svg:x="25.031cm" svg:y="11.145cm" svg:viewBox="0 0 410 410" svg:d="M410 206c0 13-1 26-4 40-3 13-7 25-12 38-5 12-11 24-19 35-7 11-16 22-25 31-9 10-20 18-31 26-11 7-23 13-35 18-13 6-25 9-39 12-13 3-26 4-39 4-14 0-27-1-40-4s-26-6-39-12c-12-5-24-11-35-18-11-8-21-16-32-26-9-9-18-20-25-31-8-11-14-23-19-35-5-13-9-25-12-38-2-14-4-27-4-40 0-14 2-27 4-40 3-13 7-26 12-38 5-13 11-25 19-36 7-11 16-22 25-32 11-9 21-18 32-25 11-8 23-14 35-19 13-5 26-9 39-12 13-2 26-4 40-4 13 0 26 2 39 4 14 3 26 7 39 12 12 5 24 11 35 19 11 7 22 16 31 25 9 10 18 21 25 32 8 11 14 23 19 36 5 12 9 25 12 38s4 26 4 40z">
          <text:p/>
        </draw:path>
        <draw:path draw:style-name="gr20" draw:text-style-name="P17" draw:layer="layout" svg:width="0.334cm" svg:height="0.334cm" svg:x="25.069cm" svg:y="11.183cm" svg:viewBox="0 0 335 335" svg:d="M335 168c0 11-1 22-4 32-2 11-5 22-9 32s-9 19-15 29c-7 9-13 17-21 25s-16 15-26 21c-9 6-18 11-28 15-11 4-21 7-32 10-11 2-21 3-32 3s-23-1-34-3c-11-3-21-6-31-10s-20-9-29-15-18-13-26-21c-7-8-14-16-20-25-6-10-12-19-16-29s-7-21-9-32c-2-10-3-21-3-32s1-22 3-33 5-21 9-31 10-20 16-29 13-18 20-25c8-8 17-15 26-21s19-11 29-16c10-4 20-8 31-10s23-3 34-3 21 1 32 3 21 6 32 10c10 5 19 10 28 16 10 6 18 13 26 21 8 7 14 16 21 25 6 9 11 19 15 29s7 20 9 31c3 11 4 22 4 33z">
          <text:p/>
        </draw:path>
        <draw:path draw:style-name="gr21" draw:text-style-name="P18" draw:layer="layout" svg:width="0.26cm" svg:height="0.26cm" svg:x="25.106cm" svg:y="11.22cm" svg:viewBox="0 0 261 261" svg:d="M261 131c0 17-4 34-10 49-7 16-16 30-28 43-13 12-27 21-43 28-16 6-32 10-50 10s-34-4-50-10c-16-7-30-16-42-28-12-13-22-27-28-43-7-15-10-32-10-49 0-18 3-34 10-50 6-16 16-30 28-43 12-12 26-22 42-28 16-7 32-10 50-10s34 3 50 10c16 6 30 16 43 28 12 13 21 27 28 43 6 16 10 32 10 50z">
          <text:p/>
        </draw:path>
        <draw:path draw:style-name="gr12" draw:text-style-name="P7" draw:layer="layout" svg:width="0.26cm" svg:height="0.26cm" svg:x="25.106cm" svg:y="11.22cm" svg:viewBox="0 0 261 261" svg:d="M261 131c0 17-4 34-10 49-7 16-16 30-28 43-13 12-27 21-43 28-16 6-32 10-50 10s-34-4-50-10c-16-7-30-16-42-28-12-13-22-27-28-43-7-15-10-32-10-49 0-18 3-34 10-50 6-16 16-30 28-43 12-12 26-22 42-28 16-7 32-10 50-10s34 3 50 10c16 6 30 16 43 28 12 13 21 27 28 43 6 16 10 32 10 50z">
          <text:p/>
        </draw:path>
        <draw:polygon draw:style-name="gr14" draw:text-style-name="P14" draw:layer="layout" svg:width="0.594cm" svg:height="0.594cm" svg:x="24.939cm" svg:y="11.053cm" svg:viewBox="0 0 595 595" draw:points="0,0 595,0 595,595 0,595">
          <text:p/>
        </draw:polygon>
        <draw:path draw:style-name="gr21" draw:text-style-name="P18" draw:layer="layout" svg:width="0.409cm" svg:height="0.408cm" svg:x="19.239cm" svg:y="5.612cm" svg:viewBox="0 0 410 409" svg:d="M410 204c0 13-2 27-4 40-3 13-7 26-12 38-5 13-11 25-19 36-7 12-16 22-25 31-10 10-20 18-31 26-11 7-23 14-35 19-13 5-26 9-39 11-13 3-26 4-40 4-13 0-26-1-39-4-14-2-27-6-40-11-12-5-24-12-35-19-11-8-21-16-31-26-9-9-18-19-25-31-8-11-14-23-19-36-5-12-9-25-12-38-2-13-4-27-4-40s2-27 4-40c3-13 7-26 12-38 5-13 11-24 19-35 7-12 16-22 25-31 10-10 20-18 31-26 11-7 23-14 35-19 13-5 26-9 40-11 13-3 26-4 39-4 14 0 27 1 40 4 13 2 26 6 39 11 12 5 24 12 35 19 11 8 21 16 31 26 9 9 18 19 25 31 8 11 14 22 19 35 5 12 9 25 12 38 2 13 4 27 4 40z">
          <text:p/>
        </draw:path>
        <draw:path draw:style-name="gr12" draw:text-style-name="P7" draw:layer="layout" svg:width="0.409cm" svg:height="0.408cm" svg:x="19.239cm" svg:y="5.612cm" svg:viewBox="0 0 410 409" svg:d="M410 204c0 13-2 27-4 40-3 13-7 26-12 38-5 13-11 25-19 36-7 12-16 22-25 31-10 10-20 18-31 26-11 7-23 14-35 19-13 5-26 9-39 11-13 3-26 4-40 4-13 0-26-1-39-4-14-2-27-6-40-11-12-5-24-12-35-19-11-8-21-16-31-26-9-9-18-19-25-31-8-11-14-23-19-36-5-12-9-25-12-38-2-13-4-27-4-40s2-27 4-40c3-13 7-26 12-38 5-13 11-24 19-35 7-12 16-22 25-31 10-10 20-18 31-26 11-7 23-14 35-19 13-5 26-9 40-11 13-3 26-4 39-4 14 0 27 1 40 4 13 2 26 6 39 11 12 5 24 12 35 19 11 8 21 16 31 26 9 9 18 19 25 31 8 11 14 22 19 35 5 12 9 25 12 38 2 13 4 27 4 40z">
          <text:p/>
        </draw:path>
        <draw:path draw:style-name="gr20" draw:text-style-name="P17" draw:layer="layout" svg:width="0.335cm" svg:height="0.334cm" svg:x="19.276cm" svg:y="5.649cm" svg:viewBox="0 0 336 335" svg:d="M336 167c0 11-2 22-4 34-2 10-5 21-9 31s-10 20-16 29-13 17-20 25c-8 8-17 15-27 21-9 6-18 11-29 15-10 5-20 8-31 10s-22 3-33 3-21-1-32-3-21-5-31-10c-11-4-20-9-29-15s-18-13-26-21c-7-8-14-16-20-25-7-9-12-19-16-29s-7-21-9-31c-3-12-4-23-4-34s1-22 4-33c2-10 5-21 9-31s9-20 16-29c6-9 13-17 20-25 8-8 17-15 26-21s18-11 29-15c10-5 20-8 31-10s21-3 32-3 22 1 33 3 21 5 31 10c11 4 20 9 29 15 10 6 19 13 27 21 7 8 14 16 20 25s12 19 16 29 7 21 9 31c2 11 4 22 4 33z">
          <text:p/>
        </draw:path>
        <draw:path draw:style-name="gr21" draw:text-style-name="P18" draw:layer="layout" svg:width="0.259cm" svg:height="0.26cm" svg:x="19.314cm" svg:y="5.686cm" svg:viewBox="0 0 260 261" svg:d="M260 130c0 18-3 35-9 51-7 16-17 30-30 42-12 12-26 22-42 28-16 7-32 10-50 10-17 0-33-3-49-10-16-6-30-16-42-28-13-12-22-26-29-42-6-16-9-33-9-51 0-17 3-34 9-50 7-16 16-30 29-42 12-12 26-21 42-28s32-10 49-10c18 0 34 3 50 10s30 16 42 28c13 12 23 26 30 42 6 16 9 33 9 50z">
          <text:p/>
        </draw:path>
        <draw:path draw:style-name="gr12" draw:text-style-name="P7" draw:layer="layout" svg:width="0.259cm" svg:height="0.26cm" svg:x="19.314cm" svg:y="5.686cm" svg:viewBox="0 0 260 261" svg:d="M260 130c0 18-3 35-9 51-7 16-17 30-30 42-12 12-26 22-42 28-16 7-32 10-50 10-17 0-33-3-49-10-16-6-30-16-42-28-13-12-22-26-29-42-6-16-9-33-9-51 0-17 3-34 9-50 7-16 16-30 29-42 12-12 26-21 42-28s32-10 49-10c18 0 34 3 50 10s30 16 42 28c13 12 23 26 30 42 6 16 9 33 9 50z">
          <text:p/>
        </draw:path>
        <draw:polygon draw:style-name="gr14" draw:text-style-name="P14" draw:layer="layout" svg:width="0.595cm" svg:height="0.594cm" svg:x="19.146cm" svg:y="5.519cm" svg:viewBox="0 0 596 595" draw:points="0,0 596,0 596,595 0,595">
          <text:p/>
        </draw:polygon>
        <draw:path draw:style-name="gr21" draw:text-style-name="P18" draw:layer="layout" svg:width="0.409cm" svg:height="0.408cm" svg:x="22.265cm" svg:y="5.649cm" svg:viewBox="0 0 410 409" svg:d="M410 204c0 14-2 27-4 40-3 13-7 27-12 39-5 13-11 24-20 36-7 11-16 21-25 31-10 9-20 18-31 25s-23 14-35 19c-13 5-26 9-39 11-13 3-26 4-40 4-13 0-26-1-39-4-13-2-26-6-39-11-12-5-24-12-35-19s-21-16-31-25c-9-10-18-20-25-31-8-12-14-23-19-36-5-12-9-26-12-39-2-13-4-26-4-40 0-13 2-27 4-40 3-13 7-26 12-38s11-24 19-35c7-11 16-22 25-31 10-10 20-18 31-26 11-7 23-13 35-19 13-5 26-9 39-11 13-3 26-4 39-4 14 0 27 1 40 4 13 2 26 6 39 11 12 6 24 12 35 19 11 8 21 16 31 26 9 9 18 20 25 31 9 11 15 23 20 35s9 25 12 38c2 13 4 27 4 40z">
          <text:p/>
        </draw:path>
        <draw:path draw:style-name="gr12" draw:text-style-name="P7" draw:layer="layout" svg:width="0.409cm" svg:height="0.408cm" svg:x="22.265cm" svg:y="5.649cm" svg:viewBox="0 0 410 409" svg:d="M410 204c0 14-2 27-4 40-3 13-7 27-12 39-5 13-11 24-20 36-7 11-16 21-25 31-10 9-20 18-31 25s-23 14-35 19c-13 5-26 9-39 11-13 3-26 4-40 4-13 0-26-1-39-4-13-2-26-6-39-11-12-5-24-12-35-19s-21-16-31-25c-9-10-18-20-25-31-8-12-14-23-19-36-5-12-9-26-12-39-2-13-4-26-4-40 0-13 2-27 4-40 3-13 7-26 12-38s11-24 19-35c7-11 16-22 25-31 10-10 20-18 31-26 11-7 23-13 35-19 13-5 26-9 39-11 13-3 26-4 39-4 14 0 27 1 40 4 13 2 26 6 39 11 12 6 24 12 35 19 11 8 21 16 31 26 9 9 18 20 25 31 9 11 15 23 20 35s9 25 12 38c2 13 4 27 4 40z">
          <text:p/>
        </draw:path>
        <draw:path draw:style-name="gr20" draw:text-style-name="P17" draw:layer="layout" svg:width="0.335cm" svg:height="0.334cm" svg:x="22.302cm" svg:y="5.686cm" svg:viewBox="0 0 336 335" svg:d="M336 168c0 11-1 22-4 33-2 11-5 21-9 31s-9 20-16 29c-6 9-13 18-20 25-8 8-17 15-26 21s-19 11-30 16c-10 4-20 7-31 9s-22 3-33 3c-10 0-21-1-32-3s-21-5-31-9c-11-5-20-10-29-16s-18-13-26-21c-7-7-14-16-20-25-7-9-12-19-16-29s-7-20-9-31c-3-11-4-22-4-33 0-12 1-23 4-33 2-11 5-22 9-32s9-20 16-29c6-9 13-17 20-25 8-8 17-15 26-21s18-11 29-15c10-4 20-8 31-10s22-3 32-3c11 0 22 1 33 3s21 6 31 10c11 4 21 9 30 15s18 13 26 21c7 8 14 16 20 25 7 9 12 19 16 29s7 21 9 32c3 10 4 21 4 33z">
          <text:p/>
        </draw:path>
        <draw:path draw:style-name="gr21" draw:text-style-name="P18" draw:layer="layout" svg:width="0.259cm" svg:height="0.26cm" svg:x="22.34cm" svg:y="5.723cm" svg:viewBox="0 0 260 261" svg:d="M260 131c0 17-3 34-9 50-7 16-16 30-29 42-12 12-26 22-42 28-16 7-32 10-50 10-17 0-33-3-49-10-16-6-31-16-43-28-13-12-22-26-29-42-6-16-9-33-9-50s3-35 9-51c7-16 16-30 29-42 12-12 27-21 43-28s32-10 49-10c18 0 34 3 50 10s30 16 42 28c13 12 22 26 29 42 6 16 9 34 9 51z">
          <text:p/>
        </draw:path>
        <draw:path draw:style-name="gr12" draw:text-style-name="P7" draw:layer="layout" svg:width="0.259cm" svg:height="0.26cm" svg:x="22.34cm" svg:y="5.723cm" svg:viewBox="0 0 260 261" svg:d="M260 131c0 17-3 34-9 50-7 16-16 30-29 42-12 12-26 22-42 28-16 7-32 10-50 10-17 0-33-3-49-10-16-6-31-16-43-28-13-12-22-26-29-42-6-16-9-33-9-50s3-35 9-51c7-16 16-30 29-42 12-12 27-21 43-28s32-10 49-10c18 0 34 3 50 10s30 16 42 28c13 12 22 26 29 42 6 16 9 34 9 51z">
          <text:p/>
        </draw:path>
        <draw:polygon draw:style-name="gr14" draw:text-style-name="P14" draw:layer="layout" svg:width="0.595cm" svg:height="0.594cm" svg:x="22.172cm" svg:y="5.556cm" svg:viewBox="0 0 596 595" draw:points="0,0 596,0 596,595 0,595">
          <text:p/>
        </draw:polygon>
        <draw:path draw:style-name="gr21" draw:text-style-name="P18" draw:layer="layout" svg:width="0.409cm" svg:height="0.408cm" svg:x="14.412cm" svg:y="5.649cm" svg:viewBox="0 0 410 409" svg:d="M410 204c0 14-1 27-4 40s-7 27-12 39c-5 13-11 24-19 36-7 11-15 21-25 31-9 9-20 18-31 25s-23 14-35 19c-13 5-25 9-38 11-14 3-27 4-40 4-14 0-27-1-40-4-13-2-26-6-38-11-13-5-25-12-36-19s-22-16-32-25c-9-10-18-20-25-31-8-12-14-23-19-36-5-12-9-26-12-39-2-13-4-26-4-40 0-13 2-27 4-40 3-13 7-26 12-38s11-24 19-35c7-11 16-22 25-31 10-10 21-18 32-26 11-7 23-13 36-19 12-5 25-9 38-11 13-3 26-4 40-4 13 0 26 1 40 4 13 2 25 6 38 11 12 6 24 12 35 19 11 8 22 16 31 26 10 9 18 20 25 31 8 11 14 23 19 35s9 25 12 38 4 27 4 40z">
          <text:p/>
        </draw:path>
        <draw:path draw:style-name="gr12" draw:text-style-name="P7" draw:layer="layout" svg:width="0.409cm" svg:height="0.408cm" svg:x="14.412cm" svg:y="5.649cm" svg:viewBox="0 0 410 409" svg:d="M410 204c0 14-1 27-4 40s-7 27-12 39c-5 13-11 24-19 36-7 11-15 21-25 31-9 9-20 18-31 25s-23 14-35 19c-13 5-25 9-38 11-14 3-27 4-40 4-14 0-27-1-40-4-13-2-26-6-38-11-13-5-25-12-36-19s-22-16-32-25c-9-10-18-20-25-31-8-12-14-23-19-36-5-12-9-26-12-39-2-13-4-26-4-40 0-13 2-27 4-40 3-13 7-26 12-38s11-24 19-35c7-11 16-22 25-31 10-10 21-18 32-26 11-7 23-13 36-19 12-5 25-9 38-11 13-3 26-4 40-4 13 0 26 1 40 4 13 2 25 6 38 11 12 6 24 12 35 19 11 8 22 16 31 26 10 9 18 20 25 31 8 11 14 23 19 35s9 25 12 38 4 27 4 40z">
          <text:p/>
        </draw:path>
        <draw:path draw:style-name="gr20" draw:text-style-name="P17" draw:layer="layout" svg:width="0.334cm" svg:height="0.334cm" svg:x="14.45cm" svg:y="5.686cm" svg:viewBox="0 0 335 335" svg:d="M335 168c0 11-1 22-3 33-3 11-6 21-10 31s-9 20-15 29-13 18-21 25c-8 8-16 15-25 21-10 6-19 11-29 16-11 4-21 7-32 9-10 2-21 3-32 3s-22-1-33-3-21-5-31-9c-10-5-20-10-30-16-9-6-18-13-25-21-8-7-15-16-21-25s-11-19-16-29c-4-10-7-20-9-31s-3-22-3-33c0-12 1-23 3-33 2-11 5-22 9-32 5-10 10-20 16-29s13-17 21-25c7-8 16-15 25-21 10-6 20-11 30-15s20-8 31-10 22-3 33-3 22 1 32 3c11 2 21 6 32 10 10 4 19 9 29 15 9 6 17 13 25 21s15 16 21 25 11 19 15 29 7 21 10 32c2 10 3 21 3 33z">
          <text:p/>
        </draw:path>
        <draw:path draw:style-name="gr21" draw:text-style-name="P18" draw:layer="layout" svg:width="0.26cm" svg:height="0.26cm" svg:x="14.487cm" svg:y="5.723cm" svg:viewBox="0 0 261 261" svg:d="M261 131c0 17-4 34-10 50-7 16-16 30-28 42-13 12-27 22-43 28-16 7-32 10-50 10s-34-3-50-10c-16-6-30-16-42-28s-22-26-28-42c-7-16-10-33-10-50s3-35 10-51c6-16 16-30 28-42s26-21 42-28 32-10 50-10 34 3 50 10 30 16 43 28c12 12 21 26 28 42 6 16 10 34 10 51z">
          <text:p/>
        </draw:path>
        <draw:path draw:style-name="gr12" draw:text-style-name="P7" draw:layer="layout" svg:width="0.26cm" svg:height="0.26cm" svg:x="14.487cm" svg:y="5.723cm" svg:viewBox="0 0 261 261" svg:d="M261 131c0 17-4 34-10 50-7 16-16 30-28 42-13 12-27 22-43 28-16 7-32 10-50 10s-34-3-50-10c-16-6-30-16-42-28s-22-26-28-42c-7-16-10-33-10-50s3-35 10-51c6-16 16-30 28-42s26-21 42-28 32-10 50-10 34 3 50 10 30 16 43 28c12 12 21 26 28 42 6 16 10 34 10 51z">
          <text:p/>
        </draw:path>
        <draw:polygon draw:style-name="gr14" draw:text-style-name="P14" draw:layer="layout" svg:width="0.594cm" svg:height="0.594cm" svg:x="14.32cm" svg:y="5.556cm" svg:viewBox="0 0 595 595" draw:points="0,0 595,0 595,595 0,595">
          <text:p/>
        </draw:polygon>
        <draw:path draw:style-name="gr21" draw:text-style-name="P18" draw:layer="layout" svg:width="0.408cm" svg:height="0.409cm" svg:x="7.154cm" svg:y="5.407cm" svg:viewBox="0 0 409 410" svg:d="M409 206c0 13-1 26-4 40-2 13-6 26-12 38s-12 24-19 35c-8 11-16 22-26 31-9 10-19 18-31 26-11 7-23 13-35 18-12 6-25 9-38 12s-27 4-40 4-27-1-40-4-26-6-38-12c-13-5-24-11-36-18-11-8-21-16-30-26-10-9-18-20-26-31-7-11-14-23-19-35s-9-25-11-38c-3-14-4-27-4-40 0-14 1-27 4-40 2-13 6-26 11-38 5-13 12-25 19-37 8-11 16-21 26-31 9-9 19-18 30-25 12-8 23-14 36-19 12-5 25-9 38-12 13-2 27-4 40-4s27 2 40 4c13 3 26 7 38 12s24 11 35 19c12 7 22 16 31 25 10 10 18 20 26 31 7 12 13 24 19 37 6 12 10 25 12 38 3 13 4 26 4 40z">
          <text:p/>
        </draw:path>
        <draw:path draw:style-name="gr12" draw:text-style-name="P7" draw:layer="layout" svg:width="0.408cm" svg:height="0.409cm" svg:x="7.154cm" svg:y="5.407cm" svg:viewBox="0 0 409 410" svg:d="M409 206c0 13-1 26-4 40-2 13-6 26-12 38s-12 24-19 35c-8 11-16 22-26 31-9 10-19 18-31 26-11 7-23 13-35 18-12 6-25 9-38 12s-27 4-40 4-27-1-40-4-26-6-38-12c-13-5-24-11-36-18-11-8-21-16-30-26-10-9-18-20-26-31-7-11-14-23-19-35s-9-25-11-38c-3-14-4-27-4-40 0-14 1-27 4-40 2-13 6-26 11-38 5-13 12-25 19-37 8-11 16-21 26-31 9-9 19-18 30-25 12-8 23-14 36-19 12-5 25-9 38-12 13-2 27-4 40-4s27 2 40 4c13 3 26 7 38 12s24 11 35 19c12 7 22 16 31 25 10 10 18 20 26 31 7 12 13 24 19 37 6 12 10 25 12 38 3 13 4 26 4 40z">
          <text:p/>
        </draw:path>
        <draw:path draw:style-name="gr20" draw:text-style-name="P17" draw:layer="layout" svg:width="0.334cm" svg:height="0.334cm" svg:x="7.191cm" svg:y="5.445cm" svg:viewBox="0 0 335 335" svg:d="M335 168c0 11-1 22-3 32-2 11-6 22-11 32-4 10-9 19-15 29-6 9-13 17-21 25s-16 15-25 21-19 11-29 15-21 8-31 10c-11 2-22 3-33 3s-22-1-33-3c-10-2-21-6-31-10s-20-9-29-15-17-13-25-21-15-16-21-25c-6-10-11-19-15-29-5-10-8-21-10-32-2-10-3-21-3-32s1-22 3-33 5-21 10-31c4-10 9-20 15-29 6-10 13-19 21-26 8-8 16-15 25-21s19-11 29-16c10-4 21-7 31-9 11-2 22-3 33-3s22 1 33 3c10 2 21 5 31 9 10 5 20 10 29 16s17 13 25 21c8 7 15 16 21 26 6 9 11 19 15 29 5 10 9 20 11 31s3 22 3 33z">
          <text:p/>
        </draw:path>
        <draw:path draw:style-name="gr21" draw:text-style-name="P18" draw:layer="layout" svg:width="0.26cm" svg:height="0.26cm" svg:x="7.228cm" svg:y="5.482cm" svg:viewBox="0 0 261 261" svg:d="M261 131c0 17-3 34-10 49-7 16-16 30-28 43-12 12-26 21-42 28-16 6-34 10-51 10s-34-4-50-10c-16-7-30-16-42-28-12-13-22-27-28-43-7-15-10-32-10-49s3-34 10-51c6-16 16-30 28-42s26-22 42-28c16-7 33-10 50-10s35 3 51 10c16 6 30 16 42 28s21 26 28 42c7 17 10 34 10 51z">
          <text:p/>
        </draw:path>
        <draw:path draw:style-name="gr12" draw:text-style-name="P7" draw:layer="layout" svg:width="0.26cm" svg:height="0.26cm" svg:x="7.228cm" svg:y="5.482cm" svg:viewBox="0 0 261 261" svg:d="M261 131c0 17-3 34-10 49-7 16-16 30-28 43-12 12-26 21-42 28-16 6-34 10-51 10s-34-4-50-10c-16-7-30-16-42-28-12-13-22-27-28-43-7-15-10-32-10-49s3-34 10-51c6-16 16-30 28-42s26-22 42-28c16-7 33-10 50-10s35 3 51 10c16 6 30 16 42 28s21 26 28 42c7 17 10 34 10 51z">
          <text:p/>
        </draw:path>
        <draw:polygon draw:style-name="gr14" draw:text-style-name="P14" draw:layer="layout" svg:width="0.594cm" svg:height="0.594cm" svg:x="7.061cm" svg:y="5.315cm" svg:viewBox="0 0 595 595" draw:points="0,0 595,0 595,595 0,595">
          <text:p/>
        </draw:polygon>
        <draw:path draw:style-name="gr21" draw:text-style-name="P18" draw:layer="layout" svg:width="0.408cm" svg:height="0.409cm" svg:x="2.643cm" svg:y="4.423cm" svg:viewBox="0 0 409 410" svg:d="M409 205c0 13-1 26-4 39-3 14-6 27-12 40-5 12-11 24-18 35-8 11-16 22-26 31-9 9-20 18-31 25-11 8-23 14-35 19-13 5-25 9-38 12-14 3-27 4-40 4-14 0-27-1-40-4s-26-7-38-12c-13-5-25-11-36-19-11-7-21-16-31-25-9-9-18-20-25-31-8-11-14-23-19-35-5-13-10-26-13-40-2-13-3-26-3-39 0-14 1-27 3-40 3-13 8-26 13-39 5-12 11-24 19-35 7-11 16-21 25-31 10-9 20-18 31-25 11-8 23-14 36-19 12-5 25-9 38-12 13-2 26-4 40-4 13 0 26 2 40 4 13 3 25 7 38 12 12 5 24 11 35 19 11 7 22 16 31 25 10 10 18 20 26 31 7 11 13 23 18 35 6 13 9 26 12 39s4 26 4 40z">
          <text:p/>
        </draw:path>
        <draw:path draw:style-name="gr12" draw:text-style-name="P7" draw:layer="layout" svg:width="0.408cm" svg:height="0.409cm" svg:x="2.643cm" svg:y="4.423cm" svg:viewBox="0 0 409 410" svg:d="M409 205c0 13-1 26-4 39-3 14-6 27-12 40-5 12-11 24-18 35-8 11-16 22-26 31-9 9-20 18-31 25-11 8-23 14-35 19-13 5-25 9-38 12-14 3-27 4-40 4-14 0-27-1-40-4s-26-7-38-12c-13-5-25-11-36-19-11-7-21-16-31-25-9-9-18-20-25-31-8-11-14-23-19-35-5-13-10-26-13-40-2-13-3-26-3-39 0-14 1-27 3-40 3-13 8-26 13-39 5-12 11-24 19-35 7-11 16-21 25-31 10-9 20-18 31-25 11-8 23-14 36-19 12-5 25-9 38-12 13-2 26-4 40-4 13 0 26 2 40 4 13 3 25 7 38 12 12 5 24 11 35 19 11 7 22 16 31 25 10 10 18 20 26 31 7 11 13 23 18 35 6 13 9 26 12 39s4 26 4 40z">
          <text:p/>
        </draw:path>
        <draw:path draw:style-name="gr20" draw:text-style-name="P17" draw:layer="layout" svg:width="0.334cm" svg:height="0.335cm" svg:x="2.68cm" svg:y="4.46cm" svg:viewBox="0 0 335 336" svg:d="M335 169c0 11-1 21-3 32-3 11-6 21-10 32-4 10-9 19-15 28-6 10-13 18-21 26s-16 14-25 21c-10 6-19 11-29 15s-21 7-32 9c-10 3-21 4-32 4-12 0-23-1-34-4-11-2-21-5-31-9s-20-9-29-15c-9-7-18-13-25-21-8-8-15-16-21-26-6-9-11-18-16-28-4-11-7-21-9-32s-3-21-3-32 1-22 3-33 5-21 9-31c5-11 10-20 16-29s13-18 21-26c7-8 16-15 25-21s19-12 29-16 20-7 31-9 22-4 34-4c11 0 22 2 32 4 11 2 22 5 32 9s19 10 29 16c9 6 17 13 25 21s15 17 21 26 11 18 15 29c4 10 7 20 10 31 2 11 3 22 3 33z">
          <text:p/>
        </draw:path>
        <draw:path draw:style-name="gr21" draw:text-style-name="P18" draw:layer="layout" svg:width="0.26cm" svg:height="0.26cm" svg:x="2.717cm" svg:y="4.498cm" svg:viewBox="0 0 261 261" svg:d="M261 131c0 17-4 33-10 49-7 16-16 30-28 42-13 13-27 22-43 29-15 6-32 10-49 10s-34-4-50-10c-16-7-30-16-42-29-12-12-22-26-28-42-7-16-11-32-11-49 0-18 4-34 11-50 6-16 16-30 28-42 12-14 26-23 42-30 16-6 33-9 50-9s34 3 49 9c16 7 30 16 43 30 12 12 21 26 28 42 6 16 10 32 10 50z">
          <text:p/>
        </draw:path>
        <draw:path draw:style-name="gr12" draw:text-style-name="P7" draw:layer="layout" svg:width="0.26cm" svg:height="0.26cm" svg:x="2.717cm" svg:y="4.498cm" svg:viewBox="0 0 261 261" svg:d="M261 131c0 17-4 33-10 49-7 16-16 30-28 42-13 13-27 22-43 29-15 6-32 10-49 10s-34-4-50-10c-16-7-30-16-42-29-12-12-22-26-28-42-7-16-11-32-11-49 0-18 4-34 11-50 6-16 16-30 28-42 12-14 26-23 42-30 16-6 33-9 50-9s34 3 49 9c16 7 30 16 43 30 12 12 21 26 28 42 6 16 10 32 10 50z">
          <text:p/>
        </draw:path>
        <draw:polygon draw:style-name="gr14" draw:text-style-name="P14" draw:layer="layout" svg:width="0.594cm" svg:height="0.595cm" svg:x="2.55cm" svg:y="4.33cm" svg:viewBox="0 0 595 596" draw:points="0,0 595,0 595,596 0,596">
          <text:p/>
        </draw:polygon>
        <draw:path draw:style-name="gr21" draw:text-style-name="P18" draw:layer="layout" svg:width="0.408cm" svg:height="0.408cm" svg:x="2.643cm" svg:y="7.692cm" svg:viewBox="0 0 409 409" svg:d="M409 204c0 13-1 26-4 40-3 13-6 27-12 39-5 12-11 24-18 35-8 11-16 22-26 31-9 10-20 18-31 26-11 7-23 13-35 19-13 5-25 9-38 11-14 3-27 4-40 4-14 0-27-1-40-4-13-2-26-6-38-11-13-6-25-12-36-19-11-8-21-16-31-26-9-9-18-20-25-31-8-11-14-23-19-35s-10-26-13-39c-2-14-3-27-3-40 0-14 1-27 3-40 3-13 8-26 13-38 5-13 11-25 19-36 7-11 16-21 25-31 10-9 20-18 31-25s23-14 36-19c12-5 25-9 38-12 13-2 26-3 40-3 13 0 26 1 40 3 13 3 25 7 38 12 12 5 24 12 35 19s22 16 31 25c10 10 18 20 26 31 7 11 13 23 18 36 6 12 9 25 12 38s4 26 4 40z">
          <text:p/>
        </draw:path>
        <draw:path draw:style-name="gr12" draw:text-style-name="P7" draw:layer="layout" svg:width="0.408cm" svg:height="0.408cm" svg:x="2.643cm" svg:y="7.692cm" svg:viewBox="0 0 409 409" svg:d="M409 204c0 13-1 26-4 40-3 13-6 27-12 39-5 12-11 24-18 35-8 11-16 22-26 31-9 10-20 18-31 26-11 7-23 13-35 19-13 5-25 9-38 11-14 3-27 4-40 4-14 0-27-1-40-4-13-2-26-6-38-11-13-6-25-12-36-19-11-8-21-16-31-26-9-9-18-20-25-31-8-11-14-23-19-35s-10-26-13-39c-2-14-3-27-3-40 0-14 1-27 3-40 3-13 8-26 13-38 5-13 11-25 19-36 7-11 16-21 25-31 10-9 20-18 31-25s23-14 36-19c12-5 25-9 38-12 13-2 26-3 40-3 13 0 26 1 40 3 13 3 25 7 38 12 12 5 24 12 35 19s22 16 31 25c10 10 18 20 26 31 7 11 13 23 18 36 6 12 9 25 12 38s4 26 4 40z">
          <text:p/>
        </draw:path>
        <draw:path draw:style-name="gr20" draw:text-style-name="P17" draw:layer="layout" svg:width="0.334cm" svg:height="0.334cm" svg:x="2.68cm" svg:y="7.729cm" svg:viewBox="0 0 335 335" svg:d="M335 168c0 11-1 22-3 32-3 11-6 22-10 32s-9 20-15 29-13 17-21 25-16 15-25 21c-10 6-19 11-29 15s-21 8-32 10c-10 2-21 3-32 3-12 0-23-1-34-3s-21-6-31-10-20-9-29-15-18-13-25-21c-8-8-15-16-21-25s-11-19-16-29c-4-10-7-21-9-32-2-10-3-21-3-32s1-22 3-33 5-22 9-32c5-10 10-20 16-29s13-18 21-25c7-8 16-15 25-21s19-11 29-16c10-4 20-7 31-9s22-3 34-3c11 0 22 1 32 3 11 2 22 5 32 9 10 5 19 10 29 16 9 6 17 13 25 21 8 7 15 16 21 25s11 19 15 29 7 21 10 32c2 11 3 22 3 33z">
          <text:p/>
        </draw:path>
        <draw:path draw:style-name="gr21" draw:text-style-name="P18" draw:layer="layout" svg:width="0.26cm" svg:height="0.26cm" svg:x="2.717cm" svg:y="7.766cm" svg:viewBox="0 0 261 261" svg:d="M261 130c0 18-4 35-10 51-7 15-16 30-28 42-13 12-27 21-43 28-15 6-32 10-49 10s-34-4-50-10c-16-7-30-16-42-28s-22-27-28-42c-7-16-11-33-11-51 0-17 4-34 11-50 6-16 16-30 28-42s26-22 42-28c16-7 33-10 50-10s34 3 49 10c16 6 30 16 43 28 12 12 21 26 28 42 6 16 10 33 10 50z">
          <text:p/>
        </draw:path>
        <draw:path draw:style-name="gr12" draw:text-style-name="P7" draw:layer="layout" svg:width="0.26cm" svg:height="0.26cm" svg:x="2.717cm" svg:y="7.766cm" svg:viewBox="0 0 261 261" svg:d="M261 130c0 18-4 35-10 51-7 15-16 30-28 42-13 12-27 21-43 28-15 6-32 10-49 10s-34-4-50-10c-16-7-30-16-42-28s-22-27-28-42c-7-16-11-33-11-51 0-17 4-34 11-50 6-16 16-30 28-42s26-22 42-28c16-7 33-10 50-10s34 3 49 10c16 6 30 16 43 28 12 12 21 26 28 42 6 16 10 33 10 50z">
          <text:p/>
        </draw:path>
        <draw:polygon draw:style-name="gr14" draw:text-style-name="P14" draw:layer="layout" svg:width="0.594cm" svg:height="0.594cm" svg:x="2.55cm" svg:y="7.599cm" svg:viewBox="0 0 595 595" draw:points="0,0 595,0 595,595 0,595">
          <text:p/>
        </draw:polygon>
        <draw:path draw:style-name="gr21" draw:text-style-name="P18" draw:layer="layout" svg:width="0.408cm" svg:height="0.409cm" svg:x="2.643cm" svg:y="10.514cm" svg:viewBox="0 0 409 410" svg:d="M409 204c0 14-1 27-4 40s-6 26-12 39c-5 12-11 25-18 36-8 11-16 21-26 31-9 9-20 18-31 25-11 8-23 14-35 19-13 5-25 9-38 12-14 2-27 4-40 4-14 0-27-2-40-4-13-3-26-7-38-12-13-5-25-11-36-19-11-7-21-16-31-25-9-10-18-20-25-31-8-11-14-24-19-36-5-13-10-26-13-39-2-13-3-26-3-40 0-13 1-26 3-39 3-14 8-26 13-39 5-12 11-24 19-35 7-11 16-22 25-31 10-10 20-18 31-25 11-8 23-14 36-19 12-5 25-9 38-12s26-4 40-4c13 0 26 1 40 4 13 3 25 7 38 12 12 5 24 11 35 19 11 7 22 15 31 25 10 9 18 20 26 31 7 11 13 23 18 35 6 13 9 25 12 39 3 13 4 26 4 39z">
          <text:p/>
        </draw:path>
        <draw:path draw:style-name="gr12" draw:text-style-name="P7" draw:layer="layout" svg:width="0.408cm" svg:height="0.409cm" svg:x="2.643cm" svg:y="10.514cm" svg:viewBox="0 0 409 410" svg:d="M409 204c0 14-1 27-4 40s-6 26-12 39c-5 12-11 25-18 36-8 11-16 21-26 31-9 9-20 18-31 25-11 8-23 14-35 19-13 5-25 9-38 12-14 2-27 4-40 4-14 0-27-2-40-4-13-3-26-7-38-12-13-5-25-11-36-19-11-7-21-16-31-25-9-10-18-20-25-31-8-11-14-24-19-36-5-13-10-26-13-39-2-13-3-26-3-40 0-13 1-26 3-39 3-14 8-26 13-39 5-12 11-24 19-35 7-11 16-22 25-31 10-10 20-18 31-25 11-8 23-14 36-19 12-5 25-9 38-12s26-4 40-4c13 0 26 1 40 4 13 3 25 7 38 12 12 5 24 11 35 19 11 7 22 15 31 25 10 9 18 20 26 31 7 11 13 23 18 35 6 13 9 25 12 39 3 13 4 26 4 39z">
          <text:p/>
        </draw:path>
        <draw:path draw:style-name="gr20" draw:text-style-name="P17" draw:layer="layout" svg:width="0.334cm" svg:height="0.334cm" svg:x="2.68cm" svg:y="10.551cm" svg:viewBox="0 0 335 335" svg:d="M335 167c0 11-1 22-3 33-3 11-6 21-10 31s-9 20-15 29-13 18-21 26c-8 7-16 14-25 21-10 6-19 12-29 16s-21 7-32 9c-10 2-21 3-32 3-12 0-23-1-34-3s-21-5-31-9-20-10-29-16c-9-7-18-14-25-21-8-8-15-17-21-26s-11-19-16-29c-4-10-7-20-9-31s-3-22-3-33 1-21 3-32 5-21 9-32c5-10 10-19 16-28 6-10 13-18 21-26 7-8 16-15 25-21s19-11 29-15 20-7 31-10c11-2 22-3 34-3 11 0 22 1 32 3 11 3 22 6 32 10s19 9 29 15c9 6 17 13 25 21s15 16 21 26c6 9 11 18 15 28 4 11 7 21 10 32 2 11 3 21 3 32z">
          <text:p/>
        </draw:path>
        <draw:path draw:style-name="gr21" draw:text-style-name="P18" draw:layer="layout" svg:width="0.26cm" svg:height="0.26cm" svg:x="2.717cm" svg:y="10.588cm" svg:viewBox="0 0 261 261" svg:d="M261 130c0 18-4 35-10 51-7 16-16 30-28 42-13 12-27 22-43 28-15 7-32 10-49 10s-34-3-50-10c-16-6-30-16-42-28s-22-26-28-42c-7-16-11-33-11-51 0-17 4-33 11-49 6-16 16-30 28-43 12-12 26-21 42-28 16-6 33-10 50-10s34 4 49 10c16 7 30 16 43 28 12 13 21 27 28 43 6 16 10 32 10 49z">
          <text:p/>
        </draw:path>
        <draw:path draw:style-name="gr12" draw:text-style-name="P7" draw:layer="layout" svg:width="0.26cm" svg:height="0.26cm" svg:x="2.717cm" svg:y="10.588cm" svg:viewBox="0 0 261 261" svg:d="M261 130c0 18-4 35-10 51-7 16-16 30-28 42-13 12-27 22-43 28-15 7-32 10-49 10s-34-3-50-10c-16-6-30-16-42-28s-22-26-28-42c-7-16-11-33-11-51 0-17 4-33 11-49 6-16 16-30 28-43 12-12 26-21 42-28 16-6 33-10 50-10s34 4 49 10c16 7 30 16 43 28 12 13 21 27 28 43 6 16 10 32 10 49z">
          <text:p/>
        </draw:path>
        <draw:polygon draw:style-name="gr14" draw:text-style-name="P14" draw:layer="layout" svg:width="0.594cm" svg:height="0.594cm" svg:x="2.55cm" svg:y="10.421cm" svg:viewBox="0 0 595 595" draw:points="0,0 595,0 595,595 0,595">
          <text:p/>
        </draw:polygon>
        <draw:polygon draw:style-name="gr22" draw:text-style-name="P19" draw:layer="layout" svg:width="0.13cm" svg:height="0.093cm" svg:x="18.979cm" svg:y="8.397cm" svg:viewBox="0 0 131 94" draw:points="0,0 131,0 131,75 113,75 113,94 19,94 19,75 0,75">
          <text:p/>
        </draw:polygon>
        <draw:polygon draw:style-name="gr14" draw:text-style-name="P14" draw:layer="layout" svg:width="0.315cm" svg:height="0.279cm" svg:x="18.887cm" svg:y="8.304cm" svg:viewBox="0 0 316 280" draw:points="0,0 316,0 316,280 0,280">
          <text:p/>
        </draw:polygon>
        <draw:polygon draw:style-name="gr22" draw:text-style-name="P19" draw:layer="layout" svg:width="0.13cm" svg:height="0.093cm" svg:x="23.138cm" svg:y="8.416cm" svg:viewBox="0 0 131 94" draw:points="0,0 131,0 131,75 112,75 112,94 19,94 19,75 0,75">
          <text:p/>
        </draw:polygon>
        <draw:polygon draw:style-name="gr14" draw:text-style-name="P14" draw:layer="layout" svg:width="0.316cm" svg:height="0.278cm" svg:x="23.045cm" svg:y="8.323cm" svg:viewBox="0 0 317 279" draw:points="0,0 317,0 317,279 0,279">
          <text:p/>
        </draw:polygon>
        <draw:polygon draw:style-name="gr22" draw:text-style-name="P19" draw:layer="layout" svg:width="0.13cm" svg:height="0.093cm" svg:x="21.244cm" svg:y="8.416cm" svg:viewBox="0 0 131 94" draw:points="0,0 131,0 131,75 113,75 113,94 19,94 19,75 0,75">
          <text:p/>
        </draw:polygon>
        <draw:polygon draw:style-name="gr14" draw:text-style-name="P14" draw:layer="layout" svg:width="0.316cm" svg:height="0.278cm" svg:x="21.151cm" svg:y="8.323cm" svg:viewBox="0 0 317 279" draw:points="0,0 317,0 317,279 0,279">
          <text:p/>
        </draw:polygon>
        <draw:polygon draw:style-name="gr22" draw:text-style-name="P19" draw:layer="layout" svg:width="0.093cm" svg:height="0.13cm" svg:x="17.234cm" svg:y="6.169cm" svg:viewBox="0 0 94 131" draw:points="94,0 94,131 20,131 20,112 0,112 0,18 20,18 20,0">
          <text:p/>
        </draw:polygon>
        <draw:polygon draw:style-name="gr14" draw:text-style-name="P14" draw:layer="layout" svg:width="0.279cm" svg:height="0.316cm" svg:x="17.141cm" svg:y="6.076cm" svg:viewBox="0 0 280 317" draw:points="280,0 280,317 0,317 0,0">
          <text:p/>
        </draw:polygon>
        <draw:polygon draw:style-name="gr22" draw:text-style-name="P19" draw:layer="layout" svg:width="0.093cm" svg:height="0.13cm" svg:x="17.234cm" svg:y="3.922cm" svg:viewBox="0 0 94 131" draw:points="94,0 94,131 20,131 20,112 0,112 0,19 20,19 20,0">
          <text:p/>
        </draw:polygon>
        <draw:polygon draw:style-name="gr14" draw:text-style-name="P14" draw:layer="layout" svg:width="0.279cm" svg:height="0.316cm" svg:x="17.141cm" svg:y="3.829cm" svg:viewBox="0 0 280 317" draw:points="280,0 280,317 0,317 0,0">
          <text:p/>
        </draw:polygon>
        <draw:polygon draw:style-name="gr22" draw:text-style-name="P19" draw:layer="layout" svg:width="0.13cm" svg:height="0.093cm" svg:x="24.53cm" svg:y="3.123cm" svg:viewBox="0 0 131 94" draw:points="0,94 131,94 131,19 113,19 113,0 19,0 19,19 0,19">
          <text:p/>
        </draw:polygon>
        <draw:polygon draw:style-name="gr14" draw:text-style-name="P14" draw:layer="layout" svg:width="0.316cm" svg:height="0.278cm" svg:x="24.437cm" svg:y="3.031cm" svg:viewBox="0 0 317 279" draw:points="0,279 317,279 317,0 0,0">
          <text:p/>
        </draw:polygon>
        <draw:polygon draw:style-name="gr22" draw:text-style-name="P19" draw:layer="layout" svg:width="0.093cm" svg:height="0.13cm" svg:x="20.446cm" svg:y="10.978cm" svg:viewBox="0 0 94 131" draw:points="94,0 94,131 19,131 19,113 0,113 0,19 19,19 19,0">
          <text:p/>
        </draw:polygon>
        <draw:polygon draw:style-name="gr14" draw:text-style-name="P14" draw:layer="layout" svg:width="0.279cm" svg:height="0.316cm" svg:x="20.353cm" svg:y="10.885cm" svg:viewBox="0 0 280 317" draw:points="280,0 280,317 0,317 0,0">
          <text:p/>
        </draw:polygon>
        <draw:polygon draw:style-name="gr22" draw:text-style-name="P19" draw:layer="layout" svg:width="0.093cm" svg:height="0.13cm" svg:x="20.427cm" svg:y="13.615cm" svg:viewBox="0 0 94 131" draw:points="94,0 94,131 19,131 19,112 0,112 0,19 19,19 19,0">
          <text:p/>
        </draw:polygon>
        <draw:polygon draw:style-name="gr14" draw:text-style-name="P14" draw:layer="layout" svg:width="0.278cm" svg:height="0.316cm" svg:x="20.335cm" svg:y="13.522cm" svg:viewBox="0 0 279 317" draw:points="279,0 279,317 0,317 0,0">
          <text:p/>
        </draw:polygon>
        <draw:polygon draw:style-name="gr22" draw:text-style-name="P19" draw:layer="layout" svg:width="0.13cm" svg:height="0.093cm" svg:x="22.451cm" svg:y="8.713cm" svg:viewBox="0 0 131 94" draw:points="0,94 131,94 131,18 112,18 112,0 18,0 18,18 0,18">
          <text:p/>
        </draw:polygon>
        <draw:polygon draw:style-name="gr14" draw:text-style-name="P14" draw:layer="layout" svg:width="0.316cm" svg:height="0.279cm" svg:x="22.358cm" svg:y="8.62cm" svg:viewBox="0 0 317 280" draw:points="0,280 317,280 317,0 0,0">
          <text:p/>
        </draw:polygon>
        <draw:polygon draw:style-name="gr22" draw:text-style-name="P19" draw:layer="layout" svg:width="0.13cm" svg:height="0.093cm" svg:x="23.138cm" svg:y="8.713cm" svg:viewBox="0 0 131 94" draw:points="0,94 131,94 131,18 112,18 112,0 19,0 19,18 0,18">
          <text:p/>
        </draw:polygon>
        <draw:polygon draw:style-name="gr14" draw:text-style-name="P14" draw:layer="layout" svg:width="0.316cm" svg:height="0.279cm" svg:x="23.045cm" svg:y="8.62cm" svg:viewBox="0 0 317 280" draw:points="0,280 317,280 317,0 0,0">
          <text:p/>
        </draw:polygon>
        <draw:polygon draw:style-name="gr22" draw:text-style-name="P19" draw:layer="layout" svg:width="0.13cm" svg:height="0.093cm" svg:x="21.987cm" svg:y="14.005cm" svg:viewBox="0 0 131 94" draw:points="0,0 131,0 131,75 112,75 112,94 19,94 19,75 0,75">
          <text:p/>
        </draw:polygon>
        <draw:polygon draw:style-name="gr14" draw:text-style-name="P14" draw:layer="layout" svg:width="0.316cm" svg:height="0.279cm" svg:x="21.894cm" svg:y="13.912cm" svg:viewBox="0 0 317 280" draw:points="0,0 317,0 317,280 0,280">
          <text:p/>
        </draw:polygon>
        <draw:polygon draw:style-name="gr22" draw:text-style-name="P19" draw:layer="layout" svg:width="0.13cm" svg:height="0.093cm" svg:x="26.368cm" svg:y="14.005cm" svg:viewBox="0 0 131 94" draw:points="0,0 131,0 131,75 112,75 112,94 20,94 20,75 0,75">
          <text:p/>
        </draw:polygon>
        <draw:polygon draw:style-name="gr14" draw:text-style-name="P14" draw:layer="layout" svg:width="0.316cm" svg:height="0.279cm" svg:x="26.275cm" svg:y="13.912cm" svg:viewBox="0 0 317 280" draw:points="0,0 317,0 317,280 0,280">
          <text:p/>
        </draw:polygon>
        <draw:polygon draw:style-name="gr22" draw:text-style-name="P19" draw:layer="layout" svg:width="0.13cm" svg:height="0.093cm" svg:x="27.445cm" svg:y="14.005cm" svg:viewBox="0 0 131 94" draw:points="0,0 131,0 131,75 112,75 112,94 18,94 18,75 0,75">
          <text:p/>
        </draw:polygon>
        <draw:polygon draw:style-name="gr14" draw:text-style-name="P14" draw:layer="layout" svg:width="0.316cm" svg:height="0.279cm" svg:x="27.352cm" svg:y="13.912cm" svg:viewBox="0 0 317 280" draw:points="0,0 317,0 317,280 0,280">
          <text:p/>
        </draw:polygon>
        <draw:polygon draw:style-name="gr22" draw:text-style-name="P19" draw:layer="layout" svg:width="0.13cm" svg:height="0.093cm" svg:x="16.844cm" svg:y="13.021cm" svg:viewBox="0 0 131 94" draw:points="0,0 131,0 131,74 112,74 112,94 19,94 19,74 0,74">
          <text:p/>
        </draw:polygon>
        <draw:polygon draw:style-name="gr14" draw:text-style-name="P14" draw:layer="layout" svg:width="0.315cm" svg:height="0.279cm" svg:x="16.752cm" svg:y="12.928cm" svg:viewBox="0 0 316 280" draw:points="0,0 316,0 316,280 0,280">
          <text:p/>
        </draw:polygon>
        <draw:polygon draw:style-name="gr22" draw:text-style-name="P19" draw:layer="layout" svg:width="0.13cm" svg:height="0.092cm" svg:x="15.099cm" svg:y="13.04cm" svg:viewBox="0 0 131 93" draw:points="0,0 131,0 131,75 113,75 113,93 19,93 19,75 0,75">
          <text:p/>
        </draw:polygon>
        <draw:polygon draw:style-name="gr14" draw:text-style-name="P14" draw:layer="layout" svg:width="0.315cm" svg:height="0.278cm" svg:x="15.007cm" svg:y="12.947cm" svg:viewBox="0 0 316 279" draw:points="0,0 316,0 316,279 0,279">
          <text:p/>
        </draw:polygon>
        <draw:polygon draw:style-name="gr22" draw:text-style-name="P19" draw:layer="layout" svg:width="0.13cm" svg:height="0.092cm" svg:x="13.206cm" svg:y="13.04cm" svg:viewBox="0 0 131 93" draw:points="0,0 131,0 131,75 112,75 112,93 19,93 19,75 0,75">
          <text:p/>
        </draw:polygon>
        <draw:polygon draw:style-name="gr14" draw:text-style-name="P14" draw:layer="layout" svg:width="0.316cm" svg:height="0.278cm" svg:x="13.113cm" svg:y="12.947cm" svg:viewBox="0 0 317 279" draw:points="0,0 317,0 317,279 0,279">
          <text:p/>
        </draw:polygon>
        <draw:polygon draw:style-name="gr22" draw:text-style-name="P19" draw:layer="layout" svg:width="0.093cm" svg:height="0.037cm" svg:x="18.682cm" svg:y="8.453cm" svg:viewBox="0 0 94 38" draw:points="0,0 94,0 94,38 0,38">
          <text:p/>
        </draw:polygon>
        <draw:polygon draw:style-name="gr22" draw:text-style-name="P19" draw:layer="layout" svg:width="0.13cm" svg:height="0.055cm" svg:x="18.664cm" svg:y="8.416cm" svg:viewBox="0 0 131 56" draw:points="0,0 131,0 131,56 0,56">
          <text:p/>
        </draw:polygon>
        <draw:polygon draw:style-name="gr14" draw:text-style-name="P14" draw:layer="layout" svg:width="0.316cm" svg:height="0.26cm" svg:x="18.571cm" svg:y="8.323cm" svg:viewBox="0 0 317 261" draw:points="0,0 317,0 317,261 0,261">
          <text:p/>
        </draw:polygon>
        <draw:polygon draw:style-name="gr22" draw:text-style-name="P19" draw:layer="layout" svg:width="0.093cm" svg:height="0.037cm" svg:x="25.384cm" svg:y="8.713cm" svg:viewBox="0 0 94 38" draw:points="0,38 94,38 94,0 0,0">
          <text:p/>
        </draw:polygon>
        <draw:polygon draw:style-name="gr22" draw:text-style-name="P19" draw:layer="layout" svg:width="0.13cm" svg:height="0.056cm" svg:x="25.366cm" svg:y="8.731cm" svg:viewBox="0 0 131 57" draw:points="0,57 131,57 131,0 0,0">
          <text:p/>
        </draw:polygon>
        <draw:polygon draw:style-name="gr14" draw:text-style-name="P14" draw:layer="layout" svg:width="0.315cm" svg:height="0.26cm" svg:x="25.273cm" svg:y="8.62cm" svg:viewBox="0 0 316 261" draw:points="0,261 316,261 316,0 0,0">
          <text:p/>
        </draw:polygon>
        <draw:polygon draw:style-name="gr22" draw:text-style-name="P19" draw:layer="layout" svg:width="0.093cm" svg:height="0.037cm" svg:x="19.629cm" svg:y="10.291cm" svg:viewBox="0 0 94 38" draw:points="0,38 94,38 94,0 0,0">
          <text:p/>
        </draw:polygon>
        <draw:polygon draw:style-name="gr22" draw:text-style-name="P19" draw:layer="layout" svg:width="0.13cm" svg:height="0.056cm" svg:x="19.611cm" svg:y="10.31cm" svg:viewBox="0 0 131 57" draw:points="0,57 131,57 131,0 0,0">
          <text:p/>
        </draw:polygon>
        <draw:polygon draw:style-name="gr14" draw:text-style-name="P14" draw:layer="layout" svg:width="0.315cm" svg:height="0.26cm" svg:x="19.518cm" svg:y="10.198cm" svg:viewBox="0 0 316 261" draw:points="0,261 316,261 316,0 0,0">
          <text:p/>
        </draw:polygon>
        <draw:polygon draw:style-name="gr22" draw:text-style-name="P19" draw:layer="layout" svg:width="0.093cm" svg:height="0.037cm" svg:x="16.547cm" svg:y="8.694cm" svg:viewBox="0 0 94 38" draw:points="0,38 94,38 94,0 0,0">
          <text:p/>
        </draw:polygon>
        <draw:polygon draw:style-name="gr22" draw:text-style-name="P19" draw:layer="layout" svg:width="0.13cm" svg:height="0.056cm" svg:x="16.529cm" svg:y="8.713cm" svg:viewBox="0 0 131 57" draw:points="0,57 131,57 131,0 0,0">
          <text:p/>
        </draw:polygon>
        <draw:polygon draw:style-name="gr14" draw:text-style-name="P14" draw:layer="layout" svg:width="0.316cm" svg:height="0.26cm" svg:x="16.436cm" svg:y="8.601cm" svg:viewBox="0 0 317 261" draw:points="0,261 317,261 317,0 0,0">
          <text:p/>
        </draw:polygon>
        <draw:polygon draw:style-name="gr22" draw:text-style-name="P19" draw:layer="layout" svg:width="0.093cm" svg:height="0.037cm" svg:x="13.651cm" svg:y="8.694cm" svg:viewBox="0 0 94 38" draw:points="0,38 94,38 94,0 0,0">
          <text:p/>
        </draw:polygon>
        <draw:polygon draw:style-name="gr22" draw:text-style-name="P19" draw:layer="layout" svg:width="0.13cm" svg:height="0.056cm" svg:x="13.633cm" svg:y="8.713cm" svg:viewBox="0 0 131 57" draw:points="0,57 131,57 131,0 0,0">
          <text:p/>
        </draw:polygon>
        <draw:polygon draw:style-name="gr14" draw:text-style-name="P14" draw:layer="layout" svg:width="0.316cm" svg:height="0.26cm" svg:x="13.54cm" svg:y="8.601cm" svg:viewBox="0 0 317 261" draw:points="0,261 317,261 317,0 0,0">
          <text:p/>
        </draw:polygon>
        <draw:polygon draw:style-name="gr22" draw:text-style-name="P19" draw:layer="layout" svg:width="0.093cm" svg:height="0.037cm" svg:x="15.229cm" svg:y="8.694cm" svg:viewBox="0 0 94 38" draw:points="0,38 94,38 94,0 0,0">
          <text:p/>
        </draw:polygon>
        <draw:polygon draw:style-name="gr22" draw:text-style-name="P19" draw:layer="layout" svg:width="0.13cm" svg:height="0.056cm" svg:x="15.211cm" svg:y="8.713cm" svg:viewBox="0 0 131 57" draw:points="0,57 131,57 131,0 0,0">
          <text:p/>
        </draw:polygon>
        <draw:polygon draw:style-name="gr14" draw:text-style-name="P14" draw:layer="layout" svg:width="0.316cm" svg:height="0.26cm" svg:x="15.118cm" svg:y="8.601cm" svg:viewBox="0 0 317 261" draw:points="0,261 317,261 317,0 0,0">
          <text:p/>
        </draw:polygon>
        <draw:path draw:style-name="gr21" draw:text-style-name="P18" draw:layer="layout" svg:width="0.409cm" svg:height="0.409cm" svg:x="19.239cm" svg:y="11.535cm" svg:viewBox="0 0 410 410" svg:d="M410 206c0 13-2 26-4 40-3 13-7 25-12 38-5 12-11 24-19 35-7 11-16 22-25 31-10 10-20 18-31 26-11 7-23 13-35 18-13 6-26 9-39 12s-26 4-40 4c-13 0-26-1-39-4-14-3-27-6-40-12-12-5-24-11-35-18-11-8-21-16-31-26-9-9-18-20-25-31-8-11-14-23-19-35-5-13-9-25-12-38-2-14-4-27-4-40 0-14 2-27 4-40 3-13 7-26 12-38 5-13 11-25 19-37 7-11 16-21 25-31 10-9 20-18 31-25 11-8 23-14 35-19 13-5 26-9 40-12 13-2 26-4 39-4 14 0 27 2 40 4 13 3 26 7 39 12 12 5 24 11 35 19 11 7 21 16 31 25 9 10 18 20 25 31 8 12 14 24 19 37 5 12 9 25 12 38 2 13 4 26 4 40z">
          <text:p/>
        </draw:path>
        <draw:path draw:style-name="gr12" draw:text-style-name="P7" draw:layer="layout" svg:width="0.409cm" svg:height="0.409cm" svg:x="19.239cm" svg:y="11.535cm" svg:viewBox="0 0 410 410" svg:d="M410 206c0 13-2 26-4 40-3 13-7 25-12 38-5 12-11 24-19 35-7 11-16 22-25 31-10 10-20 18-31 26-11 7-23 13-35 18-13 6-26 9-39 12s-26 4-40 4c-13 0-26-1-39-4-14-3-27-6-40-12-12-5-24-11-35-18-11-8-21-16-31-26-9-9-18-20-25-31-8-11-14-23-19-35-5-13-9-25-12-38-2-14-4-27-4-40 0-14 2-27 4-40 3-13 7-26 12-38 5-13 11-25 19-37 7-11 16-21 25-31 10-9 20-18 31-25 11-8 23-14 35-19 13-5 26-9 40-12 13-2 26-4 39-4 14 0 27 2 40 4 13 3 26 7 39 12 12 5 24 11 35 19 11 7 21 16 31 25 9 10 18 20 25 31 8 12 14 24 19 37 5 12 9 25 12 38 2 13 4 26 4 40z">
          <text:p/>
        </draw:path>
        <draw:path draw:style-name="gr20" draw:text-style-name="P17" draw:layer="layout" svg:width="0.335cm" svg:height="0.334cm" svg:x="19.276cm" svg:y="11.573cm" svg:viewBox="0 0 336 335" svg:d="M336 167c0 11-2 22-4 32-2 11-5 21-9 32-4 10-10 19-16 29-6 9-13 17-20 26-8 8-17 15-27 21-9 6-18 11-29 15-10 4-20 7-31 10-11 2-22 3-33 3s-21-1-32-3c-11-3-21-6-31-10-11-4-20-9-29-15s-18-13-26-21c-7-9-14-17-20-26-7-10-12-19-16-29-4-11-7-21-9-32-3-10-4-21-4-32s1-22 4-33c2-11 5-21 9-31s9-20 16-29c6-9 13-18 20-25 8-8 17-15 26-21s18-12 29-16c10-4 20-7 31-9s21-3 32-3 22 1 33 3 21 5 31 9c11 4 20 10 29 16 10 6 19 13 27 21 7 7 14 16 20 25s12 19 16 29 7 20 9 31 4 22 4 33z">
          <text:p/>
        </draw:path>
        <draw:path draw:style-name="gr21" draw:text-style-name="P18" draw:layer="layout" svg:width="0.259cm" svg:height="0.26cm" svg:x="19.314cm" svg:y="11.61cm" svg:viewBox="0 0 260 261" svg:d="M260 130c0 17-3 33-9 50-7 16-17 30-30 43-12 12-26 21-42 28-16 6-32 10-50 10-17 0-33-4-49-10-16-7-30-16-42-28-13-13-22-27-29-43-6-17-9-33-9-50 0-18 3-34 9-50 7-16 16-30 29-42 12-12 26-22 42-28 16-7 32-10 49-10 18 0 34 3 50 10 16 6 30 16 42 28 13 12 23 26 30 42 6 16 9 32 9 50z">
          <text:p/>
        </draw:path>
        <draw:path draw:style-name="gr12" draw:text-style-name="P7" draw:layer="layout" svg:width="0.259cm" svg:height="0.26cm" svg:x="19.314cm" svg:y="11.61cm" svg:viewBox="0 0 260 261" svg:d="M260 130c0 17-3 33-9 50-7 16-17 30-30 43-12 12-26 21-42 28-16 6-32 10-50 10-17 0-33-4-49-10-16-7-30-16-42-28-13-13-22-27-29-43-6-17-9-33-9-50 0-18 3-34 9-50 7-16 16-30 29-42 12-12 26-22 42-28 16-7 32-10 49-10 18 0 34 3 50 10 16 6 30 16 42 28 13 12 23 26 30 42 6 16 9 32 9 50z">
          <text:p/>
        </draw:path>
        <draw:polygon draw:style-name="gr14" draw:text-style-name="P14" draw:layer="layout" svg:width="0.595cm" svg:height="0.594cm" svg:x="19.146cm" svg:y="11.443cm" svg:viewBox="0 0 596 595" draw:points="0,0 596,0 596,595 0,595">
          <text:p/>
        </draw:polygon>
        <draw:path draw:style-name="gr21" draw:text-style-name="P18" draw:layer="layout" svg:width="0.409cm" svg:height="0.408cm" svg:x="12.89cm" svg:y="10.57cm" svg:viewBox="0 0 410 409" svg:d="M410 204c0 13-2 27-4 41-3 13-7 26-12 38-5 13-11 24-19 36-8 11-17 21-26 31-10 9-20 17-31 25-11 7-23 14-35 19-13 5-26 9-39 11-13 3-26 4-40 4-13 0-26-1-39-4-14-2-26-6-39-11-12-5-24-12-35-19-11-8-22-16-31-25-9-10-18-20-25-31-8-12-14-23-19-36-5-12-9-25-12-38-3-14-4-28-4-41s1-27 4-40 7-26 12-38 11-24 19-35c7-12 16-22 25-31 9-10 20-18 31-26 11-7 23-14 35-19 13-5 25-9 39-11 13-3 26-4 39-4 14 0 27 1 40 4 13 2 26 6 39 11 12 5 24 12 35 19 11 8 21 16 31 26 9 9 18 19 26 31 8 11 14 23 19 35s9 25 12 38c2 13 4 27 4 40z">
          <text:p/>
        </draw:path>
        <draw:path draw:style-name="gr12" draw:text-style-name="P7" draw:layer="layout" svg:width="0.409cm" svg:height="0.408cm" svg:x="12.89cm" svg:y="10.57cm" svg:viewBox="0 0 410 409" svg:d="M410 204c0 13-2 27-4 41-3 13-7 26-12 38-5 13-11 24-19 36-8 11-17 21-26 31-10 9-20 17-31 25-11 7-23 14-35 19-13 5-26 9-39 11-13 3-26 4-40 4-13 0-26-1-39-4-14-2-26-6-39-11-12-5-24-12-35-19-11-8-22-16-31-25-9-10-18-20-25-31-8-12-14-23-19-36-5-12-9-25-12-38-3-14-4-28-4-41s1-27 4-40 7-26 12-38 11-24 19-35c7-12 16-22 25-31 9-10 20-18 31-26 11-7 23-14 35-19 13-5 25-9 39-11 13-3 26-4 39-4 14 0 27 1 40 4 13 2 26 6 39 11 12 5 24 12 35 19 11 8 21 16 31 26 9 9 18 19 26 31 8 11 14 23 19 35s9 25 12 38c2 13 4 27 4 40z">
          <text:p/>
        </draw:path>
        <draw:path draw:style-name="gr20" draw:text-style-name="P17" draw:layer="layout" svg:width="0.334cm" svg:height="0.334cm" svg:x="12.927cm" svg:y="10.607cm" svg:viewBox="0 0 335 335" svg:d="M335 167c0 11-1 22-3 33-2 10-5 21-9 31s-10 21-16 30-13 17-20 25c-8 8-17 15-27 21-9 6-19 11-29 15-10 5-20 8-31 10s-22 3-33 3-21-1-32-3-21-5-32-10c-10-4-19-9-28-15-10-6-18-13-26-21s-14-16-21-25c-6-9-11-20-15-30s-7-21-9-31c-3-11-4-22-4-33s1-22 4-33c2-10 5-21 9-31s9-20 15-29c7-9 13-17 21-25s16-15 26-21c9-6 18-11 28-15 11-5 21-8 32-10s21-3 32-3 22 1 33 3 21 5 31 10c10 4 20 9 29 15 10 6 19 13 27 21 7 8 14 16 20 25s12 19 16 29 7 21 9 31c2 11 3 22 3 33z">
          <text:p/>
        </draw:path>
        <draw:path draw:style-name="gr21" draw:text-style-name="P18" draw:layer="layout" svg:width="0.26cm" svg:height="0.26cm" svg:x="12.964cm" svg:y="10.644cm" svg:viewBox="0 0 261 261" svg:d="M261 131c0 17-3 34-10 50-6 16-16 30-28 42s-26 22-42 28c-16 7-32 10-50 10s-34-3-50-10c-16-6-30-16-43-28-12-12-21-26-28-42-6-16-10-33-10-50s4-35 10-51c7-16 16-30 28-42 13-12 27-21 43-28s32-10 50-10 34 3 50 10 30 16 42 28 22 26 28 42c7 16 10 34 10 51z">
          <text:p/>
        </draw:path>
        <draw:path draw:style-name="gr12" draw:text-style-name="P7" draw:layer="layout" svg:width="0.26cm" svg:height="0.26cm" svg:x="12.964cm" svg:y="10.644cm" svg:viewBox="0 0 261 261" svg:d="M261 131c0 17-3 34-10 50-6 16-16 30-28 42s-26 22-42 28c-16 7-32 10-50 10s-34-3-50-10c-16-6-30-16-43-28-12-12-21-26-28-42-6-16-10-33-10-50s4-35 10-51c7-16 16-30 28-42 13-12 27-21 43-28s32-10 50-10 34 3 50 10 30 16 42 28 22 26 28 42c7 16 10 34 10 51z">
          <text:p/>
        </draw:path>
        <draw:polygon draw:style-name="gr14" draw:text-style-name="P14" draw:layer="layout" svg:width="0.594cm" svg:height="0.594cm" svg:x="12.797cm" svg:y="10.477cm" svg:viewBox="0 0 595 595" draw:points="0,0 595,0 595,595 0,595">
          <text:p/>
        </draw:polygon>
        <draw:path draw:style-name="gr21" draw:text-style-name="P18" draw:layer="layout" svg:width="0.409cm" svg:height="0.408cm" svg:x="15.062cm" svg:y="10.57cm" svg:viewBox="0 0 410 409" svg:d="M410 204c0 13-2 27-4 41-3 13-7 26-12 38-5 13-11 24-19 36-7 11-16 21-25 31-10 9-20 17-31 25-11 7-23 14-35 19-13 5-26 9-39 11-14 3-27 4-41 4-13 0-26-1-39-4-14-2-26-6-39-11-12-5-24-12-35-19-11-8-21-16-31-25-9-10-18-20-25-31-8-12-14-23-19-36-5-12-9-25-12-38-2-14-4-28-4-41s2-27 4-40c3-13 7-26 12-38s11-24 19-35c7-12 16-22 25-31 10-10 20-18 31-26 11-7 23-14 35-19 13-5 25-9 39-11 13-3 26-4 39-4 14 0 27 1 41 4 13 2 26 6 39 11 12 5 24 12 35 19 11 8 21 16 31 26 9 9 18 19 25 31 8 11 14 23 19 35s9 25 12 38c2 13 4 27 4 40z">
          <text:p/>
        </draw:path>
        <draw:path draw:style-name="gr12" draw:text-style-name="P7" draw:layer="layout" svg:width="0.409cm" svg:height="0.408cm" svg:x="15.062cm" svg:y="10.57cm" svg:viewBox="0 0 410 409" svg:d="M410 204c0 13-2 27-4 41-3 13-7 26-12 38-5 13-11 24-19 36-7 11-16 21-25 31-10 9-20 17-31 25-11 7-23 14-35 19-13 5-26 9-39 11-14 3-27 4-41 4-13 0-26-1-39-4-14-2-26-6-39-11-12-5-24-12-35-19-11-8-21-16-31-25-9-10-18-20-25-31-8-12-14-23-19-36-5-12-9-25-12-38-2-14-4-28-4-41s2-27 4-40c3-13 7-26 12-38s11-24 19-35c7-12 16-22 25-31 10-10 20-18 31-26 11-7 23-14 35-19 13-5 25-9 39-11 13-3 26-4 39-4 14 0 27 1 41 4 13 2 26 6 39 11 12 5 24 12 35 19 11 8 21 16 31 26 9 9 18 19 25 31 8 11 14 23 19 35s9 25 12 38c2 13 4 27 4 40z">
          <text:p/>
        </draw:path>
        <draw:path draw:style-name="gr20" draw:text-style-name="P17" draw:layer="layout" svg:width="0.335cm" svg:height="0.334cm" svg:x="15.099cm" svg:y="10.607cm" svg:viewBox="0 0 336 335" svg:d="M336 167c0 11-2 22-4 33-2 10-5 21-9 31s-10 21-16 30-13 17-20 25c-8 8-17 15-26 21s-18 11-29 15c-10 5-20 8-31 10s-22 3-33 3-21-1-32-3-21-5-31-10c-12-4-21-9-30-15-10-6-18-13-26-21-7-8-14-16-20-25-7-9-12-20-16-30s-7-21-9-31c-3-11-4-22-4-33s1-22 4-33c2-10 5-21 9-31s9-20 16-29c6-9 13-17 20-25 8-8 16-15 26-21 9-6 18-11 30-15 10-5 20-8 31-10s21-3 32-3 22 1 33 3 21 5 31 10c11 4 20 9 29 15s18 13 26 21c7 8 14 16 20 25s12 19 16 29 7 21 9 31c2 11 4 22 4 33z">
          <text:p/>
        </draw:path>
        <draw:path draw:style-name="gr21" draw:text-style-name="P18" draw:layer="layout" svg:width="0.26cm" svg:height="0.26cm" svg:x="15.136cm" svg:y="10.644cm" svg:viewBox="0 0 261 261" svg:d="M261 131c0 17-3 34-10 50-6 16-15 30-28 42-12 12-26 22-42 28-16 7-32 10-50 10-17 0-33-3-49-10-16-6-30-16-42-28-13-12-22-26-30-42-6-16-10-33-10-50s4-35 10-51c8-16 17-30 30-42 12-12 26-21 42-28s32-10 49-10c18 0 34 3 50 10s30 16 42 28c13 12 22 26 28 42 7 16 10 34 10 51z">
          <text:p/>
        </draw:path>
        <draw:path draw:style-name="gr12" draw:text-style-name="P7" draw:layer="layout" svg:width="0.26cm" svg:height="0.26cm" svg:x="15.136cm" svg:y="10.644cm" svg:viewBox="0 0 261 261" svg:d="M261 131c0 17-3 34-10 50-6 16-15 30-28 42-12 12-26 22-42 28-16 7-32 10-50 10-17 0-33-3-49-10-16-6-30-16-42-28-13-12-22-26-30-42-6-16-10-33-10-50s4-35 10-51c8-16 17-30 30-42 12-12 26-21 42-28s32-10 49-10c18 0 34 3 50 10s30 16 42 28c13 12 22 26 28 42 7 16 10 34 10 51z">
          <text:p/>
        </draw:path>
        <draw:polygon draw:style-name="gr14" draw:text-style-name="P14" draw:layer="layout" svg:width="0.594cm" svg:height="0.594cm" svg:x="14.969cm" svg:y="10.477cm" svg:viewBox="0 0 595 595" draw:points="0,0 595,0 595,595 0,595">
          <text:p/>
        </draw:polygon>
        <draw:path draw:style-name="gr21" draw:text-style-name="P18" draw:layer="layout" svg:width="0.409cm" svg:height="0.409cm" svg:x="17.104cm" svg:y="10.588cm" svg:viewBox="0 0 410 410" svg:d="M410 205c0 13-2 27-4 40-3 14-7 26-12 39-5 12-11 24-19 35-7 11-16 22-25 31-10 10-20 18-31 25-11 8-23 14-35 19-13 5-25 9-39 12s-27 4-40 4c-14 0-27-1-40-4s-26-7-39-12c-12-5-24-11-35-19-11-7-21-15-31-25-9-9-18-20-25-31-8-11-14-23-19-35-5-13-9-25-12-39-2-13-4-27-4-40 0-14 2-27 4-40 3-13 7-26 12-39 5-12 11-24 19-35 7-11 16-21 25-31 10-9 20-18 31-25 11-8 23-14 35-19 13-5 26-9 39-12 13-2 26-4 40-4 13 0 26 2 40 4 14 3 26 7 39 12 12 5 24 11 35 19 11 7 21 16 31 25 9 10 18 20 25 31 8 11 14 23 19 35 5 13 9 26 12 39 2 13 4 26 4 40z">
          <text:p/>
        </draw:path>
        <draw:path draw:style-name="gr12" draw:text-style-name="P7" draw:layer="layout" svg:width="0.409cm" svg:height="0.409cm" svg:x="17.104cm" svg:y="10.588cm" svg:viewBox="0 0 410 410" svg:d="M410 205c0 13-2 27-4 40-3 14-7 26-12 39-5 12-11 24-19 35-7 11-16 22-25 31-10 10-20 18-31 25-11 8-23 14-35 19-13 5-25 9-39 12s-27 4-40 4c-14 0-27-1-40-4s-26-7-39-12c-12-5-24-11-35-19-11-7-21-15-31-25-9-9-18-20-25-31-8-11-14-23-19-35-5-13-9-25-12-39-2-13-4-27-4-40 0-14 2-27 4-40 3-13 7-26 12-39 5-12 11-24 19-35 7-11 16-21 25-31 10-9 20-18 31-25 11-8 23-14 35-19 13-5 26-9 39-12 13-2 26-4 40-4 13 0 26 2 40 4 14 3 26 7 39 12 12 5 24 11 35 19 11 7 21 16 31 25 9 10 18 20 25 31 8 11 14 23 19 35 5 13 9 26 12 39 2 13 4 26 4 40z">
          <text:p/>
        </draw:path>
        <draw:path draw:style-name="gr20" draw:text-style-name="P17" draw:layer="layout" svg:width="0.335cm" svg:height="0.334cm" svg:x="17.141cm" svg:y="10.626cm" svg:viewBox="0 0 336 335" svg:d="M336 167c0 11-1 21-4 32-2 11-5 21-9 33-4 10-9 19-16 28-6 10-13 18-20 26-8 8-17 14-26 21-9 6-18 11-29 15-10 4-20 7-31 10-11 2-21 3-32 3s-22-1-33-3c-11-3-21-6-31-10-11-4-20-9-29-15-9-7-19-13-27-21-7-8-14-16-20-26-6-9-12-18-16-28-4-12-7-22-9-33s-4-21-4-32 2-22 4-33 5-21 9-31 10-20 16-29 13-18 20-26c8-7 18-14 27-20s18-12 29-16c10-4 20-7 31-9s22-3 33-3 21 1 32 3 21 5 31 9c11 4 20 10 29 16s18 13 26 20c7 8 14 17 20 26 7 9 12 19 16 29s7 20 9 31c3 11 4 22 4 33z">
          <text:p/>
        </draw:path>
        <draw:path draw:style-name="gr21" draw:text-style-name="P18" draw:layer="layout" svg:width="0.259cm" svg:height="0.26cm" svg:x="17.179cm" svg:y="10.663cm" svg:viewBox="0 0 260 261" svg:d="M260 131c0 17-3 33-9 49-7 16-16 30-29 43-12 12-26 21-42 28-16 6-32 10-49 10-18 0-34-4-50-10-16-7-30-16-43-28-13-13-22-27-29-43-6-16-9-32-9-49 0-18 3-34 9-51 7-16 16-30 29-42s27-22 43-28c16-7 32-10 50-10 17 0 33 3 49 10 16 6 30 16 42 28 13 12 22 26 29 42 6 17 9 33 9 51z">
          <text:p/>
        </draw:path>
        <draw:path draw:style-name="gr12" draw:text-style-name="P7" draw:layer="layout" svg:width="0.259cm" svg:height="0.26cm" svg:x="17.179cm" svg:y="10.663cm" svg:viewBox="0 0 260 261" svg:d="M260 131c0 17-3 33-9 49-7 16-16 30-29 43-12 12-26 21-42 28-16 6-32 10-49 10-18 0-34-4-50-10-16-7-30-16-43-28-13-13-22-27-29-43-6-16-9-32-9-49 0-18 3-34 9-51 7-16 16-30 29-42s27-22 43-28c16-7 32-10 50-10 17 0 33 3 49 10 16 6 30 16 42 28 13 12 22 26 29 42 6 17 9 33 9 51z">
          <text:p/>
        </draw:path>
        <draw:polygon draw:style-name="gr14" draw:text-style-name="P14" draw:layer="layout" svg:width="0.594cm" svg:height="0.594cm" svg:x="17.012cm" svg:y="10.496cm" svg:viewBox="0 0 595 595" draw:points="0,0 595,0 595,595 0,595">
          <text:p/>
        </draw:polygon>
        <draw:frame draw:style-name="gr5" draw:text-style-name="P6" draw:layer="layout" svg:width="1.75cm" svg:height="0.243cm" svg:x="19.26cm" svg:y="9.613cm">
          <draw:text-box>
            <text:p text:style-name="P5"><text:span text:style-name="T2">Quarto (34.825 m2)</text:span></text:p>
          </draw:text-box>
        </draw:frame>
        <draw:frame draw:style-name="gr23" draw:text-style-name="P21" draw:layer="layout" svg:width="4.5cm" svg:height="0.615cm" svg:x="12.75cm" svg:y="13.8cm">
          <draw:text-box>
            <text:p text:style-name="P20"><text:span text:style-name="T3">CORREDOR</text:span></text:p>
          </draw:text-box>
        </draw:frame>
        <draw:frame draw:style-name="gr24" draw:text-style-name="P22" draw:layer="layout" svg:width="3.75cm" svg:height="0.573cm" svg:x="25.25cm" svg:y="7.677cm">
          <draw:text-box>
            <text:p text:style-name="P20"><text:span text:style-name="T4">ENTRADA 1</text:span></text:p>
          </draw:text-box>
        </draw:frame>
        <draw:frame draw:style-name="gr24" draw:text-style-name="P22" draw:layer="layout" svg:width="3.75cm" svg:height="0.573cm" svg:x="0.75cm" svg:y="13.677cm">
          <draw:text-box>
            <text:p text:style-name="P20"><text:span text:style-name="T4">ENTRADA 2</text:span></text:p>
          </draw:text-box>
        </draw:frame>
        <draw:frame draw:style-name="gr25" draw:text-style-name="P23" draw:layer="layout" svg:width="4cm" svg:height="0.653cm" svg:x="13.75cm" svg:y="-0.75cm">
          <draw:text-box>
            <text:p text:style-name="P20"><text:span text:style-name="T5">QUINTAL</text:span></text:p>
          </draw:text-box>
        </draw:frame>
        <draw:custom-shape draw:style-name="gr26" draw:text-style-name="P24" draw:layer="layout" svg:width="1cm" svg:height="1cm" svg:x="29cm" svg:y="-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2" draw:layer="layout" svg:width="3.75cm" svg:height="0.573cm" svg:x="4.75cm" svg:y="11cm">
          <draw:text-box>
            <text:p text:style-name="P20"><text:span text:style-name="T4">QUARTO 1</text:span></text:p>
          </draw:text-box>
        </draw:frame>
        <draw:frame draw:style-name="gr24" draw:text-style-name="P22" draw:layer="layout" svg:width="3.75cm" svg:height="0.573cm" svg:x="12.5cm" svg:y="6.427cm">
          <draw:text-box>
            <text:p text:style-name="P20"><text:span text:style-name="T4">QUARTO 2</text:span></text:p>
          </draw:text-box>
        </draw:frame>
        <draw:frame draw:style-name="gr24" draw:text-style-name="P22" draw:layer="layout" svg:width="3.75cm" svg:height="0.573cm" svg:x="8.65cm" svg:y="9.927cm">
          <draw:text-box>
            <text:p text:style-name="P20"><text:span text:style-name="T6">BANHEIRO</text:span></text:p>
          </draw:text-box>
        </draw:frame>
        <draw:frame draw:style-name="gr24" draw:text-style-name="P22" draw:layer="layout" svg:width="3.75cm" svg:height="0.573cm" svg:x="17.5cm" svg:y="12.5cm">
          <draw:text-box>
            <text:p text:style-name="P20"><text:span text:style-name="T7">BANHEIRO</text:span></text:p>
          </draw:text-box>
        </draw:frame>
        <draw:frame draw:style-name="gr24" draw:text-style-name="P22" draw:layer="layout" svg:width="3.75cm" svg:height="0.573cm" svg:x="6cm" svg:y="6.677cm">
          <draw:text-box>
            <text:p text:style-name="P20"><text:span text:style-name="T4">SALA</text:span></text:p>
          </draw:text-box>
        </draw:frame>
        <draw:frame draw:style-name="gr24" draw:text-style-name="P22" draw:layer="layout" svg:width="3.75cm" svg:height="0.573cm" svg:x="19.25cm" svg:y="4.25cm">
          <draw:text-box>
            <text:p text:style-name="P20"><text:span text:style-name="T4">ATELIÊ</text:span></text:p>
          </draw:text-box>
        </draw:frame>
        <draw:frame draw:style-name="gr24" draw:text-style-name="P22" draw:layer="layout" svg:width="3.75cm" svg:height="0.573cm" svg:x="13.5cm" svg:y="11.427cm">
          <draw:text-box>
            <text:p text:style-name="P20"><text:span text:style-name="T4">COZINHA IND.</text:span></text:p>
          </draw:text-box>
        </draw:frame>
        <draw:frame draw:style-name="gr24" draw:text-style-name="P22" draw:layer="layout" svg:width="3.75cm" svg:height="0.573cm" svg:x="22.5cm" svg:y="12.25cm">
          <draw:text-box>
            <text:p text:style-name="P20"><text:span text:style-name="T4">ESCRITÓRIO</text:span></text:p>
          </draw:text-box>
        </draw:frame>
        <draw:frame draw:style-name="gr24" draw:text-style-name="P25" draw:layer="layout" svg:width="3.75cm" svg:height="0.573cm" svg:x="0.75cm" svg:y="5.75cm">
          <draw:text-box>
            <text:p text:style-name="P20"><text:span text:style-name="T6">COZINHA</text:span></text:p>
          </draw:text-box>
        </draw:frame>
        <draw:frame draw:style-name="gr27" draw:text-style-name="P22" draw:layer="layout" svg:width="3.75cm" svg:height="1.245cm" svg:x="28.75cm" svg:y="16.927cm">
          <draw:text-box>
            <text:p text:style-name="P20"><text:span text:style-name="T4">BOMBA D’ÁGUA</text:span></text:p>
          </draw:text-box>
        </draw:frame>
        <draw:frame draw:style-name="gr27" draw:text-style-name="P22" draw:layer="layout" svg:width="3.75cm" svg:height="1.245cm" svg:x="8.75cm" svg:y="16.928cm">
          <draw:text-box>
            <text:p text:style-name="P20"><text:span text:style-name="T4">MÁQUINA DE LAVA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0.9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7T15:58:59.425673868</dc:date>
    <meta:editing-duration>PT1M49S</meta:editing-duration>
    <meta:editing-cycles>1</meta:editing-cycles>
    <meta:document-statistic meta:object-count="632"/>
    <meta:generator>LibreOffice/7.3.7.2$Linux_X86_64 LibreOffice_project/30$Build-2</meta:generator>
  </office:meta>
</office:document-meta>
</file>